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times new roman" svg:font-family="'times new roman'" style:font-family-generic="roman"/>
  </office:font-face-decls>
  <office:automatic-styles>
    <style:style style:name="Tabla1" style:family="table">
      <style:table-properties style:width="17.004cm" fo:margin-left="0.206cm" fo:margin-top="0cm" fo:margin-bottom="0cm" table:align="left" style:writing-mode="lr-tb"/>
    </style:style>
    <style:style style:name="Tabla1.A" style:family="table-column">
      <style:table-column-properties style:column-width="4.251cm"/>
    </style:style>
    <style:style style:name="Tabla1.1" style:family="table-row">
      <style:table-row-properties style:min-row-height="0.681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2" style:family="table-row">
      <style:table-row-properties style:min-row-height="1.15cm" fo:keep-together="auto"/>
    </style:style>
    <style:style style:name="Tabla1.3" style:family="table-row">
      <style:table-row-properties style:min-row-height="1.637cm" fo:keep-together="auto"/>
    </style:style>
    <style:style style:name="Tabla1.4" style:family="table-row">
      <style:table-row-properties style:min-row-height="2.124cm" fo:keep-together="auto"/>
    </style:style>
    <style:style style:name="Tabla1.6" style:family="table-row">
      <style:table-row-properties style:min-row-height="2.607cm" fo:keep-together="auto"/>
    </style:style>
    <style:style style:name="Tabla1.A8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2" style:family="table">
      <style:table-properties style:width="17.004cm" fo:margin-left="0.206cm" fo:margin-top="0cm" fo:margin-bottom="0cm" table:align="left" style:writing-mode="lr-tb"/>
    </style:style>
    <style:style style:name="Tabla2.A" style:family="table-column">
      <style:table-column-properties style:column-width="4.251cm"/>
    </style:style>
    <style:style style:name="Tabla2.1" style:family="table-row">
      <style:table-row-properties style:min-row-height="0.679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0.663cm" fo:keep-together="auto"/>
    </style:style>
    <style:style style:name="Tabla3" style:family="table" style:master-page-name="Converted1">
      <style:table-properties style:width="17.004cm" fo:margin-left="0.206cm" fo:margin-top="0cm" fo:margin-bottom="0cm" style:page-number="auto" table:align="left" style:writing-mode="lr-tb"/>
    </style:style>
    <style:style style:name="Tabla3.A" style:family="table-column">
      <style:table-column-properties style:column-width="4.251cm"/>
    </style:style>
    <style:style style:name="Tabla3.1" style:family="table-row">
      <style:table-row-properties style:min-row-height="1.168cm" fo:keep-together="auto"/>
    </style:style>
    <style:style style:name="Tabla3.A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3.2" style:family="table-row">
      <style:table-row-properties style:min-row-height="5.045cm" fo:keep-together="auto"/>
    </style:style>
    <style:style style:name="Tabla3.A2" style:family="table-cell">
      <style:table-cell-properties fo:padding-left="0.009cm" fo:padding-right="0.009cm" fo:padding-top="0cm" fo:padding-bottom="0cm" fo:border="0.5pt solid #000000"/>
    </style:style>
    <style:style style:name="Tabla3.3" style:family="table-row">
      <style:table-row-properties style:min-row-height="2.124cm" fo:keep-together="auto"/>
    </style:style>
    <style:style style:name="Tabla3.4" style:family="table-row">
      <style:table-row-properties style:min-row-height="3.097cm" fo:keep-together="auto"/>
    </style:style>
    <style:style style:name="Tabla4" style:family="table" style:master-page-name="Converted2">
      <style:table-properties style:width="17.004cm" fo:margin-left="0.206cm" fo:margin-top="0cm" fo:margin-bottom="0cm" style:page-number="auto" table:align="left" style:writing-mode="lr-tb"/>
    </style:style>
    <style:style style:name="Tabla4.A" style:family="table-column">
      <style:table-column-properties style:column-width="4.251cm"/>
    </style:style>
    <style:style style:name="Tabla4.1" style:family="table-row">
      <style:table-row-properties style:min-row-height="0.679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/>
    </style:style>
    <style:style style:name="Tabla4.2" style:family="table-row">
      <style:table-row-properties style:min-row-height="2.124cm" fo:keep-together="auto"/>
    </style:style>
    <style:style style:name="Tabla4.3" style:family="table-row">
      <style:table-row-properties style:min-row-height="1.15cm" fo:keep-together="auto"/>
    </style:style>
    <style:style style:name="Tabla4.7" style:family="table-row">
      <style:table-row-properties style:min-row-height="1.147cm" fo:keep-together="auto"/>
    </style:style>
    <style:style style:name="Tabla4.8" style:family="table-row">
      <style:table-row-properties style:min-row-height="1.637cm" fo:keep-together="auto"/>
    </style:style>
    <style:style style:name="Tabla5" style:family="table">
      <style:table-properties style:width="17.004cm" fo:margin-left="0.206cm" fo:margin-top="0cm" fo:margin-bottom="0cm" table:align="left" style:writing-mode="lr-tb"/>
    </style:style>
    <style:style style:name="Tabla5.A" style:family="table-column">
      <style:table-column-properties style:column-width="4.251cm"/>
    </style:style>
    <style:style style:name="Tabla5.1" style:family="table-row">
      <style:table-row-properties style:min-row-height="0.679cm" fo:keep-together="auto"/>
    </style:style>
    <style:style style:name="Tabla5.A1" style:family="table-cell">
      <style:table-cell-properties fo:padding-left="0.009cm" fo:padding-right="0.009cm" fo:padding-top="0cm" fo:padding-bottom="0cm" fo:border="0.5pt solid #000000"/>
    </style:style>
    <style:style style:name="Tabla5.2" style:family="table-row">
      <style:table-row-properties style:min-row-height="1.15cm" fo:keep-together="auto"/>
    </style:style>
    <style:style style:name="Tabla5.4" style:family="table-row">
      <style:table-row-properties style:min-row-height="1.147cm" fo:keep-together="auto"/>
    </style:style>
    <style:style style:name="Tabla5.6" style:family="table-row">
      <style:table-row-properties style:min-row-height="1.637cm" fo:keep-together="auto"/>
    </style:style>
    <style:style style:name="Tabla6" style:family="table">
      <style:table-properties style:width="17.004cm" fo:margin-left="0.206cm" fo:margin-top="0cm" fo:margin-bottom="0cm" table:align="left" style:writing-mode="lr-tb"/>
    </style:style>
    <style:style style:name="Tabla6.A" style:family="table-column">
      <style:table-column-properties style:column-width="4.251cm"/>
    </style:style>
    <style:style style:name="Tabla6.1" style:family="table-row">
      <style:table-row-properties style:min-row-height="0.679cm" fo:keep-together="auto"/>
    </style:style>
    <style:style style:name="Tabla6.A1" style:family="table-cell">
      <style:table-cell-properties fo:padding-left="0.009cm" fo:padding-right="0.009cm" fo:padding-top="0cm" fo:padding-bottom="0cm" fo:border="0.5pt solid #000000"/>
    </style:style>
    <style:style style:name="Tabla6.2" style:family="table-row">
      <style:table-row-properties style:min-row-height="1.637cm" fo:keep-together="auto"/>
    </style:style>
    <style:style style:name="Tabla6.3" style:family="table-row">
      <style:table-row-properties style:min-row-height="3.584cm" fo:keep-together="auto"/>
    </style:style>
    <style:style style:name="Tabla6.4" style:family="table-row">
      <style:table-row-properties style:min-row-height="2.124cm" fo:keep-together="auto"/>
    </style:style>
    <style:style style:name="Tabla6.5" style:family="table-row">
      <style:table-row-properties style:min-row-height="1.15cm" fo:keep-together="auto"/>
    </style:style>
    <style:style style:name="Tabla7" style:family="table">
      <style:table-properties style:width="17.004cm" fo:margin-left="0.206cm" fo:margin-top="0cm" fo:margin-bottom="0cm" table:align="left" style:writing-mode="lr-tb"/>
    </style:style>
    <style:style style:name="Tabla7.A" style:family="table-column">
      <style:table-column-properties style:column-width="4.251cm"/>
    </style:style>
    <style:style style:name="Tabla7.1" style:family="table-row">
      <style:table-row-properties style:min-row-height="0.679cm" fo:keep-together="auto"/>
    </style:style>
    <style:style style:name="Tabla7.A1" style:family="table-cell">
      <style:table-cell-properties fo:padding-left="0.009cm" fo:padding-right="0.009cm" fo:padding-top="0cm" fo:padding-bottom="0cm" fo:border="0.5pt solid #000000"/>
    </style:style>
    <style:style style:name="Tabla7.2" style:family="table-row">
      <style:table-row-properties style:min-row-height="3.097cm" fo:keep-together="auto"/>
    </style:style>
    <style:style style:name="Tabla8" style:family="table" style:master-page-name="Converted4">
      <style:table-properties style:width="17.004cm" fo:margin-left="0.206cm" fo:margin-top="0cm" fo:margin-bottom="0cm" style:page-number="auto" table:align="left" style:writing-mode="lr-tb"/>
    </style:style>
    <style:style style:name="Tabla8.A" style:family="table-column">
      <style:table-column-properties style:column-width="4.251cm"/>
    </style:style>
    <style:style style:name="Tabla8.1" style:family="table-row">
      <style:table-row-properties style:min-row-height="1.655cm" fo:keep-together="auto"/>
    </style:style>
    <style:style style:name="Tabla8.A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8.2" style:family="table-row">
      <style:table-row-properties style:min-row-height="1.15cm" fo:keep-together="auto"/>
    </style:style>
    <style:style style:name="Tabla8.A2" style:family="table-cell">
      <style:table-cell-properties fo:padding-left="0.009cm" fo:padding-right="0.009cm" fo:padding-top="0cm" fo:padding-bottom="0cm" fo:border="0.5pt solid #000000"/>
    </style:style>
    <style:style style:name="Tabla8.3" style:family="table-row">
      <style:table-row-properties style:min-row-height="1.637cm" fo:keep-together="auto"/>
    </style:style>
    <style:style style:name="Tabla8.5" style:family="table-row">
      <style:table-row-properties style:min-row-height="3.581cm" fo:keep-together="auto"/>
    </style:style>
    <style:style style:name="Tabla9" style:family="table">
      <style:table-properties style:width="17.004cm" fo:margin-left="0.206cm" fo:margin-top="0cm" fo:margin-bottom="0cm" table:align="left" style:writing-mode="lr-tb"/>
    </style:style>
    <style:style style:name="Tabla9.A" style:family="table-column">
      <style:table-column-properties style:column-width="4.251cm"/>
    </style:style>
    <style:style style:name="Tabla9.1" style:family="table-row">
      <style:table-row-properties style:min-row-height="0.681cm" fo:keep-together="auto"/>
    </style:style>
    <style:style style:name="Tabla9.A1" style:family="table-cell">
      <style:table-cell-properties fo:padding-left="0.009cm" fo:padding-right="0.009cm" fo:padding-top="0cm" fo:padding-bottom="0cm" fo:border="0.5pt solid #000000"/>
    </style:style>
    <style:style style:name="Tabla9.2" style:family="table-row">
      <style:table-row-properties style:min-row-height="1.637cm" fo:keep-together="auto"/>
    </style:style>
    <style:style style:name="Tabla9.3" style:family="table-row">
      <style:table-row-properties style:min-row-height="1.15cm" fo:keep-together="auto"/>
    </style:style>
    <style:style style:name="Tabla9.5" style:family="table-row">
      <style:table-row-properties style:min-row-height="1.152cm" fo:keep-together="auto"/>
    </style:style>
    <style:style style:name="Tabla9.6" style:family="table-row">
      <style:table-row-properties style:min-row-height="0.663cm" fo:keep-together="auto"/>
    </style:style>
    <style:style style:name="Tabla10" style:family="table">
      <style:table-properties style:width="17.004cm" fo:margin-left="0.206cm" fo:margin-top="0cm" fo:margin-bottom="0cm" table:align="left" style:writing-mode="lr-tb"/>
    </style:style>
    <style:style style:name="Tabla10.A" style:family="table-column">
      <style:table-column-properties style:column-width="4.251cm"/>
    </style:style>
    <style:style style:name="Tabla10.1" style:family="table-row">
      <style:table-row-properties style:min-row-height="0.681cm" fo:keep-together="auto"/>
    </style:style>
    <style:style style:name="Tabla10.A1" style:family="table-cell">
      <style:table-cell-properties fo:padding-left="0.009cm" fo:padding-right="0.009cm" fo:padding-top="0cm" fo:padding-bottom="0cm" fo:border="0.5pt solid #000000"/>
    </style:style>
    <style:style style:name="Tabla10.2" style:family="table-row">
      <style:table-row-properties style:min-row-height="1.637cm" fo:keep-together="auto"/>
    </style:style>
    <style:style style:name="Tabla11" style:family="table" style:master-page-name="Converted5">
      <style:table-properties style:width="17.004cm" fo:margin-left="0.206cm" fo:margin-top="0cm" fo:margin-bottom="0cm" style:page-number="auto" table:align="left" style:writing-mode="lr-tb"/>
    </style:style>
    <style:style style:name="Tabla11.A" style:family="table-column">
      <style:table-column-properties style:column-width="4.251cm"/>
    </style:style>
    <style:style style:name="Tabla11.1" style:family="table-row">
      <style:table-row-properties style:min-row-height="9.446cm" fo:keep-together="auto"/>
    </style:style>
    <style:style style:name="Tabla11.A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11.2" style:family="table-row">
      <style:table-row-properties style:min-row-height="2.124cm" fo:keep-together="auto"/>
    </style:style>
    <style:style style:name="Tabla11.A2" style:family="table-cell">
      <style:table-cell-properties fo:padding-left="0.009cm" fo:padding-right="0.009cm" fo:padding-top="0cm" fo:padding-bottom="0cm" fo:border="0.5pt solid #000000"/>
    </style:style>
    <style:style style:name="Tabla12" style:family="table">
      <style:table-properties style:width="17.004cm" fo:margin-left="0.206cm" fo:margin-top="0cm" fo:margin-bottom="0cm" table:align="left" style:writing-mode="lr-tb"/>
    </style:style>
    <style:style style:name="Tabla12.A" style:family="table-column">
      <style:table-column-properties style:column-width="4.251cm"/>
    </style:style>
    <style:style style:name="Tabla12.1" style:family="table-row">
      <style:table-row-properties style:min-row-height="0.681cm" fo:keep-together="auto"/>
    </style:style>
    <style:style style:name="Tabla12.A1" style:family="table-cell">
      <style:table-cell-properties fo:padding-left="0.009cm" fo:padding-right="0.009cm" fo:padding-top="0cm" fo:padding-bottom="0cm" fo:border="0.5pt solid #000000"/>
    </style:style>
    <style:style style:name="Tabla12.2" style:family="table-row">
      <style:table-row-properties style:min-row-height="1.637cm" fo:keep-together="auto"/>
    </style:style>
    <style:style style:name="Tabla12.4" style:family="table-row">
      <style:table-row-properties style:min-row-height="1.633cm" fo:keep-together="auto"/>
    </style:style>
    <style:style style:name="Tabla13" style:family="table">
      <style:table-properties style:width="17.004cm" fo:margin-left="0.206cm" fo:margin-top="0cm" fo:margin-bottom="0cm" table:align="left" style:writing-mode="lr-tb"/>
    </style:style>
    <style:style style:name="Tabla13.A" style:family="table-column">
      <style:table-column-properties style:column-width="4.251cm"/>
    </style:style>
    <style:style style:name="Tabla13.1" style:family="table-row">
      <style:table-row-properties style:min-row-height="0.681cm" fo:keep-together="auto"/>
    </style:style>
    <style:style style:name="Tabla13.A1" style:family="table-cell">
      <style:table-cell-properties fo:padding-left="0.009cm" fo:padding-right="0.009cm" fo:padding-top="0cm" fo:padding-bottom="0cm" fo:border="0.5pt solid #000000"/>
    </style:style>
    <style:style style:name="Tabla13.2" style:family="table-row">
      <style:table-row-properties style:min-row-height="3.097cm" fo:keep-together="auto"/>
    </style:style>
    <style:style style:name="Tabla13.3" style:family="table-row">
      <style:table-row-properties style:min-row-height="2.124cm" fo:keep-together="auto"/>
    </style:style>
    <style:style style:name="Tabla15" style:family="table">
      <style:table-properties style:width="17.004cm" fo:margin-left="0.206cm" fo:margin-top="0cm" fo:margin-bottom="0cm" table:align="left" style:writing-mode="lr-tb"/>
    </style:style>
    <style:style style:name="Tabla15.A" style:family="table-column">
      <style:table-column-properties style:column-width="4.251cm"/>
    </style:style>
    <style:style style:name="Tabla15.1" style:family="table-row">
      <style:table-row-properties style:min-row-height="0.679cm" fo:keep-together="auto"/>
    </style:style>
    <style:style style:name="Tabla15.A1" style:family="table-cell">
      <style:table-cell-properties fo:padding-left="0.009cm" fo:padding-right="0.009cm" fo:padding-top="0cm" fo:padding-bottom="0cm" fo:border="0.5pt solid #000000"/>
    </style:style>
    <style:style style:name="Tabla15.2" style:family="table-row">
      <style:table-row-properties style:min-row-height="2.124cm" fo:keep-together="auto"/>
    </style:style>
    <style:style style:name="Tabla15.3" style:family="table-row">
      <style:table-row-properties style:min-row-height="1.633cm" fo:keep-together="auto"/>
    </style:style>
    <style:style style:name="Tabla16" style:family="table" style:master-page-name="Converted7">
      <style:table-properties style:width="17.004cm" fo:margin-left="0.206cm" fo:margin-top="0cm" fo:margin-bottom="0cm" style:page-number="auto" table:align="left" style:writing-mode="lr-tb"/>
    </style:style>
    <style:style style:name="Tabla16.A" style:family="table-column">
      <style:table-column-properties style:column-width="4.251cm"/>
    </style:style>
    <style:style style:name="Tabla16.1" style:family="table-row">
      <style:table-row-properties style:min-row-height="0.679cm" fo:keep-together="auto"/>
    </style:style>
    <style:style style:name="Tabla16.A1" style:family="table-cell">
      <style:table-cell-properties fo:padding-left="0.009cm" fo:padding-right="0.009cm" fo:padding-top="0cm" fo:padding-bottom="0cm" fo:border="0.5pt solid #000000"/>
    </style:style>
    <style:style style:name="Tabla16.2" style:family="table-row">
      <style:table-row-properties style:min-row-height="1.637cm" fo:keep-together="auto"/>
    </style:style>
    <style:style style:name="Tabla16.3" style:family="table-row">
      <style:table-row-properties style:min-row-height="3.097cm" fo:keep-together="auto"/>
    </style:style>
    <style:style style:name="Tabla17" style:family="table">
      <style:table-properties style:width="17.004cm" fo:margin-left="0.206cm" fo:margin-top="0cm" fo:margin-bottom="0cm" table:align="left" style:writing-mode="lr-tb"/>
    </style:style>
    <style:style style:name="Tabla17.A" style:family="table-column">
      <style:table-column-properties style:column-width="4.251cm"/>
    </style:style>
    <style:style style:name="Tabla17.1" style:family="table-row">
      <style:table-row-properties style:min-row-height="0.681cm" fo:keep-together="auto"/>
    </style:style>
    <style:style style:name="Tabla17.A1" style:family="table-cell">
      <style:table-cell-properties fo:padding-left="0.009cm" fo:padding-right="0.009cm" fo:padding-top="0cm" fo:padding-bottom="0cm" fo:border="0.5pt solid #000000"/>
    </style:style>
    <style:style style:name="Tabla17.2" style:family="table-row">
      <style:table-row-properties style:min-row-height="2.124cm" fo:keep-together="auto"/>
    </style:style>
    <style:style style:name="Tabla17.3" style:family="table-row">
      <style:table-row-properties style:min-row-height="2.611cm" fo:keep-together="auto"/>
    </style:style>
    <style:style style:name="Tabla18" style:family="table">
      <style:table-properties style:width="17.004cm" fo:margin-left="0.206cm" fo:margin-top="0cm" fo:margin-bottom="0cm" table:align="left" style:writing-mode="lr-tb"/>
    </style:style>
    <style:style style:name="Tabla18.A" style:family="table-column">
      <style:table-column-properties style:column-width="4.251cm"/>
    </style:style>
    <style:style style:name="Tabla18.1" style:family="table-row">
      <style:table-row-properties style:min-row-height="0.681cm" fo:keep-together="auto"/>
    </style:style>
    <style:style style:name="Tabla18.A1" style:family="table-cell">
      <style:table-cell-properties fo:padding-left="0.009cm" fo:padding-right="0.009cm" fo:padding-top="0cm" fo:padding-bottom="0cm" fo:border="0.5pt solid #000000"/>
    </style:style>
    <style:style style:name="Tabla18.2" style:family="table-row">
      <style:table-row-properties style:min-row-height="2.124cm" fo:keep-together="auto"/>
    </style:style>
    <style:style style:name="Tabla18.3" style:family="table-row">
      <style:table-row-properties style:min-row-height="2.611cm" fo:keep-together="auto"/>
    </style:style>
    <style:style style:name="Tabla19" style:family="table">
      <style:table-properties style:width="17.004cm" fo:margin-left="0.206cm" fo:margin-top="0cm" fo:margin-bottom="0cm" table:align="left" style:writing-mode="lr-tb"/>
    </style:style>
    <style:style style:name="Tabla19.A" style:family="table-column">
      <style:table-column-properties style:column-width="4.251cm"/>
    </style:style>
    <style:style style:name="Tabla19.1" style:family="table-row">
      <style:table-row-properties style:min-row-height="0.679cm" fo:keep-together="auto"/>
    </style:style>
    <style:style style:name="Tabla19.A1" style:family="table-cell">
      <style:table-cell-properties fo:padding-left="0.009cm" fo:padding-right="0.009cm" fo:padding-top="0cm" fo:padding-bottom="0cm" fo:border="0.5pt solid #000000"/>
    </style:style>
    <style:style style:name="Tabla19.2" style:family="table-row">
      <style:table-row-properties style:min-row-height="2.124cm" fo:keep-together="auto"/>
    </style:style>
    <style:style style:name="Tabla14" style:family="table">
      <style:table-properties style:width="17.004cm" fo:margin-left="0.206cm" fo:margin-top="0cm" fo:margin-bottom="0cm" table:align="left" style:writing-mode="lr-tb"/>
    </style:style>
    <style:style style:name="Tabla14.A" style:family="table-column">
      <style:table-column-properties style:column-width="4.251cm"/>
    </style:style>
    <style:style style:name="Tabla14.1" style:family="table-row">
      <style:table-row-properties style:min-row-height="0.679cm" fo:keep-together="auto"/>
    </style:style>
    <style:style style:name="Tabla14.A1" style:family="table-cell">
      <style:table-cell-properties fo:padding-left="0.009cm" fo:padding-right="0.009cm" fo:padding-top="0cm" fo:padding-bottom="0cm" fo:border="0.5pt solid #000000"/>
    </style:style>
    <style:style style:name="Tabla14.2" style:family="table-row">
      <style:table-row-properties style:min-row-height="2.124cm" fo:keep-together="auto"/>
    </style:style>
    <style:style style:name="Tabla20" style:family="table">
      <style:table-properties style:width="17.004cm" fo:margin-left="0.206cm" fo:margin-top="0cm" fo:margin-bottom="0cm" table:align="left" style:writing-mode="lr-tb"/>
    </style:style>
    <style:style style:name="Tabla20.A" style:family="table-column">
      <style:table-column-properties style:column-width="4.251cm"/>
    </style:style>
    <style:style style:name="Tabla20.1" style:family="table-row">
      <style:table-row-properties style:min-row-height="0.679cm" fo:keep-together="auto"/>
    </style:style>
    <style:style style:name="Tabla20.A1" style:family="table-cell">
      <style:table-cell-properties fo:padding-left="0.009cm" fo:padding-right="0.009cm" fo:padding-top="0cm" fo:padding-bottom="0cm" fo:border="0.5pt solid #000000"/>
    </style:style>
    <style:style style:name="Tabla20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21" style:family="table">
      <style:table-properties style:width="17.004cm" fo:margin-left="0.206cm" fo:margin-top="0cm" fo:margin-bottom="0cm" table:align="left" style:writing-mode="lr-tb"/>
    </style:style>
    <style:style style:name="Tabla21.A" style:family="table-column">
      <style:table-column-properties style:column-width="4.251cm"/>
    </style:style>
    <style:style style:name="Tabla21.1" style:family="table-row">
      <style:table-row-properties style:min-row-height="0.679cm" fo:keep-together="auto"/>
    </style:style>
    <style:style style:name="Tabla21.A1" style:family="table-cell">
      <style:table-cell-properties fo:padding-left="0.009cm" fo:padding-right="0.009cm" fo:padding-top="0cm" fo:padding-bottom="0cm" fo:border="0.5pt solid #000000"/>
    </style:style>
    <style:style style:name="Tabla2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22" style:family="table">
      <style:table-properties style:width="17.004cm" fo:margin-left="0.206cm" fo:margin-top="0cm" fo:margin-bottom="0cm" table:align="left" style:writing-mode="lr-tb"/>
    </style:style>
    <style:style style:name="Tabla22.A" style:family="table-column">
      <style:table-column-properties style:column-width="4.251cm"/>
    </style:style>
    <style:style style:name="Tabla22.1" style:family="table-row">
      <style:table-row-properties style:min-row-height="0.679cm" fo:keep-together="auto"/>
    </style:style>
    <style:style style:name="Tabla22.A1" style:family="table-cell">
      <style:table-cell-properties fo:padding-left="0.009cm" fo:padding-right="0.009cm" fo:padding-top="0cm" fo:padding-bottom="0cm" fo:border="0.5pt solid #000000"/>
    </style:style>
    <style:style style:name="Tabla22.2" style:family="table-row">
      <style:table-row-properties style:min-row-height="2.124cm" fo:keep-together="auto"/>
    </style:style>
    <style:style style:name="P1" style:family="paragraph" style:parent-style-name="Heading_20_1">
      <style:paragraph-properties fo:margin-top="0.009cm" fo:margin-bottom="0cm" style:contextual-spacing="false"/>
    </style:style>
    <style:style style:name="P2" style:family="paragraph" style:parent-style-name="Text_20_body">
      <style:paragraph-properties fo:margin-top="0.009cm" fo:margin-bottom="0cm" style:contextual-spacing="false"/>
    </style:style>
    <style:style style:name="P3" style:family="paragraph" style:parent-style-name="Heading_20_1">
      <style:paragraph-properties fo:margin-top="0.159cm" fo:margin-bottom="0cm" style:contextual-spacing="false"/>
    </style:style>
    <style:style style:name="P4" style:family="paragraph" style:parent-style-name="Heading_20_1">
      <style:paragraph-properties fo:line-height="0.483cm"/>
    </style:style>
    <style:style style:name="P5" style:family="paragraph" style:parent-style-name="Heading_20_1">
      <style:paragraph-properties fo:margin-top="0.159cm" fo:margin-bottom="0cm" style:contextual-spacing="false" fo:line-height="0.483cm"/>
    </style:style>
    <style:style style:name="P6" style:family="paragraph" style:parent-style-name="Text_20_body">
      <style:paragraph-properties fo:margin-left="0.198cm" fo:margin-right="0cm" fo:line-height="0.483cm" fo:text-indent="0cm" style:auto-text-indent="false"/>
    </style:style>
    <style:style style:name="P7" style:family="paragraph" style:parent-style-name="Heading_20_1">
      <style:text-properties fo:font-size="13pt" fo:font-weight="bold" style:font-size-asian="13pt" style:font-weight-asian="bold"/>
    </style:style>
    <style:style style:name="P8" style:family="paragraph" style:parent-style-name="Text_20_body">
      <style:text-properties fo:font-size="13pt" fo:font-weight="bold" style:font-size-asian="13pt" style:font-weight-asian="bold"/>
    </style:style>
    <style:style style:name="P9" style:family="paragraph" style:parent-style-name="Text_20_body">
      <style:text-properties fo:font-size="13pt" style:font-size-asian="13pt"/>
    </style:style>
    <style:style style:name="P10" style:family="paragraph" style:parent-style-name="Heading_20_1">
      <style:text-properties officeooo:paragraph-rsid="0013aeb6"/>
    </style:style>
    <style:style style:name="P11" style:family="paragraph" style:parent-style-name="Standard">
      <style:paragraph-properties fo:margin-left="0.198cm" fo:margin-right="0cm" fo:margin-top="0.406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>
      <style:paragraph-properties fo:margin-left="0.198cm" fo:margin-right="0cm" fo:margin-top="0.127cm" fo:margin-bottom="0cm" style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left="0.198cm" fo:margin-right="0cm" fo:margin-top="0.159cm" fo:margin-bottom="0cm" style:contextual-spacing="false" fo:text-align="start" style:justify-single-word="false" fo:text-indent="0cm" style:auto-text-indent="false"/>
    </style:style>
    <style:style style:name="P14" style:family="paragraph" style:parent-style-name="Standard">
      <style:paragraph-properties fo:margin-top="0cm" fo:margin-bottom="0cm" style:contextual-spacing="false"/>
    </style:style>
    <style:style style:name="P15" style:family="paragraph" style:parent-style-name="Standard">
      <style:paragraph-properties fo:margin-top="0cm" fo:margin-bottom="0cm" style:contextual-spacing="false"/>
      <style:text-properties fo:font-size="12pt" style:font-size-asian="12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fo:font-size="12pt" style:font-size-asian="12pt"/>
    </style:style>
    <style:style style:name="P17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font-size="12pt" style:font-size-asian="12pt"/>
    </style:style>
    <style:style style:name="P18" style:family="paragraph" style:parent-style-name="Table_20_Paragraph">
      <style:paragraph-properties fo:margin-top="0.086cm" fo:margin-bottom="0cm" style:contextual-spacing="false" fo:orphans="0" fo:widows="0"/>
      <style:text-properties fo:font-size="12pt" style:font-size-asian="12pt"/>
    </style:style>
    <style:style style:name="P19" style:family="paragraph" style:parent-style-name="Table_20_Paragraph">
      <style:paragraph-properties fo:margin-left="0.101cm" fo:margin-right="0cm" fo:margin-top="0.086cm" fo:margin-bottom="0cm" style:contextual-spacing="false" fo:orphans="0" fo:widows="0" fo:text-indent="0cm" style:auto-text-indent="false"/>
      <style:text-properties fo:font-size="12pt" style:font-size-asian="12pt"/>
    </style:style>
    <style:style style:name="P20" style:family="paragraph" style:parent-style-name="Table_20_Paragraph">
      <style:paragraph-properties fo:margin-left="0.101cm" fo:margin-right="0cm" fo:margin-top="0.081cm" fo:margin-bottom="0cm" style:contextual-spacing="false" fo:orphans="0" fo:widows="0" fo:text-indent="0cm" style:auto-text-indent="false"/>
      <style:text-properties fo:font-size="12pt" style:font-size-asian="12pt"/>
    </style:style>
    <style:style style:name="P21" style:family="paragraph" style:parent-style-name="Table_20_Paragraph">
      <style:paragraph-properties fo:margin-left="0.101cm" fo:margin-right="0cm" fo:margin-top="0.09cm" fo:margin-bottom="0cm" style:contextual-spacing="false" fo:orphans="0" fo:widows="0" fo:text-indent="0cm" style:auto-text-indent="false"/>
      <style:text-properties fo:font-size="12pt" style:font-size-asian="12pt"/>
    </style:style>
    <style:style style:name="P22" style:family="paragraph" style:parent-style-name="Table_20_Paragraph">
      <style:paragraph-properties fo:margin-left="0.101cm" fo:margin-right="0cm" fo:orphans="0" fo:widows="0" fo:text-indent="0cm" style:auto-text-indent="false"/>
      <style:text-properties fo:font-size="12pt" style:font-size-asian="12pt"/>
    </style:style>
    <style:style style:name="P23" style:family="paragraph" style:parent-style-name="Table_20_Paragraph">
      <style:paragraph-properties fo:margin-left="0.101cm" fo:margin-right="0cm" fo:margin-top="0.065cm" fo:margin-bottom="0cm" style:contextual-spacing="false" fo:orphans="0" fo:widows="0" fo:text-indent="0cm" style:auto-text-indent="false"/>
      <style:text-properties fo:font-size="12pt" style:font-size-asian="12pt"/>
    </style:style>
    <style:style style:name="P24" style:family="paragraph" style:parent-style-name="Table_20_Paragraph">
      <style:paragraph-properties fo:orphans="0" fo:widows="0"/>
      <style:text-properties fo:font-size="12pt" style:font-size-asian="12pt"/>
    </style:style>
    <style:style style:name="P25" style:family="paragraph" style:parent-style-name="Table_20_Paragraph">
      <style:paragraph-properties fo:margin-top="0.065cm" fo:margin-bottom="0cm" style:contextual-spacing="false" fo:orphans="0" fo:widows="0"/>
      <style:text-properties fo:font-size="12pt" style:font-size-asian="12pt"/>
    </style:style>
    <style:style style:name="P26" style:family="paragraph" style:parent-style-name="Table_20_Paragraph">
      <style:paragraph-properties fo:margin-top="0.081cm" fo:margin-bottom="0cm" style:contextual-spacing="false" fo:orphans="0" fo:widows="0"/>
      <style:text-properties fo:font-size="12pt" style:font-size-asian="12pt"/>
    </style:style>
    <style:style style:name="P27" style:family="paragraph" style:parent-style-name="Table_20_Paragraph">
      <style:paragraph-properties fo:margin-top="0.06cm" fo:margin-bottom="0cm" style:contextual-spacing="false" fo:orphans="0" fo:widows="0"/>
      <style:text-properties fo:font-size="12pt" style:font-size-asian="12pt"/>
    </style:style>
    <style:style style:name="P28" style:family="paragraph" style:parent-style-name="Table_20_Paragraph">
      <style:paragraph-properties fo:margin-top="0.055cm" fo:margin-bottom="0cm" style:contextual-spacing="false" fo:orphans="0" fo:widows="0"/>
      <style:text-properties fo:font-size="12pt" style:font-size-asian="12pt"/>
    </style:style>
    <style:style style:name="P29" style:family="paragraph" style:parent-style-name="Table_20_Paragraph">
      <style:paragraph-properties fo:margin-top="0.09cm" fo:margin-bottom="0cm" style:contextual-spacing="false" fo:orphans="0" fo:widows="0"/>
      <style:text-properties fo:font-size="12pt" style:font-size-asian="12pt"/>
    </style:style>
    <style:style style:name="P30" style:family="paragraph" style:parent-style-name="Table_20_Paragraph">
      <style:paragraph-properties fo:margin-top="0.071cm" fo:margin-bottom="0cm" style:contextual-spacing="false" fo:orphans="0" fo:widows="0"/>
      <style:text-properties fo:font-size="12pt" style:font-size-asian="12pt"/>
    </style:style>
    <style:style style:name="P31" style:family="paragraph" style:parent-style-name="Table_20_Paragraph">
      <style:paragraph-properties fo:orphans="0" fo:widows="0"/>
      <style:text-properties fo:font-size="12pt" style:font-size-asian="12pt" style:text-scale="99%"/>
    </style:style>
    <style:style style:name="P32" style:family="paragraph" style:parent-style-name="Table_20_Paragraph">
      <style:paragraph-properties fo:margin-top="0.06cm" fo:margin-bottom="0cm" style:contextual-spacing="false" fo:orphans="0" fo:widows="0"/>
      <style:text-properties fo:font-size="12pt" style:font-size-asian="12pt" style:text-scale="99%"/>
    </style:style>
    <style:style style:name="P33" style:family="paragraph" style:parent-style-name="Table_20_Paragraph">
      <style:paragraph-properties fo:margin-top="0.055cm" fo:margin-bottom="0cm" style:contextual-spacing="false" fo:orphans="0" fo:widows="0"/>
      <style:text-properties fo:font-size="12pt" style:font-size-asian="12pt" style:text-scale="99%"/>
    </style:style>
    <style:style style:name="P34" style:family="paragraph" style:parent-style-name="Table_20_Paragraph">
      <style:paragraph-properties fo:margin-top="0.071cm" fo:margin-bottom="0cm" style:contextual-spacing="false" fo:orphans="0" fo:widows="0"/>
      <style:text-properties fo:font-size="12pt" style:font-size-asian="12pt" style:text-scale="99%"/>
    </style:style>
    <style:style style:name="P35" style:family="paragraph" style:parent-style-name="Table_20_Paragraph">
      <style:paragraph-properties fo:margin-left="0.101cm" fo:margin-right="0cm" fo:orphans="0" fo:widows="0" fo:text-indent="0cm" style:auto-text-indent="false"/>
      <style:text-properties fo:font-size="12pt" style:font-size-asian="12pt" style:text-scale="99%"/>
    </style:style>
    <style:style style:name="P36" style:family="paragraph" style:parent-style-name="Table_20_Paragraph">
      <style:paragraph-properties fo:margin-left="0.101cm" fo:margin-right="1.667cm" fo:orphans="0" fo:widows="0" fo:text-indent="0cm" style:auto-text-indent="false"/>
      <style:text-properties fo:font-size="12pt" officeooo:rsid="0003399d" officeooo:paragraph-rsid="0003399d" style:font-size-asian="12pt"/>
    </style:style>
    <style:style style:name="P37" style:family="paragraph" style:parent-style-name="Standard">
      <style:paragraph-properties fo:margin-left="0.198cm" fo:margin-right="0cm" fo:margin-top="0.159cm" fo:margin-bottom="0cm" style:contextual-spacing="false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38" style:family="paragraph" style:parent-style-name="Standard">
      <style:paragraph-properties fo:margin-left="0.198cm" fo:margin-right="0cm" fo:margin-top="0cm" fo:margin-bottom="0cm" style:contextual-spacing="false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39" style:family="paragraph" style:parent-style-name="Table_20_Paragraph">
      <style:paragraph-properties fo:margin-left="0.101cm" fo:margin-right="0cm" fo:orphans="0" fo:widows="0" fo:text-indent="0cm" style:auto-text-indent="false"/>
    </style:style>
    <style:style style:name="P40" style:family="paragraph" style:parent-style-name="Table_20_Paragraph">
      <style:paragraph-properties fo:margin-left="0.101cm" fo:margin-right="0cm" fo:margin-top="0.06cm" fo:margin-bottom="0cm" style:contextual-spacing="false" fo:orphans="0" fo:widows="0" fo:text-indent="0cm" style:auto-text-indent="false"/>
    </style:style>
    <style:style style:name="P41" style:family="paragraph" style:parent-style-name="Table_20_Paragraph">
      <style:paragraph-properties fo:margin-left="0.101cm" fo:margin-right="0cm" fo:margin-top="0.071cm" fo:margin-bottom="0cm" style:contextual-spacing="false" fo:orphans="0" fo:widows="0" fo:text-indent="0cm" style:auto-text-indent="false"/>
    </style:style>
    <style:style style:name="P42" style:family="paragraph" style:parent-style-name="Table_20_Paragraph">
      <style:paragraph-properties fo:margin-left="0.101cm" fo:margin-right="0cm" fo:margin-top="0.065cm" fo:margin-bottom="0cm" style:contextual-spacing="false" fo:orphans="0" fo:widows="0" fo:text-indent="0cm" style:auto-text-indent="false"/>
    </style:style>
    <style:style style:name="P43" style:family="paragraph" style:parent-style-name="Table_20_Paragraph">
      <style:paragraph-properties fo:orphans="0" fo:widows="0"/>
    </style:style>
    <style:style style:name="P44" style:family="paragraph" style:parent-style-name="Table_20_Paragraph">
      <style:paragraph-properties fo:margin-left="0.101cm" fo:margin-right="0.416cm" fo:orphans="0" fo:widows="0" fo:text-indent="0cm" style:auto-text-indent="false"/>
    </style:style>
    <style:style style:name="P45" style:family="paragraph" style:parent-style-name="Table_20_Paragraph">
      <style:paragraph-properties fo:margin-left="0.101cm" fo:margin-right="1.667cm" fo:orphans="0" fo:widows="0" fo:text-indent="0cm" style:auto-text-indent="false"/>
    </style:style>
    <style:style style:name="P46" style:family="paragraph" style:parent-style-name="Table_20_Paragraph">
      <style:paragraph-properties fo:margin-left="0.097cm" fo:margin-right="1.078cm" fo:orphans="0" fo:widows="0" fo:text-indent="0cm" style:auto-text-indent="false"/>
    </style:style>
    <style:style style:name="P47" style:family="paragraph" style:parent-style-name="Table_20_Paragraph">
      <style:paragraph-properties fo:margin-left="0.097cm" fo:margin-right="0.159cm" fo:orphans="0" fo:widows="0" fo:text-indent="0cm" style:auto-text-indent="false"/>
    </style:style>
    <style:style style:name="P48" style:family="paragraph" style:parent-style-name="Table_20_Paragraph">
      <style:paragraph-properties fo:margin-left="0.097cm" fo:margin-right="0.607cm" fo:orphans="0" fo:widows="0" fo:text-indent="0cm" style:auto-text-indent="false"/>
    </style:style>
    <style:style style:name="P49" style:family="paragraph" style:parent-style-name="Table_20_Paragraph">
      <style:paragraph-properties fo:margin-left="0.097cm" fo:margin-right="0.183cm" fo:orphans="0" fo:widows="0" fo:text-indent="0cm" style:auto-text-indent="false"/>
    </style:style>
    <style:style style:name="P50" style:family="paragraph" style:parent-style-name="Table_20_Paragraph">
      <style:paragraph-properties fo:margin-left="0.097cm" fo:margin-right="0.183cm" fo:margin-top="0.065cm" fo:margin-bottom="0cm" style:contextual-spacing="false" fo:orphans="0" fo:widows="0" fo:text-indent="0cm" style:auto-text-indent="false"/>
    </style:style>
    <style:style style:name="P51" style:family="paragraph" style:parent-style-name="Table_20_Paragraph">
      <style:paragraph-properties fo:margin-top="0.065cm" fo:margin-bottom="0cm" style:contextual-spacing="false" fo:orphans="0" fo:widows="0"/>
    </style:style>
    <style:style style:name="P52" style:family="paragraph" style:parent-style-name="Table_20_Paragraph">
      <style:paragraph-properties fo:margin-left="0.101cm" fo:margin-right="0.268cm" fo:margin-top="0.065cm" fo:margin-bottom="0cm" style:contextual-spacing="false" fo:orphans="0" fo:widows="0" fo:text-indent="0cm" style:auto-text-indent="false"/>
    </style:style>
    <style:style style:name="P53" style:family="paragraph" style:parent-style-name="Table_20_Paragraph">
      <style:paragraph-properties fo:margin-left="0.097cm" fo:margin-right="0.84cm" fo:margin-top="0.065cm" fo:margin-bottom="0cm" style:contextual-spacing="false" fo:orphans="0" fo:widows="0" fo:text-indent="0cm" style:auto-text-indent="false"/>
    </style:style>
    <style:style style:name="P54" style:family="paragraph" style:parent-style-name="Table_20_Paragraph">
      <style:paragraph-properties fo:margin-left="0.097cm" fo:margin-right="0.321cm" fo:margin-top="0.065cm" fo:margin-bottom="0cm" style:contextual-spacing="false" fo:orphans="0" fo:widows="0" fo:text-indent="0cm" style:auto-text-indent="false"/>
    </style:style>
    <style:style style:name="P55" style:family="paragraph" style:parent-style-name="Table_20_Paragraph">
      <style:paragraph-properties fo:margin-left="0.097cm" fo:margin-right="0.393cm" fo:orphans="0" fo:widows="0" fo:text-indent="0cm" style:auto-text-indent="false"/>
    </style:style>
    <style:style style:name="P56" style:family="paragraph" style:parent-style-name="Table_20_Paragraph">
      <style:paragraph-properties fo:margin-left="0.097cm" fo:margin-right="0.393cm" fo:margin-top="0.06cm" fo:margin-bottom="0cm" style:contextual-spacing="false" fo:orphans="0" fo:widows="0" fo:text-indent="0cm" style:auto-text-indent="false"/>
    </style:style>
    <style:style style:name="P57" style:family="paragraph" style:parent-style-name="Table_20_Paragraph">
      <style:paragraph-properties fo:margin-left="0.097cm" fo:margin-right="0.24cm" fo:orphans="0" fo:widows="0" fo:text-indent="0cm" style:auto-text-indent="false"/>
    </style:style>
    <style:style style:name="P58" style:family="paragraph" style:parent-style-name="Table_20_Paragraph">
      <style:paragraph-properties fo:margin-left="0.097cm" fo:margin-right="1.831cm" fo:margin-top="0.086cm" fo:margin-bottom="0cm" style:contextual-spacing="false" fo:orphans="0" fo:widows="0" fo:text-indent="0cm" style:auto-text-indent="false"/>
    </style:style>
    <style:style style:name="P59" style:family="paragraph" style:parent-style-name="Table_20_Paragraph">
      <style:paragraph-properties fo:margin-left="0.097cm" fo:margin-right="0.75cm" fo:margin-top="0.086cm" fo:margin-bottom="0cm" style:contextual-spacing="false" fo:orphans="0" fo:widows="0" fo:text-indent="0cm" style:auto-text-indent="false"/>
    </style:style>
    <style:style style:name="P60" style:family="paragraph" style:parent-style-name="Table_20_Paragraph">
      <style:paragraph-properties fo:margin-left="0.101cm" fo:margin-right="0.381cm" fo:orphans="0" fo:widows="0" fo:text-indent="0cm" style:auto-text-indent="false"/>
    </style:style>
    <style:style style:name="P61" style:family="paragraph" style:parent-style-name="Table_20_Paragraph">
      <style:paragraph-properties fo:margin-left="0.101cm" fo:margin-right="0.381cm" fo:margin-top="0.06cm" fo:margin-bottom="0cm" style:contextual-spacing="false" fo:orphans="0" fo:widows="0" fo:text-indent="0cm" style:auto-text-indent="false"/>
    </style:style>
    <style:style style:name="P62" style:family="paragraph" style:parent-style-name="Table_20_Paragraph">
      <style:paragraph-properties fo:margin-left="0.097cm" fo:margin-right="0.194cm" fo:orphans="0" fo:widows="0" fo:text-indent="0cm" style:auto-text-indent="false"/>
    </style:style>
    <style:style style:name="P63" style:family="paragraph" style:parent-style-name="Table_20_Paragraph">
      <style:paragraph-properties fo:margin-left="0.097cm" fo:margin-right="0.796cm" fo:orphans="0" fo:widows="0" fo:text-indent="0cm" style:auto-text-indent="false"/>
    </style:style>
    <style:style style:name="P64" style:family="paragraph" style:parent-style-name="Table_20_Paragraph">
      <style:paragraph-properties fo:margin-left="0.732cm" fo:margin-right="0cm" fo:margin-top="0.002cm" fo:margin-bottom="0cm" style:contextual-spacing="false" fo:orphans="0" fo:widows="0" fo:text-indent="0cm" style:auto-text-indent="false"/>
    </style:style>
    <style:style style:name="P65" style:family="paragraph" style:parent-style-name="Table_20_Paragraph">
      <style:paragraph-properties fo:margin-left="0.732cm" fo:margin-right="0cm" fo:margin-top="0cm" fo:margin-bottom="0cm" style:contextual-spacing="false" fo:orphans="0" fo:widows="0" fo:text-indent="0cm" style:auto-text-indent="false"/>
    </style:style>
    <style:style style:name="P66" style:family="paragraph" style:parent-style-name="Table_20_Paragraph">
      <style:paragraph-properties fo:margin-left="0.101cm" fo:margin-right="1.275cm" fo:orphans="0" fo:widows="0" fo:text-indent="0cm" style:auto-text-indent="false"/>
    </style:style>
    <style:style style:name="P67" style:family="paragraph" style:parent-style-name="Table_20_Paragraph">
      <style:paragraph-properties fo:margin-left="0.101cm" fo:margin-right="1.275cm" fo:margin-top="0.071cm" fo:margin-bottom="0cm" style:contextual-spacing="false" fo:orphans="0" fo:widows="0" fo:text-indent="0cm" style:auto-text-indent="false"/>
    </style:style>
    <style:style style:name="P68" style:family="paragraph" style:parent-style-name="Table_20_Paragraph">
      <style:paragraph-properties fo:margin-left="0.097cm" fo:margin-right="0.169cm" fo:orphans="0" fo:widows="0" fo:text-indent="0cm" style:auto-text-indent="false"/>
    </style:style>
    <style:style style:name="P69" style:family="paragraph" style:parent-style-name="Table_20_Paragraph">
      <style:paragraph-properties fo:margin-left="0.101cm" fo:margin-right="0.169cm" fo:orphans="0" fo:widows="0" fo:text-indent="0cm" style:auto-text-indent="false"/>
    </style:style>
    <style:style style:name="P70" style:family="paragraph" style:parent-style-name="Table_20_Paragraph">
      <style:paragraph-properties fo:margin-left="0.101cm" fo:margin-right="0.169cm" fo:margin-top="0.055cm" fo:margin-bottom="0cm" style:contextual-spacing="false" fo:orphans="0" fo:widows="0" fo:text-indent="0cm" style:auto-text-indent="false"/>
    </style:style>
    <style:style style:name="P71" style:family="paragraph" style:parent-style-name="Table_20_Paragraph">
      <style:paragraph-properties fo:margin-left="0.101cm" fo:margin-right="0.169cm" fo:margin-top="0.06cm" fo:margin-bottom="0cm" style:contextual-spacing="false" fo:orphans="0" fo:widows="0" fo:text-indent="0cm" style:auto-text-indent="false"/>
    </style:style>
    <style:style style:name="P72" style:family="paragraph" style:parent-style-name="Table_20_Paragraph">
      <style:paragraph-properties fo:margin-left="0.097cm" fo:margin-right="0.139cm" fo:orphans="0" fo:widows="0" fo:text-indent="0cm" style:auto-text-indent="false"/>
    </style:style>
    <style:style style:name="P73" style:family="paragraph" style:parent-style-name="Table_20_Paragraph">
      <style:paragraph-properties fo:margin-left="0.097cm" fo:margin-right="0.139cm" fo:margin-top="0.06cm" fo:margin-bottom="0cm" style:contextual-spacing="false" fo:orphans="0" fo:widows="0" fo:text-indent="0cm" style:auto-text-indent="false"/>
    </style:style>
    <style:style style:name="P74" style:family="paragraph" style:parent-style-name="Table_20_Paragraph">
      <style:paragraph-properties fo:margin-top="0.06cm" fo:margin-bottom="0cm" style:contextual-spacing="false" fo:orphans="0" fo:widows="0"/>
    </style:style>
    <style:style style:name="P75" style:family="paragraph" style:parent-style-name="Table_20_Paragraph">
      <style:paragraph-properties fo:margin-left="0.097cm" fo:margin-right="0.758cm" fo:margin-top="0.06cm" fo:margin-bottom="0cm" style:contextual-spacing="false" fo:orphans="0" fo:widows="0" fo:text-indent="0cm" style:auto-text-indent="false"/>
    </style:style>
    <style:style style:name="P76" style:family="paragraph" style:parent-style-name="Table_20_Paragraph">
      <style:paragraph-properties fo:margin-left="0.097cm" fo:margin-right="0.758cm" fo:orphans="0" fo:widows="0" fo:text-indent="0cm" style:auto-text-indent="false"/>
    </style:style>
    <style:style style:name="P77" style:family="paragraph" style:parent-style-name="Table_20_Paragraph">
      <style:paragraph-properties fo:margin-left="0.097cm" fo:margin-right="0.885cm" fo:margin-top="0.06cm" fo:margin-bottom="0cm" style:contextual-spacing="false" fo:orphans="0" fo:widows="0" fo:text-indent="0cm" style:auto-text-indent="false"/>
    </style:style>
    <style:style style:name="P78" style:family="paragraph" style:parent-style-name="Table_20_Paragraph">
      <style:paragraph-properties fo:margin-left="0.097cm" fo:margin-right="0.885cm" fo:orphans="0" fo:widows="0" fo:text-indent="0cm" style:auto-text-indent="false"/>
    </style:style>
    <style:style style:name="P79" style:family="paragraph" style:parent-style-name="Table_20_Paragraph">
      <style:paragraph-properties fo:margin-left="0.097cm" fo:margin-right="0.556cm" fo:margin-top="0.06cm" fo:margin-bottom="0cm" style:contextual-spacing="false" fo:orphans="0" fo:widows="0" fo:text-indent="0cm" style:auto-text-indent="false"/>
    </style:style>
    <style:style style:name="P80" style:family="paragraph" style:parent-style-name="Table_20_Paragraph">
      <style:paragraph-properties fo:margin-left="0.097cm" fo:margin-right="0.556cm" fo:margin-top="0.071cm" fo:margin-bottom="0cm" style:contextual-spacing="false" fo:orphans="0" fo:widows="0" fo:text-indent="0cm" style:auto-text-indent="false"/>
    </style:style>
    <style:style style:name="P81" style:family="paragraph" style:parent-style-name="Table_20_Paragraph">
      <style:paragraph-properties fo:margin-left="0.097cm" fo:margin-right="0.556cm" fo:orphans="0" fo:widows="0" fo:text-indent="0cm" style:auto-text-indent="false"/>
    </style:style>
    <style:style style:name="P82" style:family="paragraph" style:parent-style-name="Table_20_Paragraph">
      <style:paragraph-properties fo:margin-left="0.097cm" fo:margin-right="0.587cm" fo:margin-top="0.06cm" fo:margin-bottom="0cm" style:contextual-spacing="false" fo:orphans="0" fo:widows="0" fo:text-indent="0cm" style:auto-text-indent="false"/>
    </style:style>
    <style:style style:name="P83" style:family="paragraph" style:parent-style-name="Table_20_Paragraph">
      <style:paragraph-properties fo:margin-left="0.097cm" fo:margin-right="0.206cm" fo:margin-top="0.055cm" fo:margin-bottom="0cm" style:contextual-spacing="false" fo:orphans="0" fo:widows="0" fo:text-indent="0cm" style:auto-text-indent="false"/>
    </style:style>
    <style:style style:name="P84" style:family="paragraph" style:parent-style-name="Table_20_Paragraph">
      <style:paragraph-properties fo:margin-left="0.101cm" fo:margin-right="0.593cm" fo:margin-top="0.06cm" fo:margin-bottom="0cm" style:contextual-spacing="false" fo:orphans="0" fo:widows="0" fo:text-indent="0cm" style:auto-text-indent="false"/>
    </style:style>
    <style:style style:name="P85" style:family="paragraph" style:parent-style-name="Table_20_Paragraph">
      <style:paragraph-properties fo:margin-left="0.101cm" fo:margin-right="0.593cm" fo:orphans="0" fo:widows="0" fo:text-indent="0cm" style:auto-text-indent="false"/>
    </style:style>
    <style:style style:name="P86" style:family="paragraph" style:parent-style-name="Table_20_Paragraph">
      <style:paragraph-properties fo:margin-left="0.097cm" fo:margin-right="0.519cm" fo:margin-top="0.06cm" fo:margin-bottom="0cm" style:contextual-spacing="false" fo:orphans="0" fo:widows="0" fo:text-indent="0cm" style:auto-text-indent="false"/>
    </style:style>
    <style:style style:name="P87" style:family="paragraph" style:parent-style-name="Table_20_Paragraph">
      <style:paragraph-properties fo:margin-left="0.097cm" fo:margin-right="0.519cm" fo:orphans="0" fo:widows="0" fo:text-indent="0cm" style:auto-text-indent="false"/>
    </style:style>
    <style:style style:name="P88" style:family="paragraph" style:parent-style-name="Table_20_Paragraph">
      <style:paragraph-properties fo:margin-left="0.097cm" fo:margin-right="0.102cm" fo:margin-top="0.06cm" fo:margin-bottom="0cm" style:contextual-spacing="false" fo:orphans="0" fo:widows="0" fo:text-indent="0cm" style:auto-text-indent="false"/>
    </style:style>
    <style:style style:name="P89" style:family="paragraph" style:parent-style-name="Table_20_Paragraph">
      <style:paragraph-properties fo:margin-left="0.097cm" fo:margin-right="0.102cm" fo:orphans="0" fo:widows="0" fo:text-indent="0cm" style:auto-text-indent="false"/>
    </style:style>
    <style:style style:name="P90" style:family="paragraph" style:parent-style-name="Table_20_Paragraph">
      <style:paragraph-properties fo:margin-left="0.101cm" fo:margin-right="0.483cm" fo:margin-top="0.06cm" fo:margin-bottom="0cm" style:contextual-spacing="false" fo:orphans="0" fo:widows="0" fo:text-indent="0cm" style:auto-text-indent="false"/>
    </style:style>
    <style:style style:name="P91" style:family="paragraph" style:parent-style-name="Table_20_Paragraph">
      <style:paragraph-properties fo:margin-left="0.097cm" fo:margin-right="0.628cm" fo:margin-top="0.06cm" fo:margin-bottom="0cm" style:contextual-spacing="false" fo:orphans="0" fo:widows="0" fo:text-indent="0cm" style:auto-text-indent="false"/>
    </style:style>
    <style:style style:name="P92" style:family="paragraph" style:parent-style-name="Table_20_Paragraph">
      <style:paragraph-properties fo:margin-left="0.097cm" fo:margin-right="0.277cm" fo:orphans="0" fo:widows="0" fo:text-indent="0cm" style:auto-text-indent="false"/>
    </style:style>
    <style:style style:name="P93" style:family="paragraph" style:parent-style-name="Table_20_Paragraph">
      <style:paragraph-properties fo:margin-left="0.101cm" fo:margin-right="0.887cm" fo:orphans="0" fo:widows="0" fo:text-indent="0cm" style:auto-text-indent="false"/>
    </style:style>
    <style:style style:name="P94" style:family="paragraph" style:parent-style-name="Table_20_Paragraph">
      <style:paragraph-properties fo:margin-left="0.101cm" fo:margin-right="0.887cm" fo:margin-top="0.071cm" fo:margin-bottom="0cm" style:contextual-spacing="false" fo:orphans="0" fo:widows="0" fo:text-indent="0cm" style:auto-text-indent="false"/>
    </style:style>
    <style:style style:name="P95" style:family="paragraph" style:parent-style-name="Table_20_Paragraph">
      <style:paragraph-properties fo:margin-left="0.101cm" fo:margin-right="0.887cm" fo:margin-top="0.06cm" fo:margin-bottom="0cm" style:contextual-spacing="false" fo:orphans="0" fo:widows="0" fo:text-indent="0cm" style:auto-text-indent="false"/>
    </style:style>
    <style:style style:name="P96" style:family="paragraph" style:parent-style-name="Table_20_Paragraph">
      <style:paragraph-properties fo:margin-top="0.071cm" fo:margin-bottom="0cm" style:contextual-spacing="false" fo:orphans="0" fo:widows="0"/>
    </style:style>
    <style:style style:name="P97" style:family="paragraph" style:parent-style-name="Table_20_Paragraph">
      <style:paragraph-properties fo:margin-left="0.097cm" fo:margin-right="0.7cm" fo:orphans="0" fo:widows="0" fo:text-indent="0cm" style:auto-text-indent="false"/>
    </style:style>
    <style:style style:name="P98" style:family="paragraph" style:parent-style-name="Table_20_Paragraph">
      <style:paragraph-properties fo:margin-left="0.097cm" fo:margin-right="0.39cm" fo:orphans="0" fo:widows="0" fo:text-indent="0cm" style:auto-text-indent="false"/>
    </style:style>
    <style:style style:name="P99" style:family="paragraph" style:parent-style-name="Table_20_Paragraph">
      <style:paragraph-properties fo:margin-left="0.097cm" fo:margin-right="0.303cm" fo:orphans="0" fo:widows="0" fo:text-indent="0cm" style:auto-text-indent="false"/>
    </style:style>
    <style:style style:name="P100" style:family="paragraph" style:parent-style-name="Table_20_Paragraph">
      <style:paragraph-properties fo:margin-left="0.097cm" fo:margin-right="0.233cm" fo:orphans="0" fo:widows="0" fo:text-indent="0cm" style:auto-text-indent="false"/>
    </style:style>
    <style:style style:name="P101" style:family="paragraph" style:parent-style-name="Table_20_Paragraph">
      <style:paragraph-properties fo:margin-left="0.097cm" fo:margin-right="0.453cm" fo:margin-top="0.071cm" fo:margin-bottom="0cm" style:contextual-spacing="false" fo:orphans="0" fo:widows="0" fo:text-indent="0cm" style:auto-text-indent="false"/>
    </style:style>
    <style:style style:name="P102" style:family="paragraph" style:parent-style-name="Table_20_Paragraph">
      <style:paragraph-properties fo:margin-left="0.097cm" fo:margin-right="1.028cm" fo:orphans="0" fo:widows="0" fo:text-indent="0cm" style:auto-text-indent="false"/>
    </style:style>
    <style:style style:name="P103" style:family="paragraph" style:parent-style-name="Table_20_Paragraph">
      <style:paragraph-properties fo:margin-left="0.097cm" fo:margin-right="0.288cm" fo:orphans="0" fo:widows="0" fo:text-indent="0cm" style:auto-text-indent="false"/>
    </style:style>
    <style:style style:name="P104" style:family="paragraph" style:parent-style-name="Table_20_Paragraph">
      <style:paragraph-properties fo:margin-left="0.097cm" fo:margin-right="0.561cm" fo:orphans="0" fo:widows="0" fo:text-indent="0cm" style:auto-text-indent="false"/>
    </style:style>
    <style:style style:name="P105" style:family="paragraph" style:parent-style-name="Table_20_Paragraph">
      <style:paragraph-properties fo:margin-left="0.097cm" fo:margin-right="0.229cm" fo:orphans="0" fo:widows="0" fo:text-indent="0cm" style:auto-text-indent="false"/>
    </style:style>
    <style:style style:name="P106" style:family="paragraph" style:parent-style-name="Table_20_Paragraph">
      <style:paragraph-properties fo:margin-left="0.097cm" fo:margin-right="0.263cm" fo:orphans="0" fo:widows="0" fo:text-indent="0cm" style:auto-text-indent="false"/>
    </style:style>
    <style:style style:name="P107" style:family="paragraph" style:parent-style-name="Table_20_Paragraph">
      <style:paragraph-properties fo:margin-left="0.097cm" fo:margin-right="0.099cm" fo:orphans="0" fo:widows="0" fo:text-indent="0cm" style:auto-text-indent="false"/>
    </style:style>
    <style:style style:name="P108" style:family="paragraph" style:parent-style-name="Table_20_Paragraph">
      <style:paragraph-properties fo:margin-left="0.097cm" fo:margin-right="0.238cm" fo:margin-top="0.086cm" fo:margin-bottom="0cm" style:contextual-spacing="false" fo:orphans="0" fo:widows="0" fo:text-indent="0cm" style:auto-text-indent="false"/>
    </style:style>
    <style:style style:name="P109" style:family="paragraph" style:parent-style-name="Table_20_Paragraph">
      <style:paragraph-properties fo:margin-left="0.206cm" fo:margin-right="0cm" fo:orphans="0" fo:widows="0" fo:text-indent="0cm" style:auto-text-indent="false"/>
    </style:style>
    <style:style style:name="P110" style:family="paragraph" style:parent-style-name="Table_20_Paragraph">
      <style:paragraph-properties fo:margin-left="0.097cm" fo:margin-right="0.104cm" fo:orphans="0" fo:widows="0" fo:text-indent="0cm" style:auto-text-indent="false"/>
    </style:style>
    <style:style style:name="P111" style:family="paragraph" style:parent-style-name="Table_20_Paragraph">
      <style:paragraph-properties fo:margin-left="0.097cm" fo:margin-right="0.727cm" fo:orphans="0" fo:widows="0" fo:text-indent="0cm" style:auto-text-indent="false"/>
    </style:style>
    <style:style style:name="P112" style:family="paragraph" style:parent-style-name="Table_20_Paragraph">
      <style:paragraph-properties fo:margin-left="0.097cm" fo:margin-right="0.704cm" fo:orphans="0" fo:widows="0" fo:text-indent="0cm" style:auto-text-indent="false"/>
    </style:style>
    <style:style style:name="P113" style:family="paragraph" style:parent-style-name="Table_20_Paragraph">
      <style:paragraph-properties fo:margin-left="0.097cm" fo:margin-right="0.452cm" fo:orphans="0" fo:widows="0" fo:text-indent="0cm" style:auto-text-indent="false"/>
    </style:style>
    <style:style style:name="P114" style:family="paragraph" style:parent-style-name="Table_20_Paragraph">
      <style:paragraph-properties fo:margin-left="0.101cm" fo:margin-right="0.388cm" fo:margin-top="0.065cm" fo:margin-bottom="0cm" style:contextual-spacing="false" fo:orphans="0" fo:widows="0" fo:text-indent="0cm" style:auto-text-indent="false"/>
    </style:style>
    <style:style style:name="P115" style:family="paragraph" style:parent-style-name="Table_20_Paragraph">
      <style:paragraph-properties fo:margin-left="0.101cm" fo:margin-right="0.388cm" fo:orphans="0" fo:widows="0" fo:text-indent="0cm" style:auto-text-indent="false"/>
    </style:style>
    <style:style style:name="P116" style:family="paragraph" style:parent-style-name="Table_20_Paragraph">
      <style:paragraph-properties fo:margin-left="0.101cm" fo:margin-right="0.335cm" fo:margin-top="0.086cm" fo:margin-bottom="0cm" style:contextual-spacing="false" fo:orphans="0" fo:widows="0" fo:text-indent="0cm" style:auto-text-indent="false"/>
    </style:style>
    <style:style style:name="P117" style:family="paragraph" style:parent-style-name="Table_20_Paragraph">
      <style:paragraph-properties fo:margin-left="0.101cm" fo:margin-right="0.792cm" fo:margin-top="0.086cm" fo:margin-bottom="0cm" style:contextual-spacing="false" fo:orphans="0" fo:widows="0" fo:text-indent="0cm" style:auto-text-indent="false"/>
    </style:style>
    <style:style style:name="P118" style:family="paragraph" style:parent-style-name="Table_20_Paragraph">
      <style:paragraph-properties fo:margin-left="1.372cm" fo:margin-right="0cm" fo:margin-top="0.002cm" fo:margin-bottom="0cm" style:contextual-spacing="false" fo:orphans="0" fo:widows="0" fo:text-indent="-0.635cm" style:auto-text-indent="false"/>
    </style:style>
    <style:style style:name="P119" style:family="paragraph" style:parent-style-name="Table_20_Paragraph">
      <style:paragraph-properties fo:margin-left="1.372cm" fo:margin-right="0cm" fo:margin-top="0cm" fo:margin-bottom="0cm" style:contextual-spacing="false" fo:orphans="0" fo:widows="0" fo:text-indent="-0.635cm" style:auto-text-indent="false"/>
    </style:style>
    <style:style style:name="P120" style:family="paragraph" style:parent-style-name="Table_20_Paragraph">
      <style:paragraph-properties fo:margin-left="0.737cm" fo:margin-right="0cm" fo:margin-top="0cm" fo:margin-bottom="0cm" style:contextual-spacing="false" fo:orphans="0" fo:widows="0" fo:text-indent="0cm" style:auto-text-indent="false"/>
    </style:style>
    <style:style style:name="P121" style:family="paragraph" style:parent-style-name="Table_20_Paragraph">
      <style:paragraph-properties fo:margin-left="0.101cm" fo:margin-right="0.356cm" fo:margin-top="0cm" fo:margin-bottom="0cm" style:contextual-spacing="false" fo:orphans="0" fo:widows="0" fo:text-indent="0cm" style:auto-text-indent="false"/>
    </style:style>
    <style:style style:name="P122" style:family="paragraph" style:parent-style-name="Table_20_Paragraph">
      <style:paragraph-properties fo:margin-left="0.101cm" fo:margin-right="0.413cm" fo:orphans="0" fo:widows="0" fo:text-indent="0cm" style:auto-text-indent="false"/>
    </style:style>
    <style:style style:name="P123" style:family="paragraph" style:parent-style-name="Table_20_Paragraph">
      <style:paragraph-properties fo:margin-left="0.101cm" fo:margin-right="0.064cm" fo:orphans="0" fo:widows="0" fo:text-indent="0cm" style:auto-text-indent="false"/>
    </style:style>
    <style:style style:name="P124" style:family="paragraph" style:parent-style-name="Table_20_Paragraph">
      <style:paragraph-properties fo:margin-left="0.101cm" fo:margin-right="0.166cm" fo:orphans="0" fo:widows="0" fo:text-indent="0cm" style:auto-text-indent="false"/>
    </style:style>
    <style:style style:name="P125" style:family="paragraph" style:parent-style-name="Table_20_Paragraph">
      <style:paragraph-properties fo:margin-left="0.101cm" fo:margin-right="0.614cm" fo:orphans="0" fo:widows="0" fo:text-indent="0cm" style:auto-text-indent="false"/>
    </style:style>
    <style:style style:name="P126" style:family="paragraph" style:parent-style-name="Table_20_Paragraph">
      <style:paragraph-properties fo:margin-left="0.101cm" fo:margin-right="0.616cm" fo:orphans="0" fo:widows="0" fo:text-indent="0cm" style:auto-text-indent="false"/>
    </style:style>
    <style:style style:name="P127" style:family="paragraph" style:parent-style-name="Table_20_Paragraph">
      <style:paragraph-properties fo:margin-left="0.101cm" fo:margin-right="0.118cm" fo:orphans="0" fo:widows="0" fo:text-indent="0cm" style:auto-text-indent="false"/>
    </style:style>
    <style:style style:name="P128" style:family="paragraph" style:parent-style-name="Table_20_Paragraph">
      <style:paragraph-properties fo:margin-left="0.101cm" fo:margin-right="0.305cm" fo:orphans="0" fo:widows="0" fo:text-indent="0cm" style:auto-text-indent="false"/>
    </style:style>
    <style:style style:name="P129" style:family="paragraph" style:parent-style-name="Table_20_Paragraph">
      <style:paragraph-properties fo:margin-left="0.097cm" fo:margin-right="0.513cm" fo:orphans="0" fo:widows="0" fo:text-indent="0cm" style:auto-text-indent="false"/>
    </style:style>
    <style:style style:name="P130" style:family="paragraph" style:parent-style-name="Table_20_Paragraph">
      <style:paragraph-properties fo:margin-left="0.101cm" fo:margin-right="0.984cm" fo:orphans="0" fo:widows="0" fo:text-indent="0cm" style:auto-text-indent="false"/>
    </style:style>
    <style:style style:name="P131" style:family="paragraph" style:parent-style-name="Table_20_Paragraph">
      <style:paragraph-properties fo:margin-left="0.097cm" fo:margin-right="0.653cm" fo:margin-top="0.071cm" fo:margin-bottom="0cm" style:contextual-spacing="false" fo:orphans="0" fo:widows="0" fo:text-indent="0cm" style:auto-text-indent="false"/>
    </style:style>
    <style:style style:name="P132" style:family="paragraph" style:parent-style-name="Table_20_Paragraph">
      <style:paragraph-properties fo:margin-left="0.097cm" fo:margin-right="0.764cm" fo:margin-top="0.06cm" fo:margin-bottom="0cm" style:contextual-spacing="false" fo:orphans="0" fo:widows="0" fo:text-indent="0cm" style:auto-text-indent="false"/>
    </style:style>
    <style:style style:name="P133" style:family="paragraph" style:parent-style-name="Table_20_Paragraph">
      <style:paragraph-properties fo:margin-left="0.097cm" fo:margin-right="0.489cm" fo:orphans="0" fo:widows="0" fo:text-indent="0cm" style:auto-text-indent="false"/>
    </style:style>
    <style:style style:name="P134" style:family="paragraph" style:parent-style-name="Table_20_Paragraph">
      <style:paragraph-properties fo:margin-left="0.097cm" fo:margin-right="0.286cm" fo:orphans="0" fo:widows="0" fo:text-indent="0cm" style:auto-text-indent="false"/>
    </style:style>
    <style:style style:name="P135" style:family="paragraph" style:parent-style-name="Table_20_Paragraph">
      <style:paragraph-properties fo:margin-left="0.097cm" fo:margin-right="0.088cm" fo:margin-top="0.065cm" fo:margin-bottom="0cm" style:contextual-spacing="false" fo:orphans="0" fo:widows="0" fo:text-indent="0cm" style:auto-text-indent="false"/>
    </style:style>
    <style:style style:name="P136" style:family="paragraph" style:parent-style-name="Table_20_Paragraph">
      <style:paragraph-properties fo:margin-left="0.097cm" fo:margin-right="0.088cm" fo:orphans="0" fo:widows="0" fo:text-indent="0cm" style:auto-text-indent="false"/>
    </style:style>
    <style:style style:name="P137" style:family="paragraph" style:parent-style-name="Table_20_Paragraph">
      <style:paragraph-properties fo:margin-left="0.101cm" fo:margin-right="0.182cm" fo:orphans="0" fo:widows="0" fo:text-indent="0cm" style:auto-text-indent="false"/>
    </style:style>
    <style:style style:name="P138" style:family="paragraph" style:parent-style-name="Table_20_Paragraph">
      <style:paragraph-properties fo:margin-left="0.097cm" fo:margin-right="0.288cm" fo:orphans="0" fo:widows="0" fo:text-indent="0cm" style:auto-text-indent="false"/>
      <style:text-properties officeooo:paragraph-rsid="00098ee3"/>
    </style:style>
    <style:style style:name="P139" style:family="paragraph" style:parent-style-name="Table_20_Paragraph">
      <style:paragraph-properties fo:margin-left="0.097cm" fo:margin-right="0.183cm" fo:orphans="0" fo:widows="0" fo:text-indent="0cm" style:auto-text-indent="false"/>
      <style:text-properties officeooo:paragraph-rsid="00098ee3"/>
    </style:style>
    <style:style style:name="P140" style:family="paragraph" style:parent-style-name="Table_20_Paragraph">
      <style:paragraph-properties fo:margin-left="0.097cm" fo:margin-right="0.183cm" fo:orphans="0" fo:widows="0" fo:text-indent="0cm" style:auto-text-indent="false"/>
      <style:text-properties officeooo:paragraph-rsid="000f30c7"/>
    </style:style>
    <style:style style:name="P141" style:family="paragraph" style:parent-style-name="Table_20_Paragraph">
      <style:paragraph-properties fo:margin-left="0.097cm" fo:margin-right="0.183cm" fo:orphans="0" fo:widows="0" fo:text-indent="0cm" style:auto-text-indent="false"/>
      <style:text-properties officeooo:paragraph-rsid="000fad67"/>
    </style:style>
    <style:style style:name="P142" style:family="paragraph" style:parent-style-name="Table_20_Paragraph">
      <style:paragraph-properties fo:margin-left="0.732cm" fo:margin-right="0cm" fo:margin-top="0cm" fo:margin-bottom="0cm" style:contextual-spacing="false" fo:orphans="0" fo:widows="0" fo:text-indent="0cm" style:auto-text-indent="false"/>
      <style:text-properties officeooo:paragraph-rsid="0015ff4e"/>
    </style:style>
    <style:style style:name="P143" style:family="paragraph" style:parent-style-name="Table_20_Paragraph">
      <style:paragraph-properties fo:margin-left="0.097cm" fo:margin-right="0.43cm" fo:text-align="justify" style:justify-single-word="false" fo:orphans="0" fo:widows="0" fo:text-indent="0cm" style:auto-text-indent="false"/>
    </style:style>
    <style:style style:name="P144" style:family="paragraph" style:parent-style-name="Table_20_Paragraph">
      <style:paragraph-properties fo:margin-left="0.097cm" fo:margin-right="0.141cm" fo:text-align="justify" style:justify-single-word="false" fo:orphans="0" fo:widows="0" fo:text-indent="0cm" style:auto-text-indent="false"/>
    </style:style>
    <style:style style:name="P145" style:family="paragraph" style:parent-style-name="Table_20_Paragraph">
      <style:paragraph-properties fo:margin-left="0.097cm" fo:margin-right="0.418cm" fo:text-align="justify" style:justify-single-word="false" fo:orphans="0" fo:widows="0" fo:text-indent="0cm" style:auto-text-indent="false"/>
    </style:style>
    <style:style style:name="P146" style:family="paragraph" style:parent-style-name="Table_20_Paragraph">
      <style:paragraph-properties fo:margin-left="0.101cm" fo:margin-right="0.755cm" fo:margin-top="0.065cm" fo:margin-bottom="0cm" style:contextual-spacing="false" fo:text-align="justify" style:justify-single-word="false" fo:orphans="0" fo:widows="0" fo:text-indent="0cm" style:auto-text-indent="false"/>
    </style:style>
    <style:style style:name="P147" style:family="paragraph" style:parent-style-name="Table_20_Paragraph">
      <style:paragraph-properties fo:margin-left="0.101cm" fo:margin-right="0.224cm" fo:text-align="justify" style:justify-single-word="false" fo:orphans="0" fo:widows="0" fo:text-indent="0cm" style:auto-text-indent="false"/>
    </style:style>
    <style:style style:name="P148" style:family="paragraph" style:parent-style-name="Table_20_Paragraph">
      <style:paragraph-properties fo:margin-left="0.097cm" fo:margin-right="0.984cm" fo:margin-top="0.06cm" fo:margin-bottom="0cm" style:contextual-spacing="false" fo:text-align="justify" style:justify-single-word="false" fo:orphans="0" fo:widows="0" fo:text-indent="0cm" style:auto-text-indent="false"/>
    </style:style>
    <style:style style:name="P149" style:family="paragraph" style:parent-style-name="Text_20_body">
      <style:paragraph-properties fo:margin-left="0cm" fo:margin-right="0.236cm" fo:margin-top="0.002cm" fo:margin-bottom="0cm" style:contextual-spacing="false" fo:text-align="end" style:justify-single-word="false" fo:text-indent="0cm" style:auto-text-indent="false"/>
    </style:style>
    <style:style style:name="P150" style:family="paragraph" style:parent-style-name="Text_20_body">
      <style:paragraph-properties fo:margin-left="1.448cm" fo:margin-right="2.466cm" fo:line-height="100%" fo:text-indent="0cm" style:auto-text-indent="false"/>
      <style:text-properties officeooo:paragraph-rsid="00086beb"/>
    </style:style>
    <style:style style:name="P151" style:family="paragraph" style:parent-style-name="Text_20_body">
      <style:paragraph-properties fo:margin-left="10.857cm" fo:margin-right="0.235cm" fo:line-height="200%" fo:text-indent="2.09cm" style:auto-text-indent="false"/>
    </style:style>
    <style:style style:name="P152" style:family="paragraph" style:parent-style-name="Text_20_body">
      <style:paragraph-properties fo:margin-left="1.448cm" fo:margin-right="2.466cm" fo:line-height="200%" fo:text-indent="0cm" style:auto-text-indent="false"/>
    </style:style>
    <style:style style:name="P153" style:family="paragraph" style:parent-style-name="Text_20_body">
      <style:paragraph-properties fo:margin-top="0.004cm" fo:margin-bottom="0cm" style:contextual-spacing="false"/>
      <style:text-properties fo:font-size="8pt" fo:font-weight="bold" style:font-size-asian="8pt" style:font-weight-asian="bold"/>
    </style:style>
    <style:style style:name="P154" style:family="paragraph" style:parent-style-name="Text_20_body">
      <style:paragraph-properties fo:margin-top="0.012cm" fo:margin-bottom="0cm" style:contextual-spacing="false"/>
      <style:text-properties fo:font-size="11.5pt" fo:font-weight="bold" style:font-size-asian="11.5pt" style:font-weight-asian="bold"/>
    </style:style>
    <style:style style:name="P155" style:family="paragraph" style:parent-style-name="Text_20_body">
      <style:paragraph-properties fo:margin-top="0.014cm" fo:margin-bottom="0cm" style:contextual-spacing="false"/>
      <style:text-properties fo:font-size="11.5pt" fo:font-weight="bold" style:font-size-asian="11.5pt" style:font-weight-asian="bold"/>
    </style:style>
    <style:style style:name="P156" style:family="paragraph" style:parent-style-name="Text_20_body">
      <style:paragraph-properties fo:margin-top="0.018cm" fo:margin-bottom="0cm" style:contextual-spacing="false"/>
      <style:text-properties fo:font-size="11.5pt" fo:font-weight="bold" style:font-size-asian="11.5pt" style:font-weight-asian="bold"/>
    </style:style>
    <style:style style:name="P157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158" style:family="paragraph" style:parent-style-name="Text_20_body">
      <style:paragraph-properties fo:margin-left="0.198cm" fo:margin-right="0cm" fo:text-indent="0cm" style:auto-text-indent="false"/>
    </style:style>
    <style:style style:name="P159" style:family="paragraph" style:parent-style-name="Text_20_body">
      <style:paragraph-properties fo:margin-left="0.198cm" fo:margin-right="0cm" fo:margin-top="0.002cm" fo:margin-bottom="0cm" style:contextual-spacing="false" fo:text-indent="0cm" style:auto-text-indent="false"/>
    </style:style>
    <style:style style:name="P160" style:family="paragraph" style:parent-style-name="Text_20_body">
      <style:paragraph-properties fo:margin-top="0.011cm" fo:margin-bottom="0cm" style:contextual-spacing="false"/>
    </style:style>
    <style:style style:name="P161" style:family="paragraph" style:parent-style-name="Text_20_body">
      <style:paragraph-properties fo:margin-top="0.018cm" fo:margin-bottom="0cm" style:contextual-spacing="false"/>
      <style:text-properties fo:font-size="10.5pt" style:font-size-asian="10.5pt"/>
    </style:style>
    <style:style style:name="P162" style:family="paragraph" style:parent-style-name="Text_20_body">
      <style:paragraph-properties fo:margin-top="0.018cm" fo:margin-bottom="0cm" style:contextual-spacing="false"/>
      <style:text-properties fo:font-size="10.5pt" fo:font-weight="bold" style:font-size-asian="10.5pt" style:font-weight-asian="bold"/>
    </style:style>
    <style:style style:name="P163" style:family="paragraph" style:parent-style-name="Text_20_body">
      <style:paragraph-properties fo:margin-left="0.198cm" fo:margin-right="0.556cm" fo:text-indent="0cm" style:auto-text-indent="false"/>
    </style:style>
    <style:style style:name="P164" style:family="paragraph" style:parent-style-name="Text_20_body">
      <style:paragraph-properties fo:margin-top="0.016cm" fo:margin-bottom="0cm" style:contextual-spacing="false"/>
      <style:text-properties fo:font-size="7.5pt" style:font-size-asian="7.5pt"/>
    </style:style>
    <style:style style:name="P165" style:family="paragraph" style:parent-style-name="Text_20_body">
      <style:text-properties fo:font-size="10pt" style:font-size-asian="10pt"/>
    </style:style>
    <style:style style:name="P166" style:family="paragraph" style:parent-style-name="Text_20_body">
      <style:paragraph-properties fo:margin-top="0.018cm" fo:margin-bottom="0cm" style:contextual-spacing="false"/>
      <style:text-properties fo:font-size="10pt" style:font-size-asian="10pt"/>
    </style:style>
    <style:style style:name="P167" style:family="paragraph" style:parent-style-name="Text_20_body">
      <style:text-properties fo:font-size="10pt" fo:font-weight="bold" style:font-size-asian="10pt" style:font-weight-asian="bold"/>
    </style:style>
    <style:style style:name="P168" style:family="paragraph" style:parent-style-name="Text_20_body">
      <style:paragraph-properties fo:margin-left="0.198cm" fo:margin-right="0.684cm" fo:margin-top="0.002cm" fo:margin-bottom="0cm" style:contextual-spacing="false" fo:text-indent="0cm" style:auto-text-indent="false"/>
    </style:style>
    <style:style style:name="P169" style:family="paragraph" style:parent-style-name="Text_20_body">
      <style:paragraph-properties fo:margin-left="2.701cm" fo:margin-right="0cm" fo:text-indent="0cm" style:auto-text-indent="false"/>
    </style:style>
    <style:style style:name="P170" style:family="paragraph" style:parent-style-name="Text_20_body">
      <style:paragraph-properties fo:margin-left="2.701cm" fo:margin-right="1.524cm" fo:text-indent="0cm" style:auto-text-indent="false"/>
    </style:style>
    <style:style style:name="P171" style:family="paragraph" style:parent-style-name="Text_20_body">
      <style:paragraph-properties fo:margin-left="2.701cm" fo:margin-right="0.644cm" fo:margin-top="0.002cm" fo:margin-bottom="0cm" style:contextual-spacing="false" fo:text-indent="0cm" style:auto-text-indent="false"/>
    </style:style>
    <style:style style:name="P172" style:family="paragraph" style:parent-style-name="Text_20_body">
      <style:paragraph-properties fo:margin-left="2.701cm" fo:margin-right="0.508cm" fo:text-indent="0cm" style:auto-text-indent="false"/>
    </style:style>
    <style:style style:name="P173" style:family="paragraph" style:parent-style-name="Text_20_body">
      <style:paragraph-properties fo:margin-top="0.009cm" fo:margin-bottom="0.002cm" style:contextual-spacing="false"/>
    </style:style>
    <style:style style:name="P174" style:family="paragraph" style:parent-style-name="Text_20_body">
      <style:paragraph-properties fo:margin-top="0.011cm" fo:margin-bottom="0.002cm" style:contextual-spacing="false"/>
    </style:style>
    <style:style style:name="P175" style:family="paragraph" style:parent-style-name="Text_20_body">
      <style:paragraph-properties fo:margin-left="0.198cm" fo:margin-right="0.307cm" fo:text-indent="0cm" style:auto-text-indent="false"/>
    </style:style>
    <style:style style:name="P176" style:family="paragraph" style:parent-style-name="Text_20_body">
      <style:paragraph-properties fo:margin-top="0.019cm" fo:margin-bottom="0cm" style:contextual-spacing="false"/>
    </style:style>
    <style:style style:name="P177" style:family="paragraph" style:parent-style-name="Text_20_body">
      <style:paragraph-properties fo:margin-top="0cm" fo:margin-bottom="0.002cm" style:contextual-spacing="false"/>
      <style:text-properties fo:font-weight="bold" style:font-weight-asian="bold"/>
    </style:style>
    <style:style style:name="P178" style:family="paragraph" style:parent-style-name="Text_20_body">
      <style:paragraph-properties fo:margin-top="0.002cm" fo:margin-bottom="0cm" style:contextual-spacing="false"/>
      <style:text-properties fo:font-weight="bold" style:font-weight-asian="bold"/>
    </style:style>
    <style:style style:name="P179" style:family="paragraph" style:parent-style-name="Text_20_body">
      <style:paragraph-properties fo:margin-top="0.002cm" fo:margin-bottom="0.002cm" style:contextual-spacing="false"/>
      <style:text-properties fo:font-weight="bold" style:font-weight-asian="bold"/>
    </style:style>
    <style:style style:name="P180" style:family="paragraph" style:parent-style-name="Text_20_body">
      <style:paragraph-properties fo:margin-top="0.012cm" fo:margin-bottom="0cm" style:contextual-spacing="false"/>
      <style:text-properties fo:font-size="9.5pt" fo:font-weight="bold" style:font-size-asian="9.5pt" style:font-weight-asian="bold"/>
    </style:style>
    <style:style style:name="P181" style:family="paragraph" style:parent-style-name="Text_20_body">
      <style:paragraph-properties fo:margin-top="0.018cm" fo:margin-bottom="0cm" style:contextual-spacing="false"/>
      <style:text-properties fo:font-size="13.5pt" fo:font-weight="bold" style:font-size-asian="13.5pt" style:font-weight-asian="bold"/>
    </style:style>
    <style:style style:name="P182" style:family="paragraph" style:parent-style-name="Table_20_Paragraph">
      <style:paragraph-properties fo:orphans="0" fo:widows="0"/>
      <style:text-properties officeooo:rsid="0014ed59" officeooo:paragraph-rsid="0014ed59"/>
    </style:style>
    <style:style style:name="P183" style:family="paragraph" style:parent-style-name="Table_20_Paragraph">
      <style:paragraph-properties fo:margin-left="0.101cm" fo:margin-right="0cm" fo:orphans="0" fo:widows="0" fo:text-indent="0cm" style:auto-text-indent="false"/>
      <style:text-properties officeooo:rsid="0014ed59" officeooo:paragraph-rsid="0014ed59"/>
    </style:style>
    <style:style style:name="P184" style:family="paragraph" style:parent-style-name="Table_20_Paragraph">
      <style:paragraph-properties fo:margin-left="0.097cm" fo:margin-right="0.24cm" fo:orphans="0" fo:widows="0" fo:text-indent="0cm" style:auto-text-indent="false"/>
      <style:text-properties officeooo:rsid="0014ed59" officeooo:paragraph-rsid="0014ed59"/>
    </style:style>
    <style:style style:name="P185" style:family="paragraph" style:parent-style-name="Table_20_Paragraph">
      <style:paragraph-properties fo:margin-left="0.097cm" fo:margin-right="0.393cm" fo:orphans="0" fo:widows="0" fo:text-indent="0cm" style:auto-text-indent="false"/>
      <style:text-properties officeooo:rsid="0014ed59" officeooo:paragraph-rsid="0014ed59"/>
    </style:style>
    <style:style style:name="P186" style:family="paragraph" style:parent-style-name="Heading_20_1" style:master-page-name="Converted6">
      <style:paragraph-properties fo:margin-top="0.152cm" fo:margin-bottom="0cm" style:contextual-spacing="false" style:page-number="auto"/>
    </style:style>
    <style:style style:name="P187" style:family="paragraph" style:parent-style-name="Heading_20_1">
      <style:paragraph-properties fo:margin-top="0.159cm" fo:margin-bottom="0cm" style:contextual-spacing="false"/>
      <style:text-properties officeooo:rsid="001ed736" officeooo:paragraph-rsid="001ed736"/>
    </style:style>
    <style:style style:name="P188" style:family="paragraph" style:parent-style-name="Standard" style:master-page-name="Converted8">
      <style:paragraph-properties fo:margin-left="0.198cm" fo:margin-right="0cm" fo:margin-top="0.129cm" fo:margin-bottom="0cm" style:contextual-spacing="false" fo:text-align="start" style:justify-single-word="false" fo:text-indent="0cm" style:auto-text-indent="false" style:page-number="auto"/>
      <style:text-properties fo:font-size="12pt" fo:font-weight="bold" style:font-size-asian="12pt" style:font-weight-asian="bold"/>
    </style:style>
    <style:style style:name="P189" style:family="paragraph" style:parent-style-name="Standard">
      <style:text-properties fo:font-size="12pt" fo:font-weight="bold" officeooo:rsid="0016ee5a" officeooo:paragraph-rsid="0016ee5a" style:font-size-asian="12pt" style:font-weight-asian="bold" style:font-size-complex="12pt" style:font-weight-complex="bold"/>
    </style:style>
    <style:style style:name="P190" style:family="paragraph" style:parent-style-name="Standard">
      <style:text-properties fo:font-size="12pt" fo:font-weight="bold" officeooo:rsid="001fc61a" officeooo:paragraph-rsid="001fc61a" style:font-size-asian="12pt" style:font-weight-asian="bold" style:font-size-complex="12pt" style:font-weight-complex="bold"/>
    </style:style>
    <style:style style:name="P191" style:family="paragraph" style:parent-style-name="Standard">
      <style:text-properties officeooo:rsid="001663ab" officeooo:paragraph-rsid="001663ab"/>
    </style:style>
    <style:style style:name="P192" style:family="paragraph" style:parent-style-name="Standard">
      <style:text-properties fo:font-weight="bold" officeooo:rsid="001663ab" officeooo:paragraph-rsid="001663ab" style:font-weight-asian="bold" style:font-weight-complex="bold"/>
    </style:style>
    <style:style style:name="P193" style:family="paragraph" style:parent-style-name="Standard">
      <style:text-properties officeooo:paragraph-rsid="001663ab"/>
    </style:style>
    <style:style style:name="P194" style:family="paragraph" style:parent-style-name="Standard">
      <style:paragraph-properties fo:margin-top="0.012cm" fo:margin-bottom="0cm" style:contextual-spacing="false"/>
      <style:text-properties fo:font-size="11.5pt" officeooo:paragraph-rsid="001ed736" style:font-size-asian="11.5pt"/>
    </style:style>
    <style:style style:name="P195" style:family="paragraph" style:parent-style-name="Standard">
      <style:text-properties officeooo:paragraph-rsid="001fc61a"/>
    </style:style>
    <style:style style:name="P196" style:family="paragraph" style:parent-style-name="Table_20_Paragraph">
      <style:paragraph-properties fo:margin-left="0.732cm" fo:margin-right="0cm" fo:margin-top="0cm" fo:margin-bottom="0cm" style:contextual-spacing="false" fo:orphans="0" fo:widows="0" fo:text-indent="0cm" style:auto-text-indent="false"/>
    </style:style>
    <style:style style:name="P197" style:family="paragraph" style:parent-style-name="Table_20_Paragraph">
      <style:paragraph-properties fo:margin-left="0.732cm" fo:margin-right="0cm" fo:margin-top="0cm" fo:margin-bottom="0cm" style:contextual-spacing="false" fo:orphans="0" fo:widows="0" fo:text-indent="0cm" style:auto-text-indent="false"/>
      <style:text-properties officeooo:paragraph-rsid="001663ab"/>
    </style:style>
    <style:style style:name="P198" style:family="paragraph" style:parent-style-name="Table_20_Paragraph">
      <style:paragraph-properties fo:margin-left="0.101cm" fo:margin-right="1.275cm" fo:orphans="0" fo:widows="0" fo:text-indent="0cm" style:auto-text-indent="false"/>
      <style:text-properties officeooo:paragraph-rsid="001663ab"/>
    </style:style>
    <style:style style:name="P199" style:family="paragraph" style:parent-style-name="Table_20_Paragraph">
      <style:paragraph-properties fo:margin-left="0.101cm" fo:margin-right="0cm" fo:margin-top="0.06cm" fo:margin-bottom="0cm" style:contextual-spacing="false" fo:orphans="0" fo:widows="0" fo:text-indent="0cm" style:auto-text-indent="false"/>
      <style:text-properties officeooo:paragraph-rsid="0016ee5a"/>
    </style:style>
    <style:style style:name="P200" style:family="paragraph" style:parent-style-name="Table_20_Paragraph">
      <style:paragraph-properties fo:margin-left="0.097cm" fo:margin-right="0.393cm" fo:margin-top="0.06cm" fo:margin-bottom="0cm" style:contextual-spacing="false" fo:orphans="0" fo:widows="0" fo:text-indent="0cm" style:auto-text-indent="false"/>
      <style:text-properties officeooo:paragraph-rsid="0016ee5a"/>
    </style:style>
    <style:style style:name="P201" style:family="paragraph" style:parent-style-name="Table_20_Paragraph">
      <style:paragraph-properties fo:margin-left="0.097cm" fo:margin-right="0.183cm" fo:orphans="0" fo:widows="0" fo:text-indent="0cm" style:auto-text-indent="false"/>
      <style:text-properties officeooo:paragraph-rsid="001be5d6"/>
    </style:style>
    <style:style style:name="P202" style:family="paragraph" style:parent-style-name="Table_20_Paragraph">
      <style:paragraph-properties fo:margin-top="0.09cm" fo:margin-bottom="0cm" style:contextual-spacing="false" fo:orphans="0" fo:widows="0"/>
      <style:text-properties fo:font-size="12pt" officeooo:paragraph-rsid="001663ab" style:font-size-asian="12pt"/>
    </style:style>
    <style:style style:name="P203" style:family="paragraph" style:parent-style-name="Table_20_Paragraph">
      <style:paragraph-properties fo:margin-left="0.101cm" fo:margin-right="0cm" fo:margin-top="0.09cm" fo:margin-bottom="0cm" style:contextual-spacing="false" fo:orphans="0" fo:widows="0" fo:text-indent="0cm" style:auto-text-indent="false"/>
      <style:text-properties fo:font-size="12pt" officeooo:paragraph-rsid="001663ab" style:font-size-asian="12pt"/>
    </style:style>
    <style:style style:name="P204" style:family="paragraph" style:parent-style-name="Table_20_Paragraph">
      <style:paragraph-properties fo:margin-top="0.086cm" fo:margin-bottom="0cm" style:contextual-spacing="false" fo:orphans="0" fo:widows="0"/>
      <style:text-properties fo:font-size="12pt" officeooo:paragraph-rsid="0016ee5a" style:font-size-asian="12pt"/>
    </style:style>
    <style:style style:name="P205" style:family="paragraph" style:parent-style-name="Table_20_Paragraph">
      <style:paragraph-properties fo:margin-left="0.101cm" fo:margin-right="0cm" fo:margin-top="0.086cm" fo:margin-bottom="0cm" style:contextual-spacing="false" fo:orphans="0" fo:widows="0" fo:text-indent="0cm" style:auto-text-indent="false"/>
      <style:text-properties fo:font-size="12pt" officeooo:paragraph-rsid="0016ee5a" style:font-size-asian="12pt"/>
    </style:style>
    <style:style style:name="P206" style:family="paragraph" style:parent-style-name="Table_20_Paragraph">
      <style:paragraph-properties fo:margin-top="0.086cm" fo:margin-bottom="0cm" style:contextual-spacing="false" fo:orphans="0" fo:widows="0"/>
      <style:text-properties fo:font-size="12pt" officeooo:paragraph-rsid="001ed736" style:font-size-asian="12pt"/>
    </style:style>
    <style:style style:name="P207" style:family="paragraph" style:parent-style-name="Table_20_Paragraph">
      <style:paragraph-properties fo:margin-left="0.101cm" fo:margin-right="0cm" fo:margin-top="0.086cm" fo:margin-bottom="0cm" style:contextual-spacing="false" fo:orphans="0" fo:widows="0" fo:text-indent="0cm" style:auto-text-indent="false"/>
      <style:text-properties fo:font-size="12pt" officeooo:paragraph-rsid="001ed736" style:font-size-asian="12pt"/>
    </style:style>
    <style:style style:name="P208" style:family="paragraph" style:parent-style-name="Table_20_Paragraph">
      <style:paragraph-properties fo:margin-top="0.09cm" fo:margin-bottom="0cm" style:contextual-spacing="false" fo:orphans="0" fo:widows="0"/>
      <style:text-properties fo:font-size="12pt" officeooo:paragraph-rsid="001fc61a" style:font-size-asian="12pt"/>
    </style:style>
    <style:style style:name="P209" style:family="paragraph" style:parent-style-name="Table_20_Paragraph">
      <style:paragraph-properties fo:margin-left="0.101cm" fo:margin-right="0cm" fo:margin-top="0.09cm" fo:margin-bottom="0cm" style:contextual-spacing="false" fo:orphans="0" fo:widows="0" fo:text-indent="0cm" style:auto-text-indent="false"/>
      <style:text-properties fo:font-size="12pt" officeooo:paragraph-rsid="001fc61a" style:font-size-asian="12pt"/>
    </style:style>
    <style:style style:name="P210" style:family="paragraph" style:parent-style-name="Table_20_Paragraph">
      <style:paragraph-properties fo:margin-left="0.101cm" fo:margin-right="0cm" fo:orphans="0" fo:widows="0" fo:text-indent="0cm" style:auto-text-indent="false"/>
      <style:text-properties fo:font-size="12pt" officeooo:paragraph-rsid="001663ab" style:font-size-asian="12pt" style:text-scale="99%"/>
    </style:style>
    <style:style style:name="P211" style:family="paragraph" style:parent-style-name="Table_20_Paragraph">
      <style:paragraph-properties fo:margin-left="0.101cm" fo:margin-right="0cm" fo:orphans="0" fo:widows="0" fo:text-indent="0cm" style:auto-text-indent="false"/>
      <style:text-properties fo:font-size="12pt" officeooo:rsid="001fc61a" officeooo:paragraph-rsid="001fc61a" style:font-size-asian="12pt" style:text-scale="99%"/>
    </style:style>
    <style:style style:name="P212" style:family="paragraph" style:parent-style-name="Table_20_Paragraph">
      <style:paragraph-properties fo:orphans="0" fo:widows="0"/>
      <style:text-properties fo:font-size="12pt" officeooo:rsid="001663ab" officeooo:paragraph-rsid="001663ab" style:font-size-asian="12pt"/>
    </style:style>
    <style:style style:name="P213" style:family="paragraph" style:parent-style-name="Table_20_Paragraph">
      <style:paragraph-properties fo:margin-top="0.086cm" fo:margin-bottom="0cm" style:contextual-spacing="false" fo:orphans="0" fo:widows="0"/>
      <style:text-properties fo:font-size="12pt" officeooo:rsid="0016ee5a" officeooo:paragraph-rsid="0016ee5a" style:font-size-asian="12pt"/>
    </style:style>
    <style:style style:name="P214" style:family="paragraph" style:parent-style-name="Table_20_Paragraph">
      <style:paragraph-properties fo:margin-left="0.101cm" fo:margin-right="0cm" fo:margin-top="0.086cm" fo:margin-bottom="0cm" style:contextual-spacing="false" fo:orphans="0" fo:widows="0" fo:text-indent="0cm" style:auto-text-indent="false"/>
      <style:text-properties fo:font-size="12pt" officeooo:rsid="0016ee5a" officeooo:paragraph-rsid="0016ee5a" style:font-size-asian="12pt"/>
    </style:style>
    <style:style style:name="P215" style:family="paragraph" style:parent-style-name="Table_20_Paragraph">
      <style:paragraph-properties fo:margin-top="0.086cm" fo:margin-bottom="0cm" style:contextual-spacing="false" fo:orphans="0" fo:widows="0"/>
      <style:text-properties fo:font-size="12pt" officeooo:rsid="001a83c6" officeooo:paragraph-rsid="001a83c6" style:font-size-asian="12pt"/>
    </style:style>
    <style:style style:name="P216" style:family="paragraph" style:parent-style-name="Table_20_Paragraph">
      <style:paragraph-properties fo:margin-top="0.086cm" fo:margin-bottom="0cm" style:contextual-spacing="false" fo:orphans="0" fo:widows="0"/>
      <style:text-properties fo:font-size="12pt" officeooo:rsid="001ed736" officeooo:paragraph-rsid="001ed736" style:font-size-asian="12pt"/>
    </style:style>
    <style:style style:name="P217" style:family="paragraph" style:parent-style-name="Table_20_Paragraph">
      <style:paragraph-properties fo:margin-left="0cm" fo:margin-right="0cm" fo:margin-top="0.086cm" fo:margin-bottom="0cm" style:contextual-spacing="false" fo:orphans="0" fo:widows="0" fo:text-indent="0cm" style:auto-text-indent="false"/>
      <style:text-properties fo:font-size="12pt" officeooo:rsid="001ed736" officeooo:paragraph-rsid="001ed736" style:font-size-asian="12pt"/>
    </style:style>
    <style:style style:name="P218" style:family="paragraph" style:parent-style-name="Table_20_Paragraph">
      <style:paragraph-properties fo:margin-left="0.101cm" fo:margin-right="0cm" fo:margin-top="0.086cm" fo:margin-bottom="0cm" style:contextual-spacing="false" fo:orphans="0" fo:widows="0" fo:text-indent="0cm" style:auto-text-indent="false"/>
      <style:text-properties fo:font-size="12pt" officeooo:rsid="001ed736" officeooo:paragraph-rsid="001ed736" style:font-size-asian="12pt"/>
    </style:style>
    <style:style style:name="P219" style:family="paragraph" style:parent-style-name="Table_20_Paragraph" style:list-style-name="L1">
      <style:paragraph-properties fo:margin-top="0.086cm" fo:margin-bottom="0cm" style:contextual-spacing="false" fo:orphans="0" fo:widows="0"/>
      <style:text-properties fo:font-size="12pt" officeooo:rsid="001ed736" officeooo:paragraph-rsid="001ed736" style:font-size-asian="12pt"/>
    </style:style>
    <style:style style:name="P220" style:family="paragraph" style:parent-style-name="Table_20_Paragraph" style:list-style-name="L2">
      <style:paragraph-properties fo:margin-top="0.086cm" fo:margin-bottom="0cm" style:contextual-spacing="false" fo:orphans="0" fo:widows="0"/>
      <style:text-properties fo:font-size="12pt" officeooo:rsid="001ed736" officeooo:paragraph-rsid="001ed736" style:font-size-asian="12pt"/>
    </style:style>
    <style:style style:name="P221" style:family="paragraph" style:parent-style-name="Table_20_Paragraph">
      <style:paragraph-properties fo:margin-left="0cm" fo:margin-right="0cm" fo:orphans="0" fo:widows="0" fo:text-indent="0cm" style:auto-text-indent="false"/>
      <style:text-properties fo:font-size="12pt" officeooo:rsid="001fc61a" officeooo:paragraph-rsid="001fc61a" style:font-size-asian="12pt"/>
    </style:style>
    <style:style style:name="P222" style:family="paragraph" style:parent-style-name="Table_20_Paragraph">
      <style:paragraph-properties fo:margin-left="0.101cm" fo:margin-right="0.182cm" fo:orphans="0" fo:widows="0" fo:text-indent="0cm" style:auto-text-indent="false"/>
      <style:text-properties officeooo:rsid="001663ab" officeooo:paragraph-rsid="001663ab"/>
    </style:style>
    <style:style style:name="P223" style:family="paragraph" style:parent-style-name="Table_20_Paragraph">
      <style:paragraph-properties fo:margin-left="0.097cm" fo:margin-right="0.758cm" fo:margin-top="0.06cm" fo:margin-bottom="0cm" style:contextual-spacing="false" fo:orphans="0" fo:widows="0" fo:text-indent="0cm" style:auto-text-indent="false"/>
      <style:text-properties officeooo:rsid="001a83c6" officeooo:paragraph-rsid="001a83c6"/>
    </style:style>
    <style:style style:name="P224" style:family="paragraph" style:parent-style-name="Table_20_Paragraph">
      <style:paragraph-properties fo:margin-left="0.097cm" fo:margin-right="0.183cm" fo:orphans="0" fo:widows="0" fo:text-indent="0cm" style:auto-text-indent="false"/>
      <style:text-properties officeooo:rsid="001ed736" officeooo:paragraph-rsid="001ed736"/>
    </style:style>
    <style:style style:name="P225" style:family="paragraph" style:parent-style-name="Table_20_Paragraph">
      <style:paragraph-properties fo:margin-left="0.101cm" fo:margin-right="1.275cm" fo:orphans="0" fo:widows="0" fo:text-indent="0cm" style:auto-text-indent="false"/>
      <style:text-properties officeooo:rsid="001fc61a" officeooo:paragraph-rsid="001fc61a"/>
    </style:style>
    <style:style style:name="P226" style:family="paragraph" style:parent-style-name="Table_20_Paragraph">
      <style:paragraph-properties fo:margin-left="0.101cm" fo:margin-right="0.182cm" fo:orphans="0" fo:widows="0" fo:text-indent="0cm" style:auto-text-indent="false"/>
      <style:text-properties officeooo:rsid="001fc61a" officeooo:paragraph-rsid="001fc61a"/>
    </style:style>
    <style:style style:name="P227" style:family="paragraph" style:parent-style-name="Text_20_body" style:master-page-name="Standard">
      <style:paragraph-properties fo:margin-left="13.698cm" fo:margin-right="0.233cm" fo:margin-top="0.12cm" fo:margin-bottom="0cm" style:contextual-spacing="false" fo:text-align="end" style:justify-single-word="false" fo:text-indent="-0.903cm" style:auto-text-indent="false" style:page-number="auto"/>
    </style:style>
    <style:style style:name="P228" style:family="paragraph" style:parent-style-name="Text_20_body" style:master-page-name="Converted3">
      <style:paragraph-properties fo:margin-left="0.198cm" fo:margin-right="0cm" fo:margin-top="0.12cm" fo:margin-bottom="0cm" style:contextual-spacing="false" fo:text-indent="0cm" style:auto-text-indent="false" style:page-number="auto"/>
    </style:style>
    <style:style style:name="P229" style:family="paragraph" style:parent-style-name="Text_20_body">
      <style:text-properties fo:font-size="10pt" style:font-size-asian="10pt"/>
    </style:style>
    <style:style style:name="P230" style:family="paragraph" style:parent-style-name="Text_20_body">
      <style:text-properties fo:font-size="12pt" fo:font-weight="bold" officeooo:rsid="0016ee5a" officeooo:paragraph-rsid="0016ee5a" style:font-size-asian="12pt" style:font-weight-asian="bold" style:font-size-complex="12pt" style:font-weight-complex="bold"/>
    </style:style>
    <style:style style:name="P231" style:family="paragraph">
      <loext:graphic-properties draw:fill="solid" draw:fill-color="#000000"/>
      <style:paragraph-properties fo:text-align="center"/>
    </style:style>
    <style:style style:name="T1" style:family="text">
      <style:text-properties fo:letter-spacing="-0.101cm"/>
    </style:style>
    <style:style style:name="T2" style:family="text">
      <style:text-properties fo:letter-spacing="-0.018cm"/>
    </style:style>
    <style:style style:name="T3" style:family="text">
      <style:text-properties fo:letter-spacing="-0.014cm"/>
    </style:style>
    <style:style style:name="T4" style:family="text">
      <style:text-properties fo:letter-spacing="-0.014cm" style:text-underline-style="solid" style:text-underline-width="bold" style:text-underline-color="font-color"/>
    </style:style>
    <style:style style:name="T5" style:family="text">
      <style:text-properties style:text-scale="95%"/>
    </style:style>
    <style:style style:name="T6" style:family="text">
      <style:text-properties fo:letter-spacing="0.035cm" style:text-scale="95%"/>
    </style:style>
    <style:style style:name="T7" style:family="text">
      <style:text-properties fo:letter-spacing="-0.007cm"/>
    </style:style>
    <style:style style:name="T8" style:family="text">
      <style:text-properties fo:letter-spacing="-0.005cm"/>
    </style:style>
    <style:style style:name="T9" style:family="text">
      <style:text-properties fo:letter-spacing="-0.004cm"/>
    </style:style>
    <style:style style:name="T10" style:family="text"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T11" style:family="text">
      <style:text-properties fo:font-size="12pt" fo:letter-spacing="-0.011cm" style:text-underline-style="solid" style:text-underline-width="bold" style:text-underline-color="font-color" fo:font-weight="bold" style:font-size-asian="12pt" style:font-weight-asian="bold"/>
    </style:style>
    <style:style style:name="T12" style:family="text">
      <style:text-properties fo:font-size="12pt" fo:letter-spacing="-0.011cm" style:font-size-asian="12pt"/>
    </style:style>
    <style:style style:name="T13" style:family="text">
      <style:text-properties fo:font-size="12pt" fo:letter-spacing="-0.011cm" officeooo:rsid="00098ee3" style:font-size-asian="12pt"/>
    </style:style>
    <style:style style:name="T14" style:family="text">
      <style:text-properties fo:font-size="12pt" fo:letter-spacing="-0.016cm" style:text-underline-style="solid" style:text-underline-width="bold" style:text-underline-color="font-color" fo:font-weight="bold" style:font-size-asian="12pt" style:font-weight-asian="bold"/>
    </style:style>
    <style:style style:name="T15" style:family="text">
      <style:text-properties fo:font-size="12pt" fo:letter-spacing="-0.016cm" style:font-size-asian="12pt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style:font-size-asian="12pt" style:text-scale="99%"/>
    </style:style>
    <style:style style:name="T19" style:family="text">
      <style:text-properties fo:font-size="12pt" officeooo:rsid="000f30c7" style:font-size-asian="12pt" style:text-scale="99%"/>
    </style:style>
    <style:style style:name="T20" style:family="text">
      <style:text-properties fo:font-size="12pt" officeooo:rsid="0003399d" style:font-size-asian="12pt"/>
    </style:style>
    <style:style style:name="T21" style:family="text">
      <style:text-properties fo:font-size="12pt" officeooo:rsid="000757e5" style:font-size-asian="12pt"/>
    </style:style>
    <style:style style:name="T22" style:family="text">
      <style:text-properties fo:font-size="12pt" officeooo:rsid="00098ee3" style:font-size-asian="12pt"/>
    </style:style>
    <style:style style:name="T23" style:family="text">
      <style:text-properties fo:font-size="12pt" officeooo:rsid="000d3911" style:font-size-asian="12pt"/>
    </style:style>
    <style:style style:name="T24" style:family="text">
      <style:text-properties fo:font-size="12pt" officeooo:rsid="000f30c7" style:font-size-asian="12pt"/>
    </style:style>
    <style:style style:name="T25" style:family="text">
      <style:text-properties fo:font-size="12pt" officeooo:rsid="000fad67" style:font-size-asian="12pt"/>
    </style:style>
    <style:style style:name="T26" style:family="text">
      <style:text-properties fo:font-size="12pt" officeooo:rsid="0013e132" style:font-size-asian="12pt"/>
    </style:style>
    <style:style style:name="T27" style:family="text">
      <style:text-properties fo:font-size="12pt" fo:letter-spacing="0.002cm" style:font-size-asian="12pt"/>
    </style:style>
    <style:style style:name="T28" style:family="text">
      <style:text-properties fo:font-size="12pt" fo:letter-spacing="0.002cm" officeooo:rsid="00098ee3" style:font-size-asian="12pt"/>
    </style:style>
    <style:style style:name="T29" style:family="text">
      <style:text-properties fo:font-size="12pt" fo:letter-spacing="0.002cm" style:font-size-asian="12pt" style:text-scale="99%"/>
    </style:style>
    <style:style style:name="T30" style:family="text">
      <style:text-properties fo:font-size="12pt" fo:letter-spacing="-0.018cm" style:font-size-asian="12pt"/>
    </style:style>
    <style:style style:name="T31" style:family="text">
      <style:text-properties fo:font-size="12pt" fo:letter-spacing="-0.004cm" style:font-size-asian="12pt"/>
    </style:style>
    <style:style style:name="T32" style:family="text">
      <style:text-properties fo:font-size="12pt" fo:letter-spacing="-0.002cm" style:font-size-asian="12pt"/>
    </style:style>
    <style:style style:name="T33" style:family="text">
      <style:text-properties fo:font-size="12pt" fo:letter-spacing="-0.002cm" fo:font-weight="bold" style:font-size-asian="12pt" style:font-weight-asian="bold"/>
    </style:style>
    <style:style style:name="T34" style:family="text">
      <style:text-properties fo:font-size="12pt" fo:letter-spacing="-0.026cm" style:font-size-asian="12pt"/>
    </style:style>
    <style:style style:name="T35" style:family="text">
      <style:text-properties fo:font-size="12pt" fo:letter-spacing="-0.026cm" officeooo:rsid="0006ab18" style:font-size-asian="12pt"/>
    </style:style>
    <style:style style:name="T36" style:family="text">
      <style:text-properties fo:font-size="12pt" fo:letter-spacing="-0.026cm" fo:font-weight="bold" style:font-size-asian="12pt" style:font-weight-asian="bold"/>
    </style:style>
    <style:style style:name="T37" style:family="text">
      <style:text-properties fo:font-size="12pt" fo:letter-spacing="-0.101cm" style:font-size-asian="12pt"/>
    </style:style>
    <style:style style:name="T38" style:family="text">
      <style:text-properties fo:font-size="12pt" fo:letter-spacing="-0.101cm" officeooo:rsid="00098ee3" style:font-size-asian="12pt"/>
    </style:style>
    <style:style style:name="T39" style:family="text">
      <style:text-properties fo:font-size="12pt" fo:letter-spacing="-0.101cm" style:font-size-asian="12pt" style:text-scale="99%"/>
    </style:style>
    <style:style style:name="T40" style:family="text">
      <style:text-properties fo:font-size="12pt" fo:letter-spacing="-0.009cm" style:font-size-asian="12pt"/>
    </style:style>
    <style:style style:name="T41" style:family="text">
      <style:text-properties fo:font-size="12pt" fo:letter-spacing="-0.009cm" officeooo:rsid="0003399d" style:font-size-asian="12pt"/>
    </style:style>
    <style:style style:name="T42" style:family="text">
      <style:text-properties fo:font-size="12pt" fo:letter-spacing="-0.009cm" officeooo:rsid="00098ee3" style:font-size-asian="12pt"/>
    </style:style>
    <style:style style:name="T43" style:family="text">
      <style:text-properties fo:font-size="12pt" fo:letter-spacing="-0.009cm" style:font-size-asian="12pt" style:text-scale="99%"/>
    </style:style>
    <style:style style:name="T44" style:family="text">
      <style:text-properties fo:font-size="12pt" fo:letter-spacing="-0.007cm" style:font-size-asian="12pt"/>
    </style:style>
    <style:style style:name="T45" style:family="text">
      <style:text-properties fo:font-size="12pt" fo:letter-spacing="-0.007cm" officeooo:rsid="00098ee3" style:font-size-asian="12pt"/>
    </style:style>
    <style:style style:name="T46" style:family="text">
      <style:text-properties fo:font-size="12pt" fo:letter-spacing="-0.007cm" style:font-size-asian="12pt" style:text-scale="99%"/>
    </style:style>
    <style:style style:name="T47" style:family="text">
      <style:text-properties fo:font-size="12pt" fo:letter-spacing="-0.005cm" style:font-size-asian="12pt"/>
    </style:style>
    <style:style style:name="T48" style:family="text">
      <style:text-properties fo:font-size="12pt" fo:letter-spacing="-0.005cm" officeooo:rsid="00098ee3" style:font-size-asian="12pt"/>
    </style:style>
    <style:style style:name="T49" style:family="text">
      <style:text-properties fo:font-size="12pt" fo:letter-spacing="-0.005cm" officeooo:rsid="000b49eb" style:font-size-asian="12pt"/>
    </style:style>
    <style:style style:name="T50" style:family="text">
      <style:text-properties fo:font-size="12pt" fo:letter-spacing="-0.005cm" officeooo:rsid="000f30c7" style:font-size-asian="12pt"/>
    </style:style>
    <style:style style:name="T51" style:family="text">
      <style:text-properties fo:font-size="12pt" fo:letter-spacing="-0.005cm" officeooo:rsid="000fad67" style:font-size-asian="12pt"/>
    </style:style>
    <style:style style:name="T52" style:family="text">
      <style:text-properties fo:font-size="12pt" fo:letter-spacing="-0.102cm" style:font-size-asian="12pt"/>
    </style:style>
    <style:style style:name="T53" style:family="text">
      <style:text-properties fo:font-size="12pt" fo:letter-spacing="-0.014cm" style:font-size-asian="12pt"/>
    </style:style>
    <style:style style:name="T54" style:family="text">
      <style:text-properties fo:font-size="12pt" fo:letter-spacing="-0.012cm" style:font-size-asian="12pt"/>
    </style:style>
    <style:style style:name="T55" style:family="text">
      <style:text-properties fo:font-size="12pt" fo:letter-spacing="0.004cm" style:font-size-asian="12pt"/>
    </style:style>
    <style:style style:name="T56" style:family="text">
      <style:text-properties fo:font-size="12pt" fo:letter-spacing="0.044cm" style:font-size-asian="12pt"/>
    </style:style>
    <style:style style:name="T57" style:family="text">
      <style:text-properties fo:font-size="12pt" fo:letter-spacing="0.042cm" style:font-size-asian="12pt"/>
    </style:style>
    <style:style style:name="T58" style:family="text">
      <style:text-properties fo:font-size="12pt" fo:letter-spacing="0.042cm" officeooo:rsid="0015ff4e" style:font-size-asian="12pt"/>
    </style:style>
    <style:style style:name="T59" style:family="text">
      <style:text-properties fo:font-size="12pt" fo:letter-spacing="0.048cm" style:font-size-asian="12pt"/>
    </style:style>
    <style:style style:name="T60" style:family="text">
      <style:text-properties fo:font-size="12pt" fo:letter-spacing="0.048cm" officeooo:rsid="0015ff4e" style:font-size-asian="12pt"/>
    </style:style>
    <style:style style:name="T61" style:family="text">
      <style:text-properties fo:font-size="12pt" fo:letter-spacing="0.046cm" style:font-size-asian="12pt"/>
    </style:style>
    <style:style style:name="T62" style:family="text">
      <style:text-properties fo:font-size="12pt" fo:letter-spacing="0.046cm" officeooo:rsid="001663ab" style:font-size-asian="12pt"/>
    </style:style>
    <style:style style:name="T63" style:family="text">
      <style:text-properties fo:font-size="12pt" fo:letter-spacing="-0.025cm" style:font-size-asian="12pt"/>
    </style:style>
    <style:style style:name="T64" style:family="text">
      <style:text-properties fo:font-size="12pt" fo:letter-spacing="-0.021cm" style:font-size-asian="12pt"/>
    </style:style>
    <style:style style:name="T65" style:family="text">
      <style:text-properties fo:font-size="12pt" fo:letter-spacing="0.102cm" style:font-size-asian="12pt"/>
    </style:style>
    <style:style style:name="T66" style:family="text">
      <style:text-properties fo:font-size="12pt" fo:letter-spacing="0.028cm" style:font-size-asian="12pt"/>
    </style:style>
    <style:style style:name="T67" style:family="text">
      <style:text-properties fo:font-size="12pt" fo:letter-spacing="0.03cm" style:font-size-asian="12pt"/>
    </style:style>
    <style:style style:name="T68" style:family="text">
      <style:text-properties fo:font-size="12pt" fo:letter-spacing="0.026cm" style:font-size-asian="12pt"/>
    </style:style>
    <style:style style:name="T69" style:family="text">
      <style:text-properties fo:font-size="12pt" fo:letter-spacing="0.011cm" style:font-size-asian="12pt"/>
    </style:style>
    <style:style style:name="T70" style:family="text">
      <style:text-properties fo:font-size="12pt" fo:letter-spacing="0.152cm" style:font-size-asian="12pt"/>
    </style:style>
    <style:style style:name="T71" style:family="text">
      <style:text-properties fo:font-size="12pt" fo:letter-spacing="0.148cm" style:font-size-asian="12pt"/>
    </style:style>
    <style:style style:name="T72" style:family="text">
      <style:text-properties fo:font-size="12pt" fo:letter-spacing="0.145cm" style:font-size-asian="12pt"/>
    </style:style>
    <style:style style:name="T73" style:family="text">
      <style:text-properties fo:font-size="12pt" fo:letter-spacing="0.106cm" style:font-size-asian="12pt"/>
    </style:style>
    <style:style style:name="T74" style:family="text">
      <style:text-properties fo:letter-spacing="-0.002cm"/>
    </style:style>
    <style:style style:name="T75" style:family="text">
      <style:text-properties style:text-position="super 58%" fo:font-size="12pt" style:font-size-asian="12pt"/>
    </style:style>
    <style:style style:name="T76" style:family="text">
      <style:text-properties style:text-position="super 58%" fo:font-size="10pt" style:font-size-asian="10pt"/>
    </style:style>
    <style:style style:name="T77" style:family="text">
      <style:text-properties fo:letter-spacing="-0.102cm"/>
    </style:style>
    <style:style style:name="T78" style:family="text">
      <style:text-properties style:text-position="0% 100%" fo:font-size="10pt" style:font-size-asian="10pt"/>
    </style:style>
    <style:style style:name="T79" style:family="text">
      <style:text-properties style:text-position="0% 100%" fo:font-size="10pt" fo:letter-spacing="-0.005cm" style:font-size-asian="10pt"/>
    </style:style>
    <style:style style:name="T80" style:family="text">
      <style:text-properties style:text-position="0% 100%" fo:font-size="10pt" fo:letter-spacing="-0.004cm" style:font-size-asian="10pt"/>
    </style:style>
    <style:style style:name="T81" style:family="text">
      <style:text-properties style:text-position="0% 100%" fo:font-size="10pt" fo:letter-spacing="-0.002cm" style:font-size-asian="10pt"/>
    </style:style>
    <style:style style:name="T82" style:family="text">
      <style:text-properties style:text-position="0% 100%" fo:font-size="10pt" fo:letter-spacing="-0.007cm" style:font-size-asian="10pt"/>
    </style:style>
    <style:style style:name="T83" style:family="text">
      <style:text-properties style:font-name="Wingdings" fo:font-size="12pt" style:font-size-asian="12pt"/>
    </style:style>
    <style:style style:name="T84" style:family="text">
      <style:text-properties style:font-name="Wingdings" fo:font-size="12pt" fo:letter-spacing="0.042cm" officeooo:rsid="0015ff4e" style:font-size-asian="12pt"/>
    </style:style>
    <style:style style:name="T85" style:family="text">
      <style:text-properties fo:letter-spacing="0.002cm"/>
    </style:style>
    <style:style style:name="T86" style:family="text">
      <style:text-properties fo:letter-spacing="0.004cm"/>
    </style:style>
    <style:style style:name="T87" style:family="text">
      <style:text-properties fo:letter-spacing="-0.009cm"/>
    </style:style>
    <style:style style:name="T88" style:family="text">
      <style:text-properties fo:letter-spacing="-0.012cm"/>
    </style:style>
    <style:style style:name="T89" style:family="text">
      <style:text-properties fo:letter-spacing="0.097cm"/>
    </style:style>
    <style:style style:name="T90" style:family="text">
      <style:text-properties style:text-underline-style="solid" style:text-underline-width="bold" style:text-underline-color="font-color"/>
    </style:style>
    <style:style style:name="T91" style:family="text">
      <style:text-properties fo:letter-spacing="-0.011cm" style:text-underline-style="solid" style:text-underline-width="bold" style:text-underline-color="font-color"/>
    </style:style>
    <style:style style:name="T92" style:family="text">
      <style:text-properties fo:letter-spacing="-0.032cm"/>
    </style:style>
    <style:style style:name="T93" style:family="text">
      <style:text-properties style:font-name="times new roman" fo:font-size="12pt" fo:letter-spacing="0.042cm" officeooo:rsid="0015ff4e" style:font-size-asian="12pt"/>
    </style:style>
    <style:style style:name="T94" style:family="text">
      <style:text-properties fo:letter-spacing="-0.016cm"/>
    </style:style>
    <style:style style:name="T95" style:family="text">
      <style:text-properties officeooo:rsid="001d6e83"/>
    </style:style>
    <style:style style:name="T96" style:family="text">
      <style:text-properties officeooo:rsid="001d9b3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27">Juan Manuel López Puma<text:span text:style-name="T1"> </text:span>Felipe<text:span text:style-name="T2"> </text:span>Robles<text:span text:style-name="T3"> </text:span>López</text:p>
        <text:p text:style-name="P149"><text:span text:style-name="T5">1º</text:span><text:span text:style-name="T6"> </text:span><text:span text:style-name="T5">ASIR</text:span></text:p>
        <text:p text:style-name="P151">Xestión de Base de datos<text:span text:style-name="T1"> </text:span><text:span text:style-name="T7">BD_UD2_ACT1-MER</text:span><text:span text:style-name="T3"> </text:span><text:span text:style-name="T8">AVALIABLE</text:span></text:p>
        <text:h text:style-name="P1" text:outline-level="2">3.<text:span text:style-name="T8"> </text:span>Descrición<text:span text:style-name="T9"> </text:span>das<text:span text:style-name="T9"> </text:span>entidades,<text:span text:style-name="T9"> </text:span>dominio<text:span text:style-name="T9"> </text:span>dos<text:span text:style-name="T9"> </text:span>atributos<text:span text:style-name="T9"> </text:span>e<text:span text:style-name="T7"> </text:span>restricións<text:span text:style-name="T9"> </text:span>do<text:span text:style-name="T9"> </text:span>sistema</text:h>
        <text:p text:style-name="P8"/>
        <text:p text:style-name="P8"/>
        <text:p text:style-name="P11"><text:span text:style-name="T10">ATRIBUTOS</text:span><text:span text:style-name="T11"> </text:span><text:span text:style-name="T10">DE</text:span><text:span text:style-name="T11"> </text:span><text:span text:style-name="T10">LAS</text:span><text:span text:style-name="T14"> </text:span><text:span text:style-name="T10">ENTIDADES</text:span></text:p>
        <text:p text:style-name="P153"/>
        <text:h text:style-name="P3" text:outline-level="2">ANIMAL</text:h>
        <text:p text:style-name="P154"/>
        <text:p text:style-name="P158">Son<text:span text:style-name="T74"> </text:span>los<text:span text:style-name="T74"> </text:span>diferentes<text:span text:style-name="T74"> </text:span>animales<text:span text:style-name="T74"> </text:span>que<text:span text:style-name="T74"> </text:span>se<text:span text:style-name="T9"> </text:span>encuentran<text:span text:style-name="T74"> </text:span>en<text:span text:style-name="T74"> </text:span>el<text:span text:style-name="T74"> </text:span>zoológico.</text:p>
        <text:p text:style-name="P160"/>
        <table:table table:name="Tabla1" table:style-name="Tabla1">
          <table:table-column table:style-name="Tabla1.A" table:number-columns-repeated="4"/>
          <table:table-row table:style-name="Tabla1.1">
            <table:table-cell table:style-name="Tabla1.A1" office:value-type="string">
              <text:p text:style-name="P18">Atributo</text:p>
            </table:table-cell>
            <table:table-cell table:style-name="Tabla1.A1" office:value-type="string">
              <text:p text:style-name="P19">Tipo</text:p>
            </table:table-cell>
            <table:table-cell table:style-name="Tabla1.A1" office:value-type="string">
              <text:p text:style-name="P18">Descripción</text:p>
            </table:table-cell>
            <table:table-cell table:style-name="Tabla1.A1" office:value-type="string">
              <text:p text:style-name="P18">Restricciones</text:p>
            </table:table-cell>
          </table:table-row>
          <table:table-row table:style-name="Tabla1.2">
            <table:table-cell table:style-name="Tabla1.A1" office:value-type="string">
              <text:p text:style-name="P24">Nombre</text:p>
            </table:table-cell>
            <table:table-cell table:style-name="Tabla1.A1" office:value-type="string">
              <text:p text:style-name="P44"><text:span text:style-name="T17">Campo de texto de</text:span><text:span text:style-name="T27"> </text:span><text:span text:style-name="T17">máximo</text:span><text:span text:style-name="T30"> </text:span><text:span text:style-name="T17">60</text:span><text:span text:style-name="T15"> </text:span><text:span text:style-name="T17">caracteres</text:span></text:p>
            </table:table-cell>
            <table:table-cell table:style-name="Tabla1.A1" office:value-type="string">
              <text:p text:style-name="P43"><text:span text:style-name="T17">Nombre</text:span><text:span text:style-name="T31"> </text:span><text:span text:style-name="T17">del</text:span><text:span text:style-name="T32"> </text:span><text:span text:style-name="T17">animal</text:span></text:p>
            </table:table-cell>
            <table:table-cell table:style-name="Tabla1.A1" office:value-type="string">
              <text:p text:style-name="P31">-</text:p>
            </table:table-cell>
          </table:table-row>
          <table:table-row table:style-name="Tabla1.3">
            <table:table-cell table:style-name="Tabla1.A1" office:value-type="string">
              <text:p text:style-name="P43"><text:span text:style-name="T17">Fecha</text:span><text:span text:style-name="T31"> </text:span><text:span text:style-name="T17">de</text:span><text:span text:style-name="T31"> </text:span><text:span text:style-name="T17">ingreso</text:span></text:p>
            </table:table-cell>
            <table:table-cell table:style-name="Tabla1.A1" office:value-type="string">
              <text:p text:style-name="P36">Fecha y hora</text:p>
            </table:table-cell>
            <table:table-cell table:style-name="Tabla1.A1" office:value-type="string">
              <text:p text:style-name="P46"><text:span text:style-name="T17">Fecha </text:span><text:span text:style-name="T20">y hora</text:span><text:span text:style-name="T40"> </text:span><text:span text:style-name="T17">en</text:span><text:span text:style-name="T40"> </text:span><text:span text:style-name="T17">la</text:span><text:span text:style-name="T44"> </text:span><text:span text:style-name="T17">que</text:span><text:span text:style-name="T40"> </text:span><text:span text:style-name="T41">se realizó el registro de entrada del animal </text:span><text:span text:style-name="T17">al</text:span><text:span text:style-name="T27"> </text:span><text:span text:style-name="T17">zoológico</text:span></text:p>
            </table:table-cell>
            <table:table-cell table:style-name="Tabla1.A1" office:value-type="string">
              <text:p text:style-name="P47"><text:span text:style-name="T17">No</text:span><text:span text:style-name="T44"> </text:span><text:span text:style-name="T17">puede</text:span><text:span text:style-name="T40"> </text:span><text:span text:style-name="T17">ser</text:span><text:span text:style-name="T47"> </text:span><text:span text:style-name="T17">una</text:span><text:span text:style-name="T12"> </text:span><text:span text:style-name="T17">fecha</text:span><text:span text:style-name="T37"> </text:span><text:span text:style-name="T17">anterior a la fecha de</text:span><text:span text:style-name="T27"> </text:span><text:span text:style-name="T17">nacimiento</text:span></text:p>
            </table:table-cell>
          </table:table-row>
          <table:table-row table:style-name="Tabla1.4">
            <table:table-cell table:style-name="Tabla1.A1" office:value-type="string">
              <text:p text:style-name="P43"><text:span text:style-name="T17">Fecha</text:span><text:span text:style-name="T31"> </text:span><text:span text:style-name="T17">de</text:span><text:span text:style-name="T31"> </text:span><text:span text:style-name="T17">nacimiento</text:span></text:p>
            </table:table-cell>
            <table:table-cell table:style-name="Tabla1.A1" office:value-type="string">
              <text:p text:style-name="P36">Fecha y hora</text:p>
            </table:table-cell>
            <table:table-cell table:style-name="Tabla1.A1" office:value-type="string">
              <text:p text:style-name="P143"><text:span text:style-name="T17">Fecha </text:span><text:span text:style-name="T20">y hora </text:span><text:span text:style-name="T17">en la que nació</text:span><text:span text:style-name="T37"> </text:span><text:span text:style-name="T17">el animal; puede estar</text:span><text:span text:style-name="T52"> </text:span><text:span text:style-name="T17">vacía</text:span><text:span text:style-name="T32"> </text:span><text:span text:style-name="T17">si</text:span><text:span text:style-name="T32"> </text:span><text:span text:style-name="T17">no se</text:span><text:span text:style-name="T32"> </text:span><text:span text:style-name="T17">conoce</text:span></text:p>
            </table:table-cell>
            <table:table-cell table:style-name="Tabla1.A1" office:value-type="string">
              <text:p text:style-name="P47"><text:span text:style-name="T17">No</text:span><text:span text:style-name="T44"> </text:span><text:span text:style-name="T17">puede</text:span><text:span text:style-name="T40"> </text:span><text:span text:style-name="T17">ser</text:span><text:span text:style-name="T47"> </text:span><text:span text:style-name="T17">una</text:span><text:span text:style-name="T12"> </text:span><text:span text:style-name="T17">fecha</text:span><text:span text:style-name="T37"> </text:span><text:span text:style-name="T17">posterior a la fecha de</text:span><text:span text:style-name="T27"> </text:span><text:span text:style-name="T17">ingreso ni a la de</text:span><text:span text:style-name="T27"> </text:span><text:span text:style-name="T17">fallecimiento</text:span></text:p>
            </table:table-cell>
          </table:table-row>
          <table:table-row table:style-name="Tabla1.3">
            <table:table-cell table:style-name="Tabla1.A1" office:value-type="string">
              <text:p text:style-name="P43"><text:span text:style-name="T17">Fecha</text:span><text:span text:style-name="T47"> </text:span><text:span text:style-name="T17">de</text:span><text:span text:style-name="T31"> </text:span><text:span text:style-name="T17">fallecimiento</text:span></text:p>
            </table:table-cell>
            <table:table-cell table:style-name="Tabla1.A1" office:value-type="string">
              <text:p text:style-name="P45"><text:span text:style-name="T17">Fecha</text:span><text:span text:style-name="T34"> </text:span><text:span text:style-name="T35">y hora</text:span></text:p>
            </table:table-cell>
            <table:table-cell table:style-name="Tabla1.A1" office:value-type="string">
              <text:p text:style-name="P48"><text:span text:style-name="T17">Fecha </text:span><text:span text:style-name="T21">y hora </text:span><text:span text:style-name="T17">en la que el</text:span><text:span text:style-name="T27"> </text:span><text:span text:style-name="T17">animal</text:span><text:span text:style-name="T40"> </text:span><text:span text:style-name="T17">se</text:span><text:span text:style-name="T44"> </text:span><text:span text:style-name="T17">fue</text:span><text:span text:style-name="T40"> </text:span><text:span text:style-name="T17">de</text:span><text:span text:style-name="T40"> </text:span><text:span text:style-name="T17">este</text:span><text:span text:style-name="T37"> </text:span><text:span text:style-name="T17">mundo</text:span></text:p>
            </table:table-cell>
            <table:table-cell table:style-name="Tabla1.A1" office:value-type="string">
              <text:p text:style-name="P49"><text:span text:style-name="T17">No</text:span><text:span text:style-name="T44"> </text:span><text:span text:style-name="T17">puede</text:span><text:span text:style-name="T40"> </text:span><text:span text:style-name="T17">ser</text:span><text:span text:style-name="T44"> </text:span><text:span text:style-name="T17">anterior</text:span><text:span text:style-name="T40"> </text:span><text:span text:style-name="T17">a</text:span><text:span text:style-name="T37"> </text:span><text:span text:style-name="T17">la fecha de nacimiento</text:span><text:span text:style-name="T27"> </text:span><text:span text:style-name="T17">ni</text:span><text:span text:style-name="T32"> </text:span><text:span text:style-name="T17">de ingreso</text:span></text:p>
            </table:table-cell>
          </table:table-row>
          <table:table-row table:style-name="Tabla1.6">
            <table:table-cell table:style-name="Tabla1.A1" office:value-type="string">
              <text:p text:style-name="P25">Especie</text:p>
            </table:table-cell>
            <table:table-cell table:style-name="Tabla1.A1" office:value-type="string">
              <text:p text:style-name="P52"><text:span text:style-name="T17">Campo de texto</text:span><text:span text:style-name="T27"> </text:span><text:span text:style-name="T17">máximo</text:span><text:span text:style-name="T53"> </text:span><text:span text:style-name="T17">50</text:span><text:span text:style-name="T54"> </text:span><text:span text:style-name="T17">caracteres</text:span><text:span text:style-name="T75">1</text:span></text:p>
            </table:table-cell>
            <table:table-cell table:style-name="Tabla1.A1" office:value-type="string">
              <text:p text:style-name="P53"><text:span text:style-name="T26">Nombre científico de la especie</text:span><text:span text:style-name="T17"> a la que</text:span><text:span text:style-name="T27"> </text:span><text:span text:style-name="T17">pertenece</text:span><text:span text:style-name="T30"> </text:span><text:span text:style-name="T17">el</text:span><text:span text:style-name="T54"> </text:span><text:span text:style-name="T17">animal</text:span></text:p>
            </table:table-cell>
            <table:table-cell table:style-name="Tabla1.A1" office:value-type="string">
              <text:p text:style-name="P54"><text:span text:style-name="T17">Rango de valores</text:span><text:span text:style-name="T27"> </text:span><text:span text:style-name="T17">predefinido con las</text:span><text:span text:style-name="T27"> </text:span><text:span text:style-name="T17">especies</text:span><text:span text:style-name="T15"> </text:span><text:span text:style-name="T17">del</text:span><text:span text:style-name="T53"> </text:span><text:span text:style-name="T17">zoológico</text:span><text:span text:style-name="T37"> </text:span><text:span text:style-name="T17">(Panthera tigris, por</text:span><text:span text:style-name="T27"> </text:span><text:span text:style-name="T17">ejemplo)</text:span></text:p>
            </table:table-cell>
          </table:table-row>
          <table:table-row table:style-name="Tabla1.3">
            <table:table-cell table:style-name="Tabla1.A1" office:value-type="string">
              <text:p text:style-name="P43"><text:span text:style-name="T17">Código</text:span><text:span text:style-name="T31"> </text:span><text:span text:style-name="T17">animal</text:span></text:p>
            </table:table-cell>
            <table:table-cell table:style-name="Tabla1.A1" office:value-type="string">
              <text:p text:style-name="P39"><text:span text:style-name="T17">Número</text:span><text:span text:style-name="T31"> </text:span><text:span text:style-name="T17">natural</text:span></text:p>
            </table:table-cell>
            <table:table-cell table:style-name="Tabla1.A1" office:value-type="string">
              <text:p text:style-name="P55"><text:span text:style-name="T17">Identificador</text:span><text:span text:style-name="T15"> </text:span><text:span text:style-name="T17">único</text:span><text:span text:style-name="T15"> </text:span><text:span text:style-name="T17">de</text:span><text:span text:style-name="T37"> </text:span><text:span text:style-name="T17">cada animal</text:span></text:p>
            </table:table-cell>
            <table:table-cell table:style-name="Tabla1.A1" office:value-type="string">
              <text:p text:style-name="P57"><text:span text:style-name="T17">No puede haber dos</text:span><text:span text:style-name="T27"> </text:span><text:span text:style-name="T17">animales</text:span><text:span text:style-name="T12"> </text:span><text:span text:style-name="T17">con</text:span><text:span text:style-name="T12"> </text:span><text:span text:style-name="T17">el</text:span><text:span text:style-name="T12"> </text:span><text:span text:style-name="T17">mismo</text:span><text:span text:style-name="T37"> </text:span><text:span text:style-name="T17">valor</text:span><text:span text:style-name="T32"> </text:span><text:span text:style-name="T17">en</text:span><text:span text:style-name="T32"> </text:span><text:span text:style-name="T17">este campo</text:span></text:p>
            </table:table-cell>
          </table:table-row>
          <table:table-row table:style-name="Tabla1.3">
            <table:table-cell table:style-name="Tabla1.A8" office:value-type="string">
              <text:p text:style-name="P182">Género</text:p>
            </table:table-cell>
            <table:table-cell table:style-name="Tabla1.A8" office:value-type="string">
              <text:p text:style-name="P183">Campo de Texto</text:p>
            </table:table-cell>
            <table:table-cell table:style-name="Tabla1.A8" office:value-type="string">
              <text:p text:style-name="P185">Género del animal</text:p>
            </table:table-cell>
            <table:table-cell table:style-name="Tabla1.A8" office:value-type="string">
              <text:p text:style-name="P184">Tres campos permitidos:</text:p>
              <text:p text:style-name="P184">- Macho</text:p>
              <text:p text:style-name="P184">-Hembra</text:p>
              <text:p text:style-name="P184">-Hermafrodita</text:p>
            </table:table-cell>
          </table:table-row>
        </table:table>
        <text:p text:style-name="P9"/>
        <text:p text:style-name="P161"/>
        <text:h text:style-name="P10" text:outline-level="2"/>
        <text:h text:style-name="P10" text:outline-level="2"/>
        <text:h text:style-name="P10" text:outline-level="2"/>
        <text:h text:style-name="P10" text:outline-level="2"/>
        <text:h text:style-name="P10" text:outline-level="2"/>
        <text:h text:style-name="P10" text:outline-level="2"/>
        <text:h text:style-name="P10" text:outline-level="2"/>
        <text:h text:style-name="P10" text:outline-level="2"><text:soft-page-break/></text:h>
        <text:h text:style-name="P10" text:outline-level="2">ZONA</text:h>
        <text:p text:style-name="P154"/>
        <text:p text:style-name="P163">Son las zonas que conforman el zoológico; pueden ser de diferentes ambientes (terrestre, acuático,<text:span text:style-name="T77"> </text:span>selvático…)</text:p>
        <text:p text:style-name="P160"/>
        <table:table table:name="Tabla2" table:style-name="Tabla2">
          <table:table-column table:style-name="Tabla2.A" table:number-columns-repeated="4"/>
          <table:table-row table:style-name="Tabla2.1">
            <table:table-cell table:style-name="Tabla2.A1" office:value-type="string">
              <text:p text:style-name="P18">Atributo</text:p>
            </table:table-cell>
            <table:table-cell table:style-name="Tabla2.A1" office:value-type="string">
              <text:p text:style-name="P19">Tipo</text:p>
            </table:table-cell>
            <table:table-cell table:style-name="Tabla2.A1" office:value-type="string">
              <text:p text:style-name="P18">Descripción</text:p>
            </table:table-cell>
            <table:table-cell table:style-name="Tabla2.A1" office:value-type="string">
              <text:p text:style-name="P18">Restricciones</text:p>
            </table:table-cell>
          </table:table-row>
          <table:table-row table:style-name="Tabla2.2">
            <table:table-cell table:style-name="Tabla2.A1" office:value-type="string">
              <text:p text:style-name="P43"><text:span text:style-name="T17">Código</text:span><text:span text:style-name="T32"> </text:span><text:span text:style-name="T17">zona</text:span></text:p>
            </table:table-cell>
            <table:table-cell table:style-name="Tabla2.A1" office:value-type="string">
              <text:p text:style-name="P39"><text:span text:style-name="T17">Número</text:span><text:span text:style-name="T31"> </text:span><text:span text:style-name="T17">natural</text:span></text:p>
            </table:table-cell>
            <table:table-cell table:style-name="Tabla2.A1" office:value-type="string">
              <text:p text:style-name="P43"><text:span text:style-name="T17">Identificador</text:span><text:span text:style-name="T31"> </text:span><text:span text:style-name="T17">único</text:span><text:span text:style-name="T31"> </text:span><text:span text:style-name="T17">de</text:span></text:p>
            </table:table-cell>
            <table:table-cell table:style-name="Tabla2.A1" office:value-type="string">
              <text:p text:style-name="P43"><text:span text:style-name="T17">No</text:span><text:span text:style-name="T32"> </text:span><text:span text:style-name="T17">puede</text:span><text:span text:style-name="T32"> </text:span><text:span text:style-name="T17">haber</text:span><text:span text:style-name="T32"> </text:span><text:span text:style-name="T17">dos</text:span></text:p>
            </table:table-cell>
          </table:table-row>
        </table:table>
        <text:p text:style-name="P164"><draw:rect text:anchor-type="char" draw:z-index="0" draw:name="Forma1" draw:style-name="gr1" draw:text-style-name="P231" svg:width="5.083cm" svg:height="0.022cm" svg:x="1.998cm" svg:y="0.39cm"><text:p/></draw:rect></text:p>
        <text:p text:style-name="P12"><text:span text:style-name="T76">1</text:span><text:span text:style-name="T78">La</text:span><text:span text:style-name="T79"> </text:span><text:span text:style-name="T78">especie</text:span><text:span text:style-name="T79"> </text:span><text:span text:style-name="T78">animal</text:span><text:span text:style-name="T80"> </text:span><text:span text:style-name="T78">viva</text:span><text:span text:style-name="T79"> </text:span><text:span text:style-name="T78">con</text:span><text:span text:style-name="T79"> </text:span><text:span text:style-name="T78">el</text:span><text:span text:style-name="T81"> </text:span><text:span text:style-name="T78">nombre más</text:span><text:span text:style-name="T82"> </text:span><text:span text:style-name="T78">largo</text:span><text:span text:style-name="T80"> </text:span><text:span text:style-name="T78">es</text:span><text:span text:style-name="T79"> </text:span><text:span text:style-name="T78">Parastratiosphecomyia</text:span><text:span text:style-name="T79"> </text:span><text:span text:style-name="T78">stratiosphecomyioides,</text:span><text:span text:style-name="T80"> </text:span><text:span text:style-name="T78">con</text:span><text:span text:style-name="T82"> </text:span><text:span text:style-name="T78">44</text:span><text:span text:style-name="T80"> </text:span><text:span text:style-name="T78">caracteres.</text:span></text:p>
      </text:section>
      <table:table table:name="Tabla3" table:style-name="Tabla3">
        <table:table-column table:style-name="Tabla3.A" table:number-columns-repeated="4"/>
        <table:table-row table:style-name="Tabla3.1">
          <table:table-cell table:style-name="Tabla3.A1" office:value-type="string">
            <text:p text:style-name="P17"/>
          </table:table-cell>
          <table:table-cell table:style-name="Tabla3.A1" office:value-type="string">
            <text:p text:style-name="P17"/>
          </table:table-cell>
          <table:table-cell table:style-name="Tabla3.A1" office:value-type="string">
            <text:p text:style-name="P58"><text:span text:style-name="T17">cada</text:span><text:span text:style-name="T30"> </text:span><text:span text:style-name="T17">zona</text:span><text:span text:style-name="T15"> </text:span><text:span text:style-name="T17">del</text:span><text:span text:style-name="T37"> </text:span><text:span text:style-name="T17">zoológico</text:span></text:p>
          </table:table-cell>
          <table:table-cell table:style-name="Tabla3.A1" office:value-type="string">
            <text:p text:style-name="P59"><text:span text:style-name="T17">zonas con el mismo</text:span><text:span text:style-name="T37"> </text:span><text:span text:style-name="T17">valor</text:span><text:span text:style-name="T54"> </text:span><text:span text:style-name="T17">en</text:span><text:span text:style-name="T12"> </text:span><text:span text:style-name="T17">este</text:span><text:span text:style-name="T12"> </text:span><text:span text:style-name="T17">campo</text:span></text:p>
          </table:table-cell>
        </table:table-row>
        <table:table-row table:style-name="Tabla3.2">
          <table:table-cell table:style-name="Tabla3.A2" office:value-type="string">
            <text:p text:style-name="P24">Tipo</text:p>
          </table:table-cell>
          <table:table-cell table:style-name="Tabla3.A2" office:value-type="string">
            <text:p text:style-name="P60"><text:span text:style-name="T17">Campo de texto de 60</text:span><text:span text:style-name="T37"> </text:span><text:span text:style-name="T17">caracteres</text:span></text:p>
          </table:table-cell>
          <table:table-cell table:style-name="Tabla3.A2" office:value-type="string">
            <text:p text:style-name="P62"><text:span text:style-name="T17">Define el tipo de</text:span><text:span text:style-name="T27"> </text:span><text:span text:style-name="T17">hábitat en el que está</text:span><text:span text:style-name="T27"> </text:span><text:span text:style-name="T17">basada</text:span><text:span text:style-name="T54"> </text:span><text:span text:style-name="T17">esa</text:span><text:span text:style-name="T12"> </text:span><text:span text:style-name="T17">zona;</text:span><text:span text:style-name="T40"> </text:span><text:span text:style-name="T17">puede</text:span><text:span text:style-name="T37"> </text:span><text:span text:style-name="T17">tomar valores como</text:span><text:span text:style-name="T27"> </text:span><text:span text:style-name="T17">“sabana”,</text:span><text:span text:style-name="T31"> </text:span><text:span text:style-name="T17">“pradera”</text:span><text:span text:style-name="T55"> </text:span><text:span text:style-name="T17">y</text:span><text:span text:style-name="T27"> </text:span><text:span text:style-name="T17">similares.</text:span></text:p>
          </table:table-cell>
          <table:table-cell table:style-name="Tabla3.A2" office:value-type="string">
            <text:p text:style-name="P63"><text:span text:style-name="T17">Debe</text:span><text:span text:style-name="T40"> </text:span><text:span text:style-name="T17">ser</text:span><text:span text:style-name="T44"> </text:span><text:span text:style-name="T17">uno</text:span><text:span text:style-name="T40"> </text:span><text:span text:style-name="T17">de</text:span><text:span text:style-name="T40"> </text:span><text:span text:style-name="T17">los</text:span><text:span text:style-name="T37"> </text:span><text:span text:style-name="T17">siguientes valores</text:span><text:span text:style-name="T27"> </text:span><text:span text:style-name="T17">predefinidos:</text:span></text:p>
            <text:p text:style-name="P64"><text:span text:style-name="T83"></text:span><text:span text:style-name="T56"> </text:span><text:span text:style-name="T17">pradera</text:span></text:p>
            <text:p text:style-name="P65"><text:span text:style-name="T83"></text:span><text:span text:style-name="T56"> </text:span><text:span text:style-name="T17">sabana</text:span></text:p>
            <text:p text:style-name="P65"><text:span text:style-name="T83"></text:span><text:span text:style-name="T57"> </text:span><text:span text:style-name="T58">río</text:span></text:p>
            <text:p text:style-name="P142"><text:span text:style-name="T84"> </text:span><text:span text:style-name="T93">mar</text:span></text:p>
            <text:p text:style-name="P65"><text:span text:style-name="T83"></text:span><text:span text:style-name="T56"> </text:span><text:span text:style-name="T17">jungla</text:span></text:p>
            <text:p text:style-name="P65"><text:span text:style-name="T83"></text:span><text:span text:style-name="T59"> </text:span><text:span text:style-name="T60">árida</text:span></text:p>
            <text:p text:style-name="P65"><text:span text:style-name="T83"></text:span><text:span text:style-name="T61"> </text:span><text:span text:style-name="T17">montaña</text:span></text:p>
            <text:p text:style-name="P197"><text:span text:style-name="T83"></text:span><text:span text:style-name="T61"> </text:span><text:span text:style-name="T62">otra</text:span></text:p>
          </table:table-cell>
        </table:table-row>
        <table:table-row table:style-name="Tabla3.3">
          <table:table-cell table:style-name="Tabla3.A2" office:value-type="string">
            <text:p text:style-name="P24">Superficie</text:p>
          </table:table-cell>
          <table:table-cell table:style-name="Tabla3.A2" office:value-type="string">
            <text:p text:style-name="P66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3.A2" office:value-type="string">
            <text:p text:style-name="P68"><text:span text:style-name="T17">Superficie de terreno</text:span><text:span text:style-name="T27"> </text:span><text:span text:style-name="T17">medida en metros</text:span><text:span text:style-name="T27"> </text:span><text:span text:style-name="T17">cuadrados</text:span><text:span text:style-name="T12"> </text:span><text:span text:style-name="T17">que</text:span><text:span text:style-name="T12"> </text:span><text:span text:style-name="T17">ocupa</text:span><text:span text:style-name="T40"> </text:span><text:span text:style-name="T17">la</text:span><text:span text:style-name="T37"> </text:span><text:span text:style-name="T17">zona</text:span></text:p>
          </table:table-cell>
          <table:table-cell table:style-name="Tabla3.A2" office:value-type="string">
            <text:p text:style-name="P31">-</text:p>
          </table:table-cell>
        </table:table-row>
        <table:table-row table:style-name="Tabla3.4">
          <table:table-cell table:style-name="Tabla3.A2" office:value-type="string">
            <text:p text:style-name="P24">Descripción</text:p>
          </table:table-cell>
          <table:table-cell table:style-name="Tabla3.A2" office:value-type="string">
            <text:p text:style-name="P69"><text:span text:style-name="T17">Campo de texto de 500</text:span><text:span text:style-name="T37"> </text:span><text:span text:style-name="T17">caracteres</text:span></text:p>
          </table:table-cell>
          <table:table-cell table:style-name="Tabla3.A2" office:value-type="string">
            <text:p text:style-name="P72"><text:span text:style-name="T17">Pequeña</text:span><text:span text:style-name="T15"> </text:span><text:span text:style-name="T17">descripción</text:span><text:span text:style-name="T15"> </text:span><text:span text:style-name="T17">de</text:span><text:span text:style-name="T37"> </text:span><text:span text:style-name="T17">la zona, que incluye</text:span><text:span text:style-name="T27"> </text:span><text:span text:style-name="T17">qué elementos hay en</text:span><text:span text:style-name="T27"> </text:span><text:span text:style-name="T17">ella, temperaturas</text:span><text:span text:style-name="T27"> </text:span><text:span text:style-name="T17">medias, si es cubierta o</text:span><text:span text:style-name="T37"> </text:span><text:span text:style-name="T17">cerrada…</text:span></text:p>
          </table:table-cell>
          <table:table-cell table:style-name="Tabla3.A2" office:value-type="string">
            <text:p text:style-name="P43"><text:span text:style-name="T17">Es</text:span><text:span text:style-name="T32"> </text:span><text:span text:style-name="T17">un</text:span><text:span text:style-name="T32"> </text:span><text:span text:style-name="T17">campo</text:span><text:span text:style-name="T32"> </text:span><text:span text:style-name="T17">opcional</text:span></text:p>
          </table:table-cell>
        </table:table-row>
      </table:table>
      <text:p text:style-name="P165"/>
      <text:p text:style-name="P166"/>
      <text:h text:style-name="P3" text:outline-level="2">EMPLEADO</text:h>
      <text:p text:style-name="P154"/>
      <text:p text:style-name="P168">Es el personal que trabaja en el zoológico, y puede ser de diferentes tipos, recogidos en diferentes<text:span text:style-name="T1"> </text:span>entidades<text:span text:style-name="T74"> </text:span>que<text:span text:style-name="T74"> </text:span>conforman<text:span text:style-name="T85"> </text:span>la jerarquía:</text:p>
      <text:p text:style-name="P157"/>
      <text:p text:style-name="P152"><text:span text:style-name="T1"><text:s/></text:span>EMPLEADO<text:span text:style-name="T9"> </text:span>SUBORDINADO:</text:p>
      <text:p text:style-name="P150"><text:tab/>ADMINISTRADOR</text:p>
      <text:p text:style-name="P150"><text:tab/>Personal<text:span text:style-name="T9"> </text:span>encargado<text:span text:style-name="T9"> </text:span>de<text:span text:style-name="T9"> </text:span>administrar<text:span text:style-name="T9"> </text:span>a<text:span text:style-name="T8"> </text:span>los<text:span text:style-name="T9"> </text:span>empleados<text:span text:style-name="T74"> </text:span>subordinados<text:span text:style-name="T85"> </text:span>del<text:span text:style-name="T74"> <text:tab/></text:span>zoológico.</text:p>
      <text:p text:style-name="P150"/>
      <text:p text:style-name="P169">CUIDADOR</text:p>
      <text:p text:style-name="P170">Personal<text:span text:style-name="T8"> </text:span>encargado<text:span text:style-name="T9"> </text:span>de<text:span text:style-name="T8"> </text:span>los<text:span text:style-name="T9"> </text:span>animales.<text:span text:style-name="T8"> </text:span>Se<text:span text:style-name="T9"> </text:span>encargan de<text:span text:style-name="T7"> </text:span>su<text:span text:style-name="T9"> </text:span>cuidado,<text:span text:style-name="T9"> </text:span>alimentación,<text:span text:style-name="T1"> </text:span>higiene…</text:p>
      <text:p text:style-name="Text_20_body"/>
      <text:p text:style-name="P169">VETERINARIO</text:p>
      <text:p text:style-name="P171">Personal<text:span text:style-name="T8"> </text:span>especializado<text:span text:style-name="T9"> </text:span>en<text:span text:style-name="T8"> </text:span>veterinaria,<text:span text:style-name="T9"> </text:span>se<text:span text:style-name="T8"> </text:span>encargan<text:span text:style-name="T74"> </text:span>de<text:span text:style-name="T8"> </text:span>las<text:span text:style-name="T8"> </text:span>afecciones,<text:span text:style-name="T9"> </text:span>enfermedades,<text:span text:style-name="T1"> </text:span>vacunación<text:span text:style-name="T86"> </text:span>y<text:span text:style-name="T87"> </text:span>dieta de<text:span text:style-name="T9"> </text:span>los<text:span text:style-name="T86"> </text:span>animales.</text:p>
      <text:p text:style-name="Text_20_body"/>
      <text:p text:style-name="P169">MANTENIMIENTO</text:p>
      <text:p text:style-name="P172">Personal<text:span text:style-name="T9"> </text:span>a<text:span text:style-name="T9"> </text:span>cargo<text:span text:style-name="T74"> </text:span>del<text:span text:style-name="T9"> </text:span>zoológico<text:span text:style-name="T74"> </text:span>que<text:span text:style-name="T8"> </text:span>se<text:span text:style-name="T9"> </text:span>encarga<text:span text:style-name="T8"> </text:span>de mantener<text:span text:style-name="T85"> </text:span>y<text:span text:style-name="T88"> </text:span>cuidar<text:span text:style-name="T74"> </text:span>las<text:span text:style-name="T9"> </text:span>zonas<text:span text:style-name="T74"> </text:span>donde<text:span text:style-name="T1"> </text:span>viven<text:span text:style-name="T89"> </text:span>los<text:span text:style-name="T74"> </text:span>diferentes animales.</text:p>
      <text:p text:style-name="Text_20_body"/>
      <text:p text:style-name="P169">CAJERO</text:p>
      <text:p text:style-name="P169">Personal<text:span text:style-name="T9"> </text:span>encargado<text:span text:style-name="T9"> </text:span>de<text:span text:style-name="T9"> </text:span>la<text:span text:style-name="T74"> </text:span>venta<text:span text:style-name="T9"> </text:span>de<text:span text:style-name="T8"> </text:span>entradas al<text:span text:style-name="T74"> </text:span>zoológico.</text:p>
      <text:p text:style-name="P14"/>
      <table:table table:name="Tabla4" table:style-name="Tabla4">
        <table:table-column table:style-name="Tabla4.A" table:number-columns-repeated="4"/>
        <table:table-row table:style-name="Tabla4.1">
          <table:table-cell table:style-name="Tabla4.A1" office:value-type="string">
            <text:p text:style-name="P26">Atributo</text:p>
          </table:table-cell>
          <table:table-cell table:style-name="Tabla4.A1" office:value-type="string">
            <text:p text:style-name="P20">Tipo</text:p>
          </table:table-cell>
          <table:table-cell table:style-name="Tabla4.A1" office:value-type="string">
            <text:p text:style-name="P26">Descripción</text:p>
          </table:table-cell>
          <table:table-cell table:style-name="Tabla4.A1" office:value-type="string">
            <text:p text:style-name="P26">Restricciones</text:p>
          </table:table-cell>
        </table:table-row>
        <table:table-row table:style-name="Tabla4.2">
          <table:table-cell table:style-name="Tabla4.A1" office:value-type="string">
            <text:p text:style-name="P74"><text:span text:style-name="T17">Código</text:span><text:span text:style-name="T32"> </text:span><text:span text:style-name="T17">de</text:span><text:span text:style-name="T31"> </text:span><text:span text:style-name="T17">empleado</text:span></text:p>
          </table:table-cell>
          <table:table-cell table:style-name="Tabla4.A1" office:value-type="string">
            <text:p text:style-name="P40"><text:span text:style-name="T17">Número</text:span><text:span text:style-name="T31"> </text:span><text:span text:style-name="T17">natural</text:span></text:p>
          </table:table-cell>
          <table:table-cell table:style-name="Tabla4.A1" office:value-type="string">
            <text:p text:style-name="P56"><text:span text:style-name="T17">Identificador</text:span><text:span text:style-name="T15"> </text:span><text:span text:style-name="T17">único</text:span><text:span text:style-name="T15"> </text:span><text:span text:style-name="T17">de</text:span><text:span text:style-name="T37"> </text:span><text:span text:style-name="T17">cada empleado</text:span></text:p>
          </table:table-cell>
          <table:table-cell table:style-name="Tabla4.A1" office:value-type="string">
            <text:p text:style-name="P75"><text:span text:style-name="T17">No</text:span><text:span text:style-name="T12"> </text:span><text:span text:style-name="T17">puede</text:span><text:span text:style-name="T54"> </text:span><text:span text:style-name="T17">haber</text:span><text:span text:style-name="T40"> </text:span><text:span text:style-name="T17">dos</text:span><text:span text:style-name="T37"> </text:span><text:span text:style-name="T17">empleados con el</text:span><text:span text:style-name="T27"> </text:span><text:span text:style-name="T17">mismo código de</text:span><text:span text:style-name="T27"> </text:span><text:span text:style-name="T17">empleado</text:span></text:p>
          </table:table-cell>
        </table:table-row>
        <table:table-row table:style-name="Tabla4.3">
          <table:table-cell table:style-name="Tabla4.A1" office:value-type="string">
            <text:p text:style-name="P27">Nombre</text:p>
          </table:table-cell>
          <table:table-cell table:style-name="Tabla4.A1" office:value-type="string">
            <text:p text:style-name="P61"><text:span text:style-name="T17">Campo de texto de 60</text:span><text:span text:style-name="T37"> </text:span><text:span text:style-name="T17">caracteres</text:span></text:p>
          </table:table-cell>
          <table:table-cell table:style-name="Tabla4.A1" office:value-type="string">
            <text:p text:style-name="P74"><text:span text:style-name="T17">Nombre</text:span><text:span text:style-name="T31"> </text:span><text:span text:style-name="T17">del</text:span><text:span text:style-name="T32"> </text:span><text:span text:style-name="T17">empleado</text:span></text:p>
          </table:table-cell>
          <table:table-cell table:style-name="Tabla4.A1" office:value-type="string">
            <text:p text:style-name="P32">-</text:p>
          </table:table-cell>
        </table:table-row>
        <table:table-row table:style-name="Tabla4.3">
          <table:table-cell table:style-name="Tabla4.A1" office:value-type="string">
            <text:p text:style-name="P74"><text:span text:style-name="T17">Apellido</text:span><text:span text:style-name="T32"> </text:span><text:span text:style-name="T17">1</text:span></text:p>
          </table:table-cell>
          <table:table-cell table:style-name="Tabla4.A1" office:value-type="string">
            <text:p text:style-name="P61"><text:span text:style-name="T17">Campo de texto de 60</text:span><text:span text:style-name="T37"> </text:span><text:span text:style-name="T17">caracteres</text:span></text:p>
          </table:table-cell>
          <table:table-cell table:style-name="Tabla4.A1" office:value-type="string">
            <text:p text:style-name="P77"><text:span text:style-name="T17">Primer</text:span><text:span text:style-name="T15"> </text:span><text:span text:style-name="T17">apellido</text:span><text:span text:style-name="T53"> </text:span><text:span text:style-name="T17">del</text:span><text:span text:style-name="T37"> </text:span><text:span text:style-name="T17">empleado</text:span></text:p>
          </table:table-cell>
          <table:table-cell table:style-name="Tabla4.A1" office:value-type="string">
            <text:p text:style-name="P32">-</text:p>
          </table:table-cell>
        </table:table-row>
        <table:table-row table:style-name="Tabla4.3">
          <table:table-cell table:style-name="Tabla4.A1" office:value-type="string">
            <text:p text:style-name="P74"><text:span text:style-name="T17">Apellido</text:span><text:span text:style-name="T32"> </text:span><text:span text:style-name="T17">2</text:span></text:p>
          </table:table-cell>
          <table:table-cell table:style-name="Tabla4.A1" office:value-type="string">
            <text:p text:style-name="P61"><text:span text:style-name="T17">Campo de texto de 60</text:span><text:span text:style-name="T37"> </text:span><text:span text:style-name="T17">caracteres</text:span></text:p>
          </table:table-cell>
          <table:table-cell table:style-name="Tabla4.A1" office:value-type="string">
            <text:p text:style-name="P79"><text:span text:style-name="T17">Segundo</text:span><text:span text:style-name="T15"> </text:span><text:span text:style-name="T17">apellido</text:span><text:span text:style-name="T53"> </text:span><text:span text:style-name="T17">del</text:span><text:span text:style-name="T37"> </text:span><text:span text:style-name="T17">empleado</text:span></text:p>
          </table:table-cell>
          <table:table-cell table:style-name="Tabla4.A1" office:value-type="string">
            <text:p text:style-name="P74"><text:span text:style-name="T17">Puede</text:span><text:span text:style-name="T31"> </text:span><text:span text:style-name="T17">ser</text:span><text:span text:style-name="T32"> </text:span><text:span text:style-name="T17">opcional</text:span></text:p>
          </table:table-cell>
        </table:table-row>
        <table:table-row table:style-name="Tabla4.3">
          <table:table-cell table:style-name="Tabla4.A1" office:value-type="string">
            <text:p text:style-name="P27">Teléfono</text:p>
          </table:table-cell>
          <table:table-cell table:style-name="Tabla4.A1" office:value-type="string">
            <text:p text:style-name="P40"><text:span text:style-name="T17">Número</text:span><text:span text:style-name="T31"> </text:span><text:span text:style-name="T17">natural</text:span></text:p>
          </table:table-cell>
          <table:table-cell table:style-name="Tabla4.A1" office:value-type="string">
            <text:p text:style-name="P82"><text:span text:style-name="T32">Teléfono</text:span><text:span text:style-name="T63"> </text:span><text:span text:style-name="T17">de</text:span><text:span text:style-name="T64"> </text:span><text:span text:style-name="T17">contacto</text:span><text:span text:style-name="T37"> </text:span><text:span text:style-name="T17">del</text:span><text:span text:style-name="T32"> </text:span><text:span text:style-name="T17">empleado</text:span></text:p>
          </table:table-cell>
          <table:table-cell table:style-name="Tabla4.A1" office:value-type="string">
            <text:p text:style-name="P32">-</text:p>
          </table:table-cell>
        </table:table-row>
        <table:table-row table:style-name="Tabla4.7">
          <table:table-cell table:style-name="Tabla4.A1" office:value-type="string">
            <text:p text:style-name="P28">Dirección</text:p>
          </table:table-cell>
          <table:table-cell table:style-name="Tabla4.A1" office:value-type="string">
            <text:p text:style-name="P70"><text:span text:style-name="T17">Campo de texto de 200</text:span><text:span text:style-name="T37"> </text:span><text:span text:style-name="T17">cartacteres</text:span></text:p>
          </table:table-cell>
          <table:table-cell table:style-name="Tabla4.A1" office:value-type="string">
            <text:p text:style-name="P83"><text:span text:style-name="T17">Dirección</text:span><text:span text:style-name="T15"> </text:span><text:span text:style-name="T17">donde</text:span><text:span text:style-name="T15"> </text:span><text:span text:style-name="T17">reside</text:span><text:span text:style-name="T37"> </text:span><text:span text:style-name="T17">el</text:span><text:span text:style-name="T32"> </text:span><text:span text:style-name="T17">empleado</text:span></text:p>
          </table:table-cell>
          <table:table-cell table:style-name="Tabla4.A1" office:value-type="string">
            <text:p text:style-name="P33">-</text:p>
          </table:table-cell>
        </table:table-row>
        <table:table-row table:style-name="Tabla4.8">
          <table:table-cell table:style-name="Tabla4.A1" office:value-type="string">
            <text:p text:style-name="P27">DNI</text:p>
          </table:table-cell>
          <table:table-cell table:style-name="Tabla4.A1" office:value-type="string">
            <text:p text:style-name="P84"><text:span text:style-name="T17">Campo de texto de 9</text:span><text:span text:style-name="T37"> </text:span><text:span text:style-name="T17">caracteres</text:span></text:p>
          </table:table-cell>
          <table:table-cell table:style-name="Tabla4.A1" office:value-type="string">
            <text:p text:style-name="P86"><text:span text:style-name="T17">Documento</text:span><text:span text:style-name="T34"> </text:span><text:span text:style-name="T17">Nacional</text:span><text:span text:style-name="T37"> </text:span><text:span text:style-name="T17">de Identidad del</text:span><text:span text:style-name="T27"> </text:span><text:span text:style-name="T17">empleado</text:span></text:p>
          </table:table-cell>
          <table:table-cell table:style-name="Tabla4.A1" office:value-type="string">
            <text:p text:style-name="P88"><text:span text:style-name="T17">Debe</text:span><text:span text:style-name="T54"> </text:span><text:span text:style-name="T17">contener</text:span><text:span text:style-name="T12"> </text:span><text:span text:style-name="T17">8</text:span><text:span text:style-name="T12"> </text:span><text:span text:style-name="T17">dígitos</text:span><text:span text:style-name="T37"> </text:span><text:span text:style-name="T17">numéricos seguidos de</text:span><text:span text:style-name="T27"> </text:span><text:span text:style-name="T17">1</text:span><text:span text:style-name="T32"> </text:span><text:span text:style-name="T17">letra</text:span></text:p>
          </table:table-cell>
        </table:table-row>
        <table:table-row table:style-name="Tabla4.8">
          <table:table-cell table:style-name="Tabla4.A1" office:value-type="string">
            <text:p text:style-name="P74"><text:span text:style-name="T17">N.º</text:span><text:span text:style-name="T32"> </text:span><text:span text:style-name="T17">SS</text:span></text:p>
          </table:table-cell>
          <table:table-cell table:style-name="Tabla4.A1" office:value-type="string">
            <text:p text:style-name="P90"><text:span text:style-name="T17">Número</text:span><text:span text:style-name="T15"> </text:span><text:span text:style-name="T17">natural</text:span><text:span text:style-name="T53"> </text:span><text:span text:style-name="T17">hasta</text:span><text:span text:style-name="T37"> </text:span><text:span text:style-name="T17">99999999999</text:span></text:p>
          </table:table-cell>
          <table:table-cell table:style-name="Tabla4.A1" office:value-type="string">
            <text:p text:style-name="P91"><text:span text:style-name="T17">Número de la</text:span><text:span text:style-name="T27"> </text:span><text:span text:style-name="T17">Seguridad</text:span><text:span text:style-name="T15"> </text:span><text:span text:style-name="T17">Social</text:span><text:span text:style-name="T15"> </text:span><text:span text:style-name="T17">del</text:span><text:span text:style-name="T37"> </text:span><text:span text:style-name="T17">empleado</text:span></text:p>
          </table:table-cell>
          <table:table-cell table:style-name="Tabla4.A1" office:value-type="string">
            <text:p text:style-name="P32">-</text:p>
          </table:table-cell>
        </table:table-row>
      </table:table>
      <text:p text:style-name="P165"/>
      <text:p text:style-name="P165"/>
      <text:p text:style-name="P230">TRATAMIENTO</text:p>
      <text:p text:style-name="P230"/>
      <table:table table:name="Tabla20" table:style-name="Tabla20">
        <table:table-column table:style-name="Tabla20.A" table:number-columns-repeated="4"/>
        <table:table-row table:style-name="Tabla20.1">
          <table:table-cell table:style-name="Tabla20.A1" office:value-type="string">
            <text:p text:style-name="P204">Atributo</text:p>
          </table:table-cell>
          <table:table-cell table:style-name="Tabla20.A1" office:value-type="string">
            <text:p text:style-name="P205">Tipo</text:p>
          </table:table-cell>
          <table:table-cell table:style-name="Tabla20.A1" office:value-type="string">
            <text:p text:style-name="P204">Descripción</text:p>
          </table:table-cell>
          <table:table-cell table:style-name="Tabla20.A1" office:value-type="string">
            <text:p text:style-name="P204">Restricciones</text:p>
          </table:table-cell>
        </table:table-row>
        <table:table-row table:style-name="Tabla20.1">
          <table:table-cell table:style-name="Tabla20.A2" office:value-type="string">
            <text:p text:style-name="P213">cód. tratamiento</text:p>
          </table:table-cell>
          <table:table-cell table:style-name="Tabla20.A2" office:value-type="string">
            <text:p text:style-name="P199">Número<text:span text:style-name="T9"> </text:span>natural</text:p>
          </table:table-cell>
          <table:table-cell table:style-name="Tabla20.A2" office:value-type="string">
            <text:p text:style-name="P200">Identificador<text:span text:style-name="T94"> </text:span>único<text:span text:style-name="T94"> </text:span>de<text:span text:style-name="T1"> </text:span>cada empleado</text:p>
          </table:table-cell>
          <table:table-cell table:style-name="Tabla20.A2" office:value-type="string">
            <text:p text:style-name="P223"><text:span text:style-name="T17">No puede haber dos tratamientos con el mismo código</text:span></text:p>
          </table:table-cell>
        </table:table-row>
        <table:table-row table:style-name="Tabla20.1">
          <table:table-cell table:style-name="Tabla20.A2" office:value-type="string">
            <text:p text:style-name="P213">Medicamento</text:p>
          </table:table-cell>
          <table:table-cell table:style-name="Tabla20.A2" office:value-type="string">
            <text:p text:style-name="P214">Campo de texto de máximo 60 caracteres</text:p>
          </table:table-cell>
          <table:table-cell table:style-name="Tabla20.A2" office:value-type="string">
            <text:p text:style-name="P213">Nombre del medicamento</text:p>
          </table:table-cell>
          <table:table-cell table:style-name="Tabla20.A2" office:value-type="string">
            <text:p text:style-name="P204"/>
          </table:table-cell>
        </table:table-row>
        <table:table-row table:style-name="Tabla20.1">
          <table:table-cell table:style-name="Tabla20.A2" office:value-type="string">
            <text:p text:style-name="P213">Dosis</text:p>
          </table:table-cell>
          <table:table-cell table:style-name="Tabla20.A2" office:value-type="string">
            <text:p text:style-name="P214">Número entero positivo</text:p>
          </table:table-cell>
          <table:table-cell table:style-name="Tabla20.A2" office:value-type="string">
            <text:p text:style-name="P213">Dosis a aplicar del medicamento <text:span text:style-name="T95">medida en m</text:span><text:span text:style-name="T96">g</text:span></text:p>
          </table:table-cell>
          <table:table-cell table:style-name="Tabla20.A2" office:value-type="string">
            <text:p text:style-name="P204"/>
          </table:table-cell>
        </table:table-row>
        <table:table-row table:style-name="Tabla20.1">
          <table:table-cell table:style-name="Tabla20.A2" office:value-type="string">
            <text:p text:style-name="P213">Frecuencia</text:p>
          </table:table-cell>
          <table:table-cell table:style-name="Tabla20.A2" office:value-type="string">
            <text:p text:style-name="P214">Número entero positivo</text:p>
          </table:table-cell>
          <table:table-cell table:style-name="Tabla20.A2" office:value-type="string">
            <text:p text:style-name="P213">El número indica cada cuántas horas debe aplicarse el tratamiento</text:p>
          </table:table-cell>
          <table:table-cell table:style-name="Tabla20.A2" office:value-type="string">
            <text:p text:style-name="P204"/>
          </table:table-cell>
        </table:table-row>
        <table:table-row table:style-name="Tabla20.1">
          <table:table-cell table:style-name="Tabla20.A2" office:value-type="string">
            <text:p text:style-name="P213">Observaciones</text:p>
          </table:table-cell>
          <table:table-cell table:style-name="Tabla20.A2" office:value-type="string">
            <text:p text:style-name="P214">Campo de texto de 250 caracteres</text:p>
          </table:table-cell>
          <table:table-cell table:style-name="Tabla20.A2" office:value-type="string">
            <text:p text:style-name="P213">Campo opcional para anotar observaciones del tratamiento</text:p>
          </table:table-cell>
          <table:table-cell table:style-name="Tabla20.A2" office:value-type="string">
            <text:p text:style-name="P215">Es un campo opcional</text:p>
          </table:table-cell>
        </table:table-row>
        <table:table-row table:style-name="Tabla20.1">
          <table:table-cell table:style-name="Tabla20.A2" office:value-type="string">
            <text:p text:style-name="P213">Fecha inicio</text:p>
          </table:table-cell>
          <table:table-cell table:style-name="Tabla20.A2" office:value-type="string">
            <text:p text:style-name="P214">Fecha y hora</text:p>
          </table:table-cell>
          <table:table-cell table:style-name="Tabla20.A2" office:value-type="string">
            <text:p text:style-name="P213">Fecha y hora a la que comenzó el tratamiento</text:p>
          </table:table-cell>
          <table:table-cell table:style-name="Tabla20.A2" office:value-type="string">
            <text:p text:style-name="P224">No puede ser una hora anterior a las 8:00 ni posterior a las 20:00</text:p>
          </table:table-cell>
        </table:table-row>
        <table:table-row table:style-name="Tabla20.1">
          <table:table-cell table:style-name="Tabla20.A2" office:value-type="string">
            <text:p text:style-name="P213">Fecha fin</text:p>
          </table:table-cell>
          <table:table-cell table:style-name="Tabla20.A2" office:value-type="string">
            <text:p text:style-name="P214">Fecha y hora</text:p>
          </table:table-cell>
          <table:table-cell table:style-name="Tabla20.A2" office:value-type="string">
            <text:p text:style-name="P213">Fecha y hora a la que finalizó o finalizará el tratamiento</text:p>
          </table:table-cell>
          <table:table-cell table:style-name="Tabla20.A2" office:value-type="string">
            <text:p text:style-name="P201"/>
          </table:table-cell>
        </table:table-row>
      </table:table>
      <text:p text:style-name="P189"/>
      <text:p text:style-name="P189"/>
      <text:p text:style-name="P189"/>
      <text:p text:style-name="P189"/>
      <text:h text:style-name="P187" text:outline-level="2"><text:soft-page-break/>AFECCIÓN</text:h>
      <text:h text:style-name="P187" text:outline-level="2"/>
      <table:table table:name="Tabla21" table:style-name="Tabla21">
        <table:table-column table:style-name="Tabla21.A" table:number-columns-repeated="4"/>
        <table:table-row table:style-name="Tabla21.1">
          <table:table-cell table:style-name="Tabla21.A1" office:value-type="string">
            <text:p text:style-name="P206">Atributo</text:p>
          </table:table-cell>
          <table:table-cell table:style-name="Tabla21.A1" office:value-type="string">
            <text:p text:style-name="P207">Tipo</text:p>
          </table:table-cell>
          <table:table-cell table:style-name="Tabla21.A1" office:value-type="string">
            <text:p text:style-name="P206">Descripción</text:p>
          </table:table-cell>
          <table:table-cell table:style-name="Tabla21.A1" office:value-type="string">
            <text:p text:style-name="P206">Restricciones</text:p>
          </table:table-cell>
        </table:table-row>
        <table:table-row table:style-name="Tabla21.1">
          <table:table-cell table:style-name="Tabla21.A2" office:value-type="string">
            <text:p text:style-name="P217">nombre</text:p>
          </table:table-cell>
          <table:table-cell table:style-name="Tabla21.A2" office:value-type="string">
            <text:p text:style-name="P218">Campo de texto de 60 caracteres</text:p>
          </table:table-cell>
          <table:table-cell table:style-name="Tabla21.A2" office:value-type="string">
            <text:p text:style-name="P216">Nombre de la afección</text:p>
          </table:table-cell>
          <table:table-cell table:style-name="Tabla21.A2" office:value-type="string">
            <text:p text:style-name="P206"/>
          </table:table-cell>
        </table:table-row>
        <table:table-row table:style-name="Tabla21.1">
          <table:table-cell table:style-name="Tabla21.A2" office:value-type="string">
            <text:p text:style-name="P217">síntomas</text:p>
          </table:table-cell>
          <table:table-cell table:style-name="Tabla21.A2" office:value-type="string">
            <text:p text:style-name="P218">Campo de texto de 60 caracteres</text:p>
          </table:table-cell>
          <table:table-cell table:style-name="Tabla21.A2" office:value-type="string">
            <text:p text:style-name="P216">Nombre de los síntomas</text:p>
          </table:table-cell>
          <table:table-cell table:style-name="Tabla21.A2" office:value-type="string">
            <text:p text:style-name="P206"/>
          </table:table-cell>
        </table:table-row>
        <table:table-row table:style-name="Tabla21.1">
          <table:table-cell table:style-name="Tabla21.A2" office:value-type="string">
            <text:p text:style-name="P217">gravedad</text:p>
          </table:table-cell>
          <table:table-cell table:style-name="Tabla21.A2" office:value-type="string">
            <text:p text:style-name="P218">Campo de texto de 9 caracteres</text:p>
          </table:table-cell>
          <table:table-cell table:style-name="Tabla21.A2" office:value-type="string">
            <text:p text:style-name="P206"/>
          </table:table-cell>
          <table:table-cell table:style-name="Tabla21.A2" office:value-type="string">
            <text:p text:style-name="P216">Debe ser uno de los siguientes campos:</text:p>
            <text:list xml:id="list2815552142" text:style-name="L1">
              <text:list-item>
                <text:p text:style-name="P219">Leve</text:p>
              </text:list-item>
              <text:list-item>
                <text:p text:style-name="P219">Grave</text:p>
              </text:list-item>
              <text:list-item>
                <text:p text:style-name="P219">Muy grave</text:p>
              </text:list-item>
            </text:list>
          </table:table-cell>
        </table:table-row>
        <table:table-row table:style-name="Tabla21.1">
          <table:table-cell table:style-name="Tabla21.A2" office:value-type="string">
            <text:p text:style-name="P217">tipo</text:p>
          </table:table-cell>
          <table:table-cell table:style-name="Tabla21.A2" office:value-type="string">
            <text:p text:style-name="P218">Campo de texto de 22 caracteres</text:p>
          </table:table-cell>
          <table:table-cell table:style-name="Tabla21.A2" office:value-type="string">
            <text:p text:style-name="P216">Clasificación de la afección</text:p>
          </table:table-cell>
          <table:table-cell table:style-name="Tabla21.A2" office:value-type="string">
            <text:p text:style-name="P216">Debe ser uno de los siguientes campos:</text:p>
            <text:list xml:id="list1203894828" text:style-name="L2">
              <text:list-item>
                <text:p text:style-name="P220">Enfermedad vírica</text:p>
              </text:list-item>
              <text:list-item>
                <text:p text:style-name="P220">Enfermedad bacteriana</text:p>
              </text:list-item>
              <text:list-item>
                <text:p text:style-name="P220">Traumatismo</text:p>
              </text:list-item>
              <text:list-item>
                <text:p text:style-name="P220">Trastorno</text:p>
              </text:list-item>
              <text:list-item>
                <text:p text:style-name="P220">Otro</text:p>
              </text:list-item>
            </text:list>
          </table:table-cell>
        </table:table-row>
      </table:table>
      <text:p text:style-name="P194"/>
      <text:h text:style-name="P3" text:outline-level="2">FAMILIAR</text:h>
      <text:p text:style-name="P154"/>
      <text:p text:style-name="P158">Persona<text:span text:style-name="T8"> </text:span>de<text:span text:style-name="T9"> </text:span>contacto<text:span text:style-name="T74"> </text:span>de<text:span text:style-name="T74"> </text:span>los<text:span text:style-name="T74"> </text:span>empleados<text:span text:style-name="T74"> </text:span>para<text:span text:style-name="T9"> </text:span>casos<text:span text:style-name="T74"> </text:span>de<text:span text:style-name="T9"> </text:span>emergencia.</text:p>
      <text:p text:style-name="P173"/>
      <table:table table:name="Tabla5" table:style-name="Tabla5">
        <table:table-column table:style-name="Tabla5.A" table:number-columns-repeated="4"/>
        <table:table-row table:style-name="Tabla5.1">
          <table:table-cell table:style-name="Tabla5.A1" office:value-type="string">
            <text:p text:style-name="P18">Atributo</text:p>
          </table:table-cell>
          <table:table-cell table:style-name="Tabla5.A1" office:value-type="string">
            <text:p text:style-name="P19">Tipo</text:p>
          </table:table-cell>
          <table:table-cell table:style-name="Tabla5.A1" office:value-type="string">
            <text:p text:style-name="P18">Descripción</text:p>
          </table:table-cell>
          <table:table-cell table:style-name="Tabla5.A1" office:value-type="string">
            <text:p text:style-name="P18">Restricciones</text:p>
          </table:table-cell>
        </table:table-row>
        <table:table-row table:style-name="Tabla5.2">
          <table:table-cell table:style-name="Tabla5.A1" office:value-type="string">
            <text:p text:style-name="P43"><text:span text:style-name="T17">Cód.</text:span><text:span text:style-name="T31"> </text:span><text:span text:style-name="T17">familiar</text:span></text:p>
          </table:table-cell>
          <table:table-cell table:style-name="Tabla5.A1" office:value-type="string">
            <text:p text:style-name="P39"><text:span text:style-name="T17">Número</text:span><text:span text:style-name="T31"> </text:span><text:span text:style-name="T17">natural</text:span></text:p>
          </table:table-cell>
          <table:table-cell table:style-name="Tabla5.A1" office:value-type="string">
            <text:p text:style-name="P92"><text:span text:style-name="T17">Identificador</text:span><text:span text:style-name="T15"> </text:span><text:span text:style-name="T17">único</text:span><text:span text:style-name="T15"> </text:span><text:span text:style-name="T17">del</text:span><text:span text:style-name="T37"> </text:span><text:span text:style-name="T17">familiar</text:span><text:span text:style-name="T32"> </text:span><text:span text:style-name="T17">de</text:span><text:span text:style-name="T47"> </text:span><text:span text:style-name="T17">contacto</text:span></text:p>
          </table:table-cell>
          <table:table-cell table:style-name="Tabla5.A1" office:value-type="string">
            <text:p text:style-name="P31">-</text:p>
          </table:table-cell>
        </table:table-row>
        <table:table-row table:style-name="Tabla5.2">
          <table:table-cell table:style-name="Tabla5.A1" office:value-type="string">
            <text:p text:style-name="P24">Nombre</text:p>
          </table:table-cell>
          <table:table-cell table:style-name="Tabla5.A1" office:value-type="string">
            <text:p text:style-name="P93"><text:span text:style-name="T17">Campo de texto 60</text:span><text:span text:style-name="T37"> </text:span><text:span text:style-name="T17">caracteres</text:span></text:p>
          </table:table-cell>
          <table:table-cell table:style-name="Tabla5.A1" office:value-type="string">
            <text:p text:style-name="P43"><text:span text:style-name="T17">Nombre</text:span><text:span text:style-name="T31"> </text:span><text:span text:style-name="T17">del</text:span><text:span text:style-name="T32"> </text:span><text:span text:style-name="T17">familiar</text:span></text:p>
          </table:table-cell>
          <table:table-cell table:style-name="Tabla5.A1" office:value-type="string">
            <text:p text:style-name="P31">-</text:p>
          </table:table-cell>
        </table:table-row>
        <table:table-row table:style-name="Tabla5.4">
          <table:table-cell table:style-name="Tabla5.A1" office:value-type="string">
            <text:p text:style-name="P43"><text:span text:style-name="T17">Apellido</text:span><text:span text:style-name="T32"> </text:span><text:span text:style-name="T17">1</text:span></text:p>
          </table:table-cell>
          <table:table-cell table:style-name="Tabla5.A1" office:value-type="string">
            <text:p text:style-name="P93"><text:span text:style-name="T17">Campo de texto 60</text:span><text:span text:style-name="T37"> </text:span><text:span text:style-name="T17">caracteres</text:span></text:p>
          </table:table-cell>
          <table:table-cell table:style-name="Tabla5.A1" office:value-type="string">
            <text:p text:style-name="P78"><text:span text:style-name="T17">Primer</text:span><text:span text:style-name="T15"> </text:span><text:span text:style-name="T17">apellido</text:span><text:span text:style-name="T53"> </text:span><text:span text:style-name="T17">del</text:span><text:span text:style-name="T37"> </text:span><text:span text:style-name="T17">familiar</text:span></text:p>
          </table:table-cell>
          <table:table-cell table:style-name="Tabla5.A1" office:value-type="string">
            <text:p text:style-name="P31">-</text:p>
          </table:table-cell>
        </table:table-row>
        <table:table-row table:style-name="Tabla5.2">
          <table:table-cell table:style-name="Tabla5.A1" office:value-type="string">
            <text:p text:style-name="P96"><text:span text:style-name="T17">Apellido</text:span><text:span text:style-name="T32"> </text:span><text:span text:style-name="T17">2</text:span></text:p>
          </table:table-cell>
          <table:table-cell table:style-name="Tabla5.A1" office:value-type="string">
            <text:p text:style-name="P94"><text:span text:style-name="T17">Campo de texto 60</text:span><text:span text:style-name="T37"> </text:span><text:span text:style-name="T17">caracteres</text:span></text:p>
          </table:table-cell>
          <table:table-cell table:style-name="Tabla5.A1" office:value-type="string">
            <text:p text:style-name="P80"><text:span text:style-name="T17">Segundo</text:span><text:span text:style-name="T15"> </text:span><text:span text:style-name="T17">apellido</text:span><text:span text:style-name="T53"> </text:span><text:span text:style-name="T17">del</text:span><text:span text:style-name="T37"> </text:span><text:span text:style-name="T17">familiar</text:span></text:p>
          </table:table-cell>
          <table:table-cell table:style-name="Tabla5.A1" office:value-type="string">
            <text:p text:style-name="P96"><text:span text:style-name="T17">Puede</text:span><text:span text:style-name="T31"> </text:span><text:span text:style-name="T17">ser</text:span><text:span text:style-name="T32"> </text:span><text:span text:style-name="T17">opcional</text:span></text:p>
          </table:table-cell>
        </table:table-row>
        <table:table-row table:style-name="Tabla5.6">
          <table:table-cell table:style-name="Tabla5.A1" office:value-type="string">
            <text:p text:style-name="P24">DNI</text:p>
          </table:table-cell>
          <table:table-cell table:style-name="Tabla5.A1" office:value-type="string">
            <text:p text:style-name="P85"><text:span text:style-name="T17">Campo de texto de 9</text:span><text:span text:style-name="T37"> </text:span><text:span text:style-name="T17">caracteres</text:span></text:p>
          </table:table-cell>
          <table:table-cell table:style-name="Tabla5.A1" office:value-type="string">
            <text:p text:style-name="P87"><text:span text:style-name="T17">Documento</text:span><text:span text:style-name="T34"> </text:span><text:span text:style-name="T17">Nacional</text:span><text:span text:style-name="T37"> </text:span><text:span text:style-name="T17">de Identidad del</text:span><text:span text:style-name="T27"> </text:span><text:span text:style-name="T17">familiar</text:span></text:p>
          </table:table-cell>
          <table:table-cell table:style-name="Tabla5.A1" office:value-type="string">
            <text:p text:style-name="P89"><text:span text:style-name="T17">Debe</text:span><text:span text:style-name="T54"> </text:span><text:span text:style-name="T17">contener</text:span><text:span text:style-name="T12"> </text:span><text:span text:style-name="T17">8</text:span><text:span text:style-name="T12"> </text:span><text:span text:style-name="T17">dígitos</text:span><text:span text:style-name="T37"> </text:span><text:span text:style-name="T17">numéricos seguidos de</text:span><text:span text:style-name="T27"> </text:span><text:span text:style-name="T17">1</text:span><text:span text:style-name="T32"> </text:span><text:span text:style-name="T17">letra</text:span></text:p>
          </table:table-cell>
        </table:table-row>
        <table:table-row table:style-name="Tabla5.2">
          <table:table-cell table:style-name="Tabla5.A1" office:value-type="string">
            <text:p text:style-name="P24">Teléfono</text:p>
          </table:table-cell>
          <table:table-cell table:style-name="Tabla5.A1" office:value-type="string">
            <text:p text:style-name="P39"><text:span text:style-name="T17">Número</text:span><text:span text:style-name="T31"> </text:span><text:span text:style-name="T17">natural</text:span></text:p>
          </table:table-cell>
          <table:table-cell table:style-name="Tabla5.A1" office:value-type="string">
            <text:p text:style-name="P97"><text:span text:style-name="T17">Número</text:span><text:span text:style-name="T53"> </text:span><text:span text:style-name="T17">de</text:span><text:span text:style-name="T30"> </text:span><text:span text:style-name="T17">contacto</text:span><text:span text:style-name="T37"> </text:span><text:span text:style-name="T17">del</text:span><text:span text:style-name="T32"> </text:span><text:span text:style-name="T17">familiar</text:span></text:p>
          </table:table-cell>
          <table:table-cell table:style-name="Tabla5.A1" office:value-type="string">
            <text:p text:style-name="P31">-</text:p>
          </table:table-cell>
        </table:table-row>
      </table:table>
      <text:p text:style-name="P9"/>
      <text:p text:style-name="P161"/>
      <text:h text:style-name="P10" text:outline-level="2">ENTRADA</text:h>
      <text:p text:style-name="P14"/>
      <text:p text:style-name="P228">Entrada<text:span text:style-name="T9"> </text:span>necesaria<text:span text:style-name="T8"> </text:span>para<text:span text:style-name="T8"> </text:span>acceder<text:span text:style-name="T85"> </text:span>al<text:span text:style-name="T74"> </text:span>zoológico.<text:span text:style-name="T74"> </text:span>No se admiten<text:span text:style-name="T74"> </text:span>devoluciones.</text:p>
      <text:p text:style-name="P174"/>
      <table:table table:name="Tabla6" table:style-name="Tabla6">
        <table:table-column table:style-name="Tabla6.A" table:number-columns-repeated="4"/>
        <table:table-row table:style-name="Tabla6.1">
          <table:table-cell table:style-name="Tabla6.A1" office:value-type="string">
            <text:p text:style-name="P29">Atributo</text:p>
          </table:table-cell>
          <table:table-cell table:style-name="Tabla6.A1" office:value-type="string">
            <text:p text:style-name="P21">Tipo</text:p>
          </table:table-cell>
          <table:table-cell table:style-name="Tabla6.A1" office:value-type="string">
            <text:p text:style-name="P29">Descripción</text:p>
          </table:table-cell>
          <table:table-cell table:style-name="Tabla6.A1" office:value-type="string">
            <text:p text:style-name="P29">Restricciones</text:p>
          </table:table-cell>
        </table:table-row>
        <table:table-row table:style-name="Tabla6.2">
          <table:table-cell table:style-name="Tabla6.A1" office:value-type="string">
            <text:p text:style-name="P43"><text:span text:style-name="T17">n.º</text:span><text:span text:style-name="T31"> </text:span><text:span text:style-name="T17">entrada</text:span></text:p>
          </table:table-cell>
          <table:table-cell table:style-name="Tabla6.A1" office:value-type="string">
            <text:p text:style-name="P39"><text:span text:style-name="T17">Número</text:span><text:span text:style-name="T65"> </text:span><text:span text:style-name="T17">natural</text:span></text:p>
          </table:table-cell>
          <table:table-cell table:style-name="Tabla6.A1" office:value-type="string">
            <text:p text:style-name="P98"><text:span text:style-name="T17">Identificador</text:span><text:span text:style-name="T15"> </text:span><text:span text:style-name="T17">único</text:span><text:span text:style-name="T54"> </text:span><text:span text:style-name="T17">de</text:span><text:span text:style-name="T37"> </text:span><text:span text:style-name="T17">cada</text:span><text:span text:style-name="T32"> </text:span><text:span text:style-name="T17">entrada</text:span><text:span text:style-name="T31"> </text:span><text:span text:style-name="T17">vendida</text:span></text:p>
          </table:table-cell>
          <table:table-cell table:style-name="Tabla6.A1" office:value-type="string">
            <text:p text:style-name="P99"><text:span text:style-name="T17">No puede haber dos</text:span><text:span text:style-name="T27"> </text:span><text:span text:style-name="T17">entradas con el mismo</text:span><text:span text:style-name="T52"> </text:span><text:span text:style-name="T17">n.º</text:span><text:span text:style-name="T32"> </text:span><text:span text:style-name="T17">de</text:span><text:span text:style-name="T32"> </text:span><text:span text:style-name="T17">entrada</text:span></text:p>
          </table:table-cell>
        </table:table-row>
        <table:table-row table:style-name="Tabla6.3">
          <table:table-cell table:style-name="Tabla6.A1" office:value-type="string">
            <text:p text:style-name="P43"><text:span text:style-name="T17">Tipo</text:span><text:span text:style-name="T44"> </text:span><text:span text:style-name="T17">de</text:span><text:span text:style-name="T44"> </text:span><text:span text:style-name="T17">entrada</text:span></text:p>
          </table:table-cell>
          <table:table-cell table:style-name="Tabla6.A1" office:value-type="string">
            <text:p text:style-name="P22">Campo de texto</text:p>
          </table:table-cell>
          <table:table-cell table:style-name="Tabla6.A1" office:value-type="string">
            <text:p text:style-name="P100"><text:span text:style-name="T17">Explica</text:span><text:span text:style-name="T40"> </text:span><text:span text:style-name="T17">si</text:span><text:span text:style-name="T40"> </text:span><text:span text:style-name="T17">la</text:span><text:span text:style-name="T40"> </text:span><text:span text:style-name="T17">entrada</text:span><text:span text:style-name="T40"> </text:span><text:span text:style-name="T17">es</text:span><text:span text:style-name="T37"> </text:span><text:span text:style-name="T17">ordinaria o si ha sido</text:span><text:span text:style-name="T27"> </text:span><text:span text:style-name="T17">aplicado algún tipo de</text:span><text:span text:style-name="T27"> </text:span><text:span text:style-name="T17">membresía, por</text:span><text:span text:style-name="T27"> </text:span><text:span text:style-name="T17">ejemplo, tipo de</text:span><text:span text:style-name="T27"> </text:span><text:span text:style-name="T17">entrada: carné de</text:span><text:span text:style-name="T27"> </text:span><text:span text:style-name="T17">miembro</text:span><text:span text:style-name="T32"> </text:span><text:span text:style-name="T17">jubilado</text:span></text:p>
          </table:table-cell>
          <table:table-cell table:style-name="Tabla6.A1" office:value-type="string">
            <text:p text:style-name="P89"><text:span text:style-name="T17">Solo</text:span><text:span text:style-name="T40"> </text:span><text:span text:style-name="T17">puede</text:span><text:span text:style-name="T12"> </text:span><text:span text:style-name="T17">aplicarse</text:span><text:span text:style-name="T54"> </text:span><text:span text:style-name="T17">un</text:span><text:span text:style-name="T37"> </text:span><text:span text:style-name="T17">tipo distinto a ordinario</text:span><text:span text:style-name="T37"> </text:span><text:span text:style-name="T17">si el cliente</text:span><text:span text:style-name="T27"> </text:span><text:span text:style-name="T17">es</text:span><text:span text:style-name="T27"> </text:span><text:span text:style-name="T17">miembro; el tipo de</text:span><text:span text:style-name="T27"> </text:span><text:span text:style-name="T17">entrada debe ser el del</text:span><text:span text:style-name="T27"> </text:span><text:span text:style-name="T17">tipo de membresía que</text:span><text:span text:style-name="T27"> </text:span><text:span text:style-name="T17">tenga</text:span><text:span text:style-name="T47"> </text:span><text:span text:style-name="T17">el cliente</text:span></text:p>
          </table:table-cell>
        </table:table-row>
        <table:table-row table:style-name="Tabla6.4">
          <table:table-cell table:style-name="Tabla6.A1" office:value-type="string">
            <text:p text:style-name="P96"><text:span text:style-name="T17">Precio</text:span><text:span text:style-name="T31"> </text:span><text:span text:style-name="T17">base</text:span></text:p>
          </table:table-cell>
          <table:table-cell table:style-name="Tabla6.A1" office:value-type="string">
            <text:p text:style-name="P67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6.A1" office:value-type="string">
            <text:p text:style-name="P101"><text:span text:style-name="T17">Cantidad</text:span><text:span text:style-name="T54"> </text:span><text:span text:style-name="T17">en</text:span><text:span text:style-name="T12"> </text:span><text:span text:style-name="T17">euros</text:span><text:span text:style-name="T12"> </text:span><text:span text:style-name="T17">del</text:span><text:span text:style-name="T37"> </text:span><text:span text:style-name="T17">precio base de la</text:span><text:span text:style-name="T27"> </text:span><text:span text:style-name="T17">entrada sin aplicar</text:span><text:span text:style-name="T27"> </text:span><text:span text:style-name="T17">descuentos</text:span></text:p>
          </table:table-cell>
          <table:table-cell table:style-name="Tabla6.A1" office:value-type="string">
            <text:p text:style-name="P34">-</text:p>
          </table:table-cell>
        </table:table-row>
        <table:table-row table:style-name="Tabla6.5">
          <table:table-cell table:style-name="Tabla6.A1" office:value-type="string">
            <text:p text:style-name="P43"><text:span text:style-name="T17">Fecha</text:span><text:span text:style-name="T31"> </text:span><text:span text:style-name="T17">compra</text:span></text:p>
          </table:table-cell>
          <table:table-cell table:style-name="Tabla6.A1" office:value-type="string">
            <text:p text:style-name="P39"><text:span text:style-name="T17">Fecha</text:span><text:span text:style-name="T47"> </text:span><text:span text:style-name="T48">y hora</text:span></text:p>
          </table:table-cell>
          <table:table-cell table:style-name="Tabla6.A1" office:value-type="string">
            <text:p text:style-name="P102"><text:span text:style-name="T17">Fecha </text:span><text:span text:style-name="T22">y hora</text:span><text:span text:style-name="T40"> </text:span><text:span text:style-name="T42">a</text:span><text:span text:style-name="T44"> </text:span><text:span text:style-name="T17">la</text:span><text:span text:style-name="T44"> </text:span><text:span text:style-name="T17">que</text:span><text:span text:style-name="T40"> </text:span><text:span text:style-name="T17">se</text:span><text:span text:style-name="T37"> </text:span><text:span text:style-name="T17">compró</text:span><text:span text:style-name="T32"> </text:span><text:span text:style-name="T17">la</text:span><text:span text:style-name="T31"> </text:span><text:span text:style-name="T17">entrada</text:span></text:p>
          </table:table-cell>
          <table:table-cell table:style-name="Tabla6.A1" office:value-type="string">
            <text:p text:style-name="P138"><text:span text:style-name="T17">No</text:span><text:span text:style-name="T12"> </text:span><text:span text:style-name="T17">puede</text:span><text:span text:style-name="T12"> </text:span><text:span text:style-name="T17">ser</text:span><text:span text:style-name="T12"> </text:span><text:span text:style-name="T17">posterior</text:span><text:span text:style-name="T37"> </text:span><text:span text:style-name="T17">a</text:span><text:span text:style-name="T31"> </text:span><text:span text:style-name="T17">la fecha</text:span><text:span text:style-name="T32"> </text:span><text:span text:style-name="T17">de</text:span><text:span text:style-name="T32"> </text:span><text:span text:style-name="T17">visita, </text:span><text:span text:style-name="T22">y la hora no</text:span><text:span text:style-name="T45"> </text:span><text:span text:style-name="T22">puede</text:span><text:span text:style-name="T42"> </text:span><text:span text:style-name="T22">ser</text:span><text:span text:style-name="T45"> </text:span><text:span text:style-name="T22">anterior</text:span><text:span text:style-name="T42"> </text:span><text:span text:style-name="T22">a</text:span><text:span text:style-name="T38"> </text:span><text:span text:style-name="T22">las 08:00 o posterior a</text:span><text:span text:style-name="T28"> </text:span><text:span text:style-name="T22">las 20:00</text:span></text:p>
          </table:table-cell>
        </table:table-row>
        <table:table-row table:style-name="Tabla6.5">
          <table:table-cell table:style-name="Tabla6.A1" office:value-type="string">
            <text:p text:style-name="P43"><text:span text:style-name="T17">Fecha</text:span><text:span text:style-name="T31"> </text:span><text:span text:style-name="T17">visita</text:span></text:p>
          </table:table-cell>
          <table:table-cell table:style-name="Tabla6.A1" office:value-type="string">
            <text:p text:style-name="P39"><text:span text:style-name="T17">Fecha</text:span><text:span text:style-name="T47"> </text:span><text:span text:style-name="T48">y hora</text:span></text:p>
          </table:table-cell>
          <table:table-cell table:style-name="Tabla6.A1" office:value-type="string">
            <text:p text:style-name="P104"><text:span text:style-name="T17">Fecha </text:span><text:span text:style-name="T22">y hora</text:span><text:span text:style-name="T12"> </text:span><text:span text:style-name="T13">a</text:span><text:span text:style-name="T44"> </text:span><text:span text:style-name="T17">la</text:span><text:span text:style-name="T44"> </text:span><text:span text:style-name="T17">que</text:span><text:span text:style-name="T40"> </text:span><text:span text:style-name="T17">tiene</text:span><text:span text:style-name="T37"> </text:span><text:span text:style-name="T17">lugar</text:span><text:span text:style-name="T32"> </text:span><text:span text:style-name="T17">la</text:span><text:span text:style-name="T32"> </text:span><text:span text:style-name="T17">visita</text:span></text:p>
          </table:table-cell>
          <table:table-cell table:style-name="Tabla6.A1" office:value-type="string">
            <text:p text:style-name="P139"><text:span text:style-name="T17">No</text:span><text:span text:style-name="T44"> </text:span><text:span text:style-name="T17">puede</text:span><text:span text:style-name="T40"> </text:span><text:span text:style-name="T17">ser</text:span><text:span text:style-name="T44"> </text:span><text:span text:style-name="T17">anterior</text:span><text:span text:style-name="T40"> </text:span><text:span text:style-name="T17">a</text:span><text:span text:style-name="T37"> </text:span><text:span text:style-name="T17">la</text:span><text:span text:style-name="T32"> </text:span><text:span text:style-name="T17">fecha</text:span><text:span text:style-name="T32"> </text:span><text:span text:style-name="T17">de</text:span><text:span text:style-name="T32"> </text:span><text:span text:style-name="T17">compra, </text:span><text:span text:style-name="T22">y la hora no</text:span><text:span text:style-name="T45"> </text:span><text:span text:style-name="T22">puede</text:span><text:span text:style-name="T42"> </text:span><text:span text:style-name="T22">ser</text:span><text:span text:style-name="T45"> </text:span><text:span text:style-name="T22">anterior</text:span><text:span text:style-name="T42"> </text:span><text:span text:style-name="T22">a</text:span><text:span text:style-name="T38"> </text:span><text:span text:style-name="T22">las 08:00 o posterior a</text:span><text:span text:style-name="T28"> </text:span><text:span text:style-name="T22">las 20:00</text:span></text:p>
          </table:table-cell>
        </table:table-row>
        <table:table-row table:style-name="Tabla6.4">
          <table:table-cell table:style-name="Tabla6.A1" office:value-type="string">
            <text:p text:style-name="P43"><text:span text:style-name="T17">Precio</text:span><text:span text:style-name="T31"> </text:span><text:span text:style-name="T17">final</text:span></text:p>
          </table:table-cell>
          <table:table-cell table:style-name="Tabla6.A1" office:value-type="string">
            <text:p text:style-name="P66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6.A1" office:value-type="string">
            <text:p text:style-name="P105"><text:span text:style-name="T17">Precio de la entrada</text:span><text:span text:style-name="T27"> </text:span><text:span text:style-name="T17">con el descuento</text:span><text:span text:style-name="T27"> </text:span><text:span text:style-name="T17">aplicado</text:span><text:span text:style-name="T40"> </text:span><text:span text:style-name="T17">en</text:span><text:span text:style-name="T47"> </text:span><text:span text:style-name="T17">caso</text:span><text:span text:style-name="T40"> </text:span><text:span text:style-name="T17">de</text:span><text:span text:style-name="T40"> </text:span><text:span text:style-name="T17">ser</text:span><text:span text:style-name="T37"> </text:span><text:span text:style-name="T17">miembro</text:span></text:p>
          </table:table-cell>
          <table:table-cell table:style-name="Tabla6.A1" office:value-type="string">
            <text:p text:style-name="P106"><text:span text:style-name="T17">No puede ser un</text:span><text:span text:style-name="T27"> </text:span><text:span text:style-name="T17">número</text:span><text:span text:style-name="T12"> </text:span><text:span text:style-name="T17">mayor</text:span><text:span text:style-name="T12"> </text:span><text:span text:style-name="T17">al</text:span><text:span text:style-name="T40"> </text:span><text:span text:style-name="T17">valor</text:span><text:span text:style-name="T37"> </text:span><text:span text:style-name="T17">del</text:span><text:span text:style-name="T31"> </text:span><text:span text:style-name="T17">campo</text:span><text:span text:style-name="T32"> </text:span><text:span text:style-name="T17">precio</text:span><text:span text:style-name="T32"> </text:span><text:span text:style-name="T17">base</text:span></text:p>
          </table:table-cell>
        </table:table-row>
      </table:table>
      <text:p text:style-name="P9"/>
      <text:p text:style-name="P161"/>
      <text:h text:style-name="Heading_20_1" text:outline-level="2">MEMBRESÍA</text:h>
      <text:p text:style-name="P155"/>
      <text:p text:style-name="P175">Entidad que refleja el estado de miembro o no de un cliente. Ser miembro implica descuentos en las<text:span text:style-name="T1"> </text:span>entradas.</text:p>
      <text:p text:style-name="P2"/>
      <table:table table:name="Tabla7" table:style-name="Tabla7">
        <table:table-column table:style-name="Tabla7.A" table:number-columns-repeated="4"/>
        <table:table-row table:style-name="Tabla7.1">
          <table:table-cell table:style-name="Tabla7.A1" office:value-type="string">
            <text:p text:style-name="P18">Atributo</text:p>
          </table:table-cell>
          <table:table-cell table:style-name="Tabla7.A1" office:value-type="string">
            <text:p text:style-name="P19">Tipo</text:p>
          </table:table-cell>
          <table:table-cell table:style-name="Tabla7.A1" office:value-type="string">
            <text:p text:style-name="P18">Descripción</text:p>
          </table:table-cell>
          <table:table-cell table:style-name="Tabla7.A1" office:value-type="string">
            <text:p text:style-name="P18">Restricciones</text:p>
          </table:table-cell>
        </table:table-row>
        <table:table-row table:style-name="Tabla7.2">
          <table:table-cell table:style-name="Tabla7.A1" office:value-type="string">
            <text:p text:style-name="P43"><text:span text:style-name="T17">Tipo</text:span><text:span text:style-name="T44"> </text:span><text:span text:style-name="T17">de</text:span><text:span text:style-name="T47"> </text:span><text:span text:style-name="T17">membresía</text:span></text:p>
          </table:table-cell>
          <table:table-cell table:style-name="Tabla7.A1" office:value-type="string">
            <text:p text:style-name="P93"><text:span text:style-name="T17">Campo de texto 60</text:span><text:span text:style-name="T37"> </text:span><text:span text:style-name="T17">caracteres</text:span></text:p>
          </table:table-cell>
          <table:table-cell table:style-name="Tabla7.A1" office:value-type="string">
            <text:p text:style-name="P107"><text:span text:style-name="T17">Describe el tipo de</text:span><text:span text:style-name="T27"> </text:span><text:span text:style-name="T17">miembro que es el</text:span><text:span text:style-name="T27"> </text:span><text:span text:style-name="T17">cliente, entre los que</text:span><text:span text:style-name="T27"> </text:span><text:span text:style-name="T17">están miembro infantil</text:span><text:span text:style-name="T27"> </text:span><text:span text:style-name="T17">(0-12 años), estudiante,</text:span><text:span text:style-name="T37"> </text:span><text:span text:style-name="T17">jubilado…</text:span><text:span text:style-name="T40"> </text:span><text:span text:style-name="T17">Cada</text:span><text:span text:style-name="T12"> </text:span><text:span text:style-name="T17">uno</text:span><text:span text:style-name="T40"> </text:span><text:span text:style-name="T17">de</text:span></text:p>
          </table:table-cell>
          <table:table-cell table:style-name="Tabla7.A1" office:value-type="string">
            <text:p text:style-name="P31">-</text:p>
          </table:table-cell>
        </table:table-row>
      </table:table>
      <table:table table:name="Tabla8" table:style-name="Tabla8">
        <table:table-column table:style-name="Tabla8.A" table:number-columns-repeated="4"/>
        <table:table-row table:style-name="Tabla8.1">
          <table:table-cell table:style-name="Tabla8.A1" office:value-type="string">
            <text:p text:style-name="P17"/>
          </table:table-cell>
          <table:table-cell table:style-name="Tabla8.A1" office:value-type="string">
            <text:p text:style-name="P17"/>
          </table:table-cell>
          <table:table-cell table:style-name="Tabla8.A1" office:value-type="string">
            <text:p text:style-name="P108"><text:span text:style-name="T17">los</text:span><text:span text:style-name="T12"> </text:span><text:span text:style-name="T17">tipos</text:span><text:span text:style-name="T40"> </text:span><text:span text:style-name="T17">de</text:span><text:span text:style-name="T12"> </text:span><text:span text:style-name="T17">membresía</text:span><text:span text:style-name="T37"> </text:span><text:span text:style-name="T17">aplica un descuento</text:span><text:span text:style-name="T27"> </text:span><text:span text:style-name="T17">diferente</text:span><text:span text:style-name="T32"> </text:span><text:span text:style-name="T17">a</text:span><text:span text:style-name="T31"> </text:span><text:span text:style-name="T17">la</text:span><text:span text:style-name="T32"> </text:span><text:span text:style-name="T17">entrada.</text:span></text:p>
          </table:table-cell>
          <table:table-cell table:style-name="Tabla8.A1" office:value-type="string">
            <text:p text:style-name="P17"/>
          </table:table-cell>
        </table:table-row>
        <table:table-row table:style-name="Tabla8.2">
          <table:table-cell table:style-name="Tabla8.A2" office:value-type="string">
            <text:p text:style-name="P43"><text:span text:style-name="T17">Fecha</text:span><text:span text:style-name="T31"> </text:span><text:span text:style-name="T17">membresía</text:span></text:p>
          </table:table-cell>
          <table:table-cell table:style-name="Tabla8.A2" office:value-type="string">
            <text:p text:style-name="P39"><text:span text:style-name="T17">Fecha</text:span><text:span text:style-name="T47"> </text:span><text:span text:style-name="T17">aaaa/mm/dd</text:span></text:p>
          </table:table-cell>
          <table:table-cell table:style-name="Tabla8.A2" office:value-type="string">
            <text:p text:style-name="P62"><text:span text:style-name="T17">Fecha</text:span><text:span text:style-name="T44"> </text:span><text:span text:style-name="T17">en</text:span><text:span text:style-name="T47"> </text:span><text:span text:style-name="T17">la</text:span><text:span text:style-name="T47"> </text:span><text:span text:style-name="T17">que</text:span><text:span text:style-name="T44"> </text:span><text:span text:style-name="T17">se</text:span><text:span text:style-name="T44"> </text:span><text:span text:style-name="T17">hizo</text:span><text:span text:style-name="T37"> </text:span><text:span text:style-name="T17">miembro</text:span><text:span text:style-name="T32"> </text:span><text:span text:style-name="T17">el cliente</text:span></text:p>
          </table:table-cell>
          <table:table-cell table:style-name="Tabla8.A2" office:value-type="string">
            <text:p text:style-name="P31">-</text:p>
          </table:table-cell>
        </table:table-row>
        <table:table-row table:style-name="Tabla8.3">
          <table:table-cell table:style-name="Tabla8.A2" office:value-type="string">
            <text:p text:style-name="P43"><text:span text:style-name="T17">Precio</text:span><text:span text:style-name="T47"> </text:span><text:span text:style-name="T17">anual</text:span></text:p>
          </table:table-cell>
          <table:table-cell table:style-name="Tabla8.A2" office:value-type="string">
            <text:p text:style-name="P66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8.A2" office:value-type="string">
            <text:p text:style-name="P144"><text:span text:style-name="T17">Cantidad</text:span><text:span text:style-name="T40"> </text:span><text:span text:style-name="T17">en</text:span><text:span text:style-name="T44"> </text:span><text:span text:style-name="T17">euros</text:span><text:span text:style-name="T40"> </text:span><text:span text:style-name="T17">de</text:span><text:span text:style-name="T12"> </text:span><text:span text:style-name="T17">lo</text:span><text:span text:style-name="T52"> </text:span><text:span text:style-name="T17">que paga al año por ser</text:span><text:span text:style-name="T37"> </text:span><text:span text:style-name="T17">miembro</text:span><text:span text:style-name="T32"> </text:span><text:span text:style-name="T17">el cliente</text:span></text:p>
          </table:table-cell>
          <table:table-cell table:style-name="Tabla8.A2" office:value-type="string">
            <text:p text:style-name="P145"><text:span text:style-name="T17">No puede ser menor a</text:span><text:span text:style-name="T52"> </text:span><text:span text:style-name="T17">10 euros ni superior a</text:span><text:span text:style-name="T37"> </text:span><text:span text:style-name="T17">100.</text:span></text:p>
          </table:table-cell>
        </table:table-row>
        <table:table-row table:style-name="Tabla8.3">
          <table:table-cell table:style-name="Tabla8.A2" office:value-type="string">
            <text:p text:style-name="P43"><text:span text:style-name="T17">n.º</text:span><text:span text:style-name="T32"> </text:span><text:span text:style-name="T17">membresía</text:span></text:p>
          </table:table-cell>
          <table:table-cell table:style-name="Tabla8.A2" office:value-type="string">
            <text:p text:style-name="P39"><text:span text:style-name="T17">Número</text:span><text:span text:style-name="T31"> </text:span><text:span text:style-name="T17">natural</text:span></text:p>
          </table:table-cell>
          <table:table-cell table:style-name="Tabla8.A2" office:value-type="string">
            <text:p text:style-name="P102"><text:span text:style-name="T17">Identificador</text:span><text:span text:style-name="T15"> </text:span><text:span text:style-name="T17">de</text:span><text:span text:style-name="T15"> </text:span><text:span text:style-name="T17">la</text:span><text:span text:style-name="T37"> </text:span><text:span text:style-name="T17">membresía</text:span></text:p>
          </table:table-cell>
          <table:table-cell table:style-name="Tabla8.A2" office:value-type="string">
            <text:p text:style-name="P76"><text:span text:style-name="T17">No</text:span><text:span text:style-name="T12"> </text:span><text:span text:style-name="T17">puede</text:span><text:span text:style-name="T54"> </text:span><text:span text:style-name="T17">haber</text:span><text:span text:style-name="T40"> </text:span><text:span text:style-name="T17">dos</text:span><text:span text:style-name="T37"> </text:span><text:span text:style-name="T17">membresías con el</text:span><text:span text:style-name="T27"> </text:span><text:span text:style-name="T17">mismo</text:span><text:span text:style-name="T32"> </text:span><text:span text:style-name="T17">valor</text:span></text:p>
          </table:table-cell>
        </table:table-row>
        <table:table-row table:style-name="Tabla8.5">
          <table:table-cell table:style-name="Tabla8.A2" office:value-type="string">
            <text:p text:style-name="P24">Porcentaje</text:p>
          </table:table-cell>
          <table:table-cell table:style-name="Tabla8.A2" office:value-type="string">
            <text:p text:style-name="P109"><text:span text:style-name="T17">Número</text:span><text:span text:style-name="T31"> </text:span><text:span text:style-name="T17">natural</text:span></text:p>
          </table:table-cell>
          <table:table-cell table:style-name="Tabla8.A2" office:value-type="string">
            <text:p text:style-name="P110"><text:span text:style-name="T17">Porcentaje</text:span><text:span text:style-name="T66"> </text:span><text:span text:style-name="T17">que</text:span><text:span text:style-name="T67"> </text:span><text:span text:style-name="T17">se</text:span><text:span text:style-name="T27"> </text:span><text:span text:style-name="T17">aplica al precio base de</text:span><text:span text:style-name="T37"> </text:span><text:span text:style-name="T32">ENTRADA </text:span><text:span text:style-name="T17">para</text:span><text:span text:style-name="T27"> </text:span><text:span text:style-name="T17">calcular el precio final</text:span><text:span text:style-name="T27"> </text:span><text:span text:style-name="T17">en</text:span><text:span text:style-name="T55"> </text:span><text:span text:style-name="T17">caso</text:span><text:span text:style-name="T55"> </text:span><text:span text:style-name="T17">de</text:span><text:span text:style-name="T27"> </text:span><text:span text:style-name="T17">que</text:span><text:span text:style-name="T55"> </text:span><text:span text:style-name="T17">el</text:span><text:span text:style-name="T27"> </text:span><text:span text:style-name="T17">cliente</text:span><text:span text:style-name="T12"> </text:span><text:span text:style-name="T17">sea</text:span><text:span text:style-name="T54"> </text:span><text:span text:style-name="T17">miembro</text:span><text:span text:style-name="T40"> </text:span><text:span text:style-name="T17">del</text:span><text:span text:style-name="T37"> </text:span><text:span text:style-name="T17">zoológico</text:span></text:p>
          </table:table-cell>
          <table:table-cell table:style-name="Tabla8.A2" office:value-type="string">
            <text:p text:style-name="P111"><text:span text:style-name="T17">Tiene que ser un</text:span><text:span text:style-name="T27"> </text:span><text:span text:style-name="T17">número</text:span><text:span text:style-name="T40"> </text:span><text:span text:style-name="T17">entre</text:span><text:span text:style-name="T12"> </text:span><text:span text:style-name="T17">5 y</text:span><text:span text:style-name="T15"> </text:span><text:span text:style-name="T17">60</text:span></text:p>
          </table:table-cell>
        </table:table-row>
        <table:table-row table:style-name="Tabla8.3">
          <table:table-cell table:style-name="Tabla8.A2" office:value-type="string">
            <text:p text:style-name="P43"><text:span text:style-name="T17">N.º</text:span><text:span text:style-name="T31"> </text:span><text:span text:style-name="T17">membresía</text:span></text:p>
          </table:table-cell>
          <table:table-cell table:style-name="Tabla8.A2" office:value-type="string">
            <text:p text:style-name="P39"><text:span text:style-name="T17">Número</text:span><text:span text:style-name="T32"> </text:span><text:span text:style-name="T17">entero</text:span></text:p>
          </table:table-cell>
          <table:table-cell table:style-name="Tabla8.A2" office:value-type="string">
            <text:p text:style-name="P55"><text:span text:style-name="T17">Identificador</text:span><text:span text:style-name="T15"> </text:span><text:span text:style-name="T17">único</text:span><text:span text:style-name="T15"> </text:span><text:span text:style-name="T17">de</text:span><text:span text:style-name="T37"> </text:span><text:span text:style-name="T17">cada</text:span><text:span text:style-name="T31"> </text:span><text:span text:style-name="T17">membresía</text:span></text:p>
          </table:table-cell>
          <table:table-cell table:style-name="Tabla8.A2" office:value-type="string">
            <text:p text:style-name="P112"><text:span text:style-name="T17">No puede haber dos</text:span><text:span text:style-name="T37"> </text:span><text:span text:style-name="T17">membresías con el</text:span><text:span text:style-name="T27"> </text:span><text:span text:style-name="T17">mismo</text:span><text:span text:style-name="T63"> </text:span><text:span text:style-name="T17">identificador</text:span></text:p>
          </table:table-cell>
        </table:table-row>
      </table:table>
      <text:p text:style-name="P165"/>
      <text:p text:style-name="P166"/>
      <text:h text:style-name="P3" text:outline-level="2">CLIENTE</text:h>
      <text:p text:style-name="P154"/>
      <text:p text:style-name="P159">Los<text:span text:style-name="T74"> </text:span>clientes<text:span text:style-name="T74"> </text:span>que<text:span text:style-name="T74"> </text:span>entran<text:span text:style-name="T74"> </text:span>al<text:span text:style-name="T85"> </text:span>zoológico a<text:span text:style-name="T8"> </text:span>través<text:span text:style-name="T74"> </text:span>de<text:span text:style-name="T74"> </text:span>la compra<text:span text:style-name="T9"> </text:span>de<text:span text:style-name="T9"> </text:span>una<text:span text:style-name="T9"> </text:span>entrada.</text:p>
      <text:p text:style-name="P2"/>
      <table:table table:name="Tabla9" table:style-name="Tabla9">
        <table:table-column table:style-name="Tabla9.A" table:number-columns-repeated="4"/>
        <table:table-row table:style-name="Tabla9.1">
          <table:table-cell table:style-name="Tabla9.A1" office:value-type="string">
            <text:p text:style-name="P18">Atributo</text:p>
          </table:table-cell>
          <table:table-cell table:style-name="Tabla9.A1" office:value-type="string">
            <text:p text:style-name="P19">Tipo</text:p>
          </table:table-cell>
          <table:table-cell table:style-name="Tabla9.A1" office:value-type="string">
            <text:p text:style-name="P18">Descripción</text:p>
          </table:table-cell>
          <table:table-cell table:style-name="Tabla9.A1" office:value-type="string">
            <text:p text:style-name="P18">Restricciones</text:p>
          </table:table-cell>
        </table:table-row>
        <table:table-row table:style-name="Tabla9.2">
          <table:table-cell table:style-name="Tabla9.A1" office:value-type="string">
            <text:p text:style-name="P43"><text:span text:style-name="T17">Código</text:span><text:span text:style-name="T31"> </text:span><text:span text:style-name="T17">de</text:span><text:span text:style-name="T31"> </text:span><text:span text:style-name="T17">cliente</text:span></text:p>
          </table:table-cell>
          <table:table-cell table:style-name="Tabla9.A1" office:value-type="string">
            <text:p text:style-name="P39"><text:span text:style-name="T17">Número</text:span><text:span text:style-name="T32"> </text:span><text:span text:style-name="T17">entero</text:span></text:p>
          </table:table-cell>
          <table:table-cell table:style-name="Tabla9.A1" office:value-type="string">
            <text:p text:style-name="P92"><text:span text:style-name="T17">Identificador</text:span><text:span text:style-name="T15"> </text:span><text:span text:style-name="T17">único</text:span><text:span text:style-name="T15"> </text:span><text:span text:style-name="T17">del</text:span><text:span text:style-name="T37"> </text:span><text:span text:style-name="T17">cliente</text:span></text:p>
          </table:table-cell>
          <table:table-cell table:style-name="Tabla9.A1" office:value-type="string">
            <text:p text:style-name="P113"><text:span text:style-name="T17">No puede haber dos</text:span><text:span text:style-name="T27"> </text:span><text:span text:style-name="T17">clientes</text:span><text:span text:style-name="T12"> </text:span><text:span text:style-name="T17">con</text:span><text:span text:style-name="T12"> </text:span><text:span text:style-name="T17">el</text:span><text:span text:style-name="T12"> </text:span><text:span text:style-name="T17">mismo</text:span><text:span text:style-name="T37"> </text:span><text:span text:style-name="T17">número</text:span><text:span text:style-name="T31"> </text:span><text:span text:style-name="T17">identificador</text:span></text:p>
          </table:table-cell>
        </table:table-row>
        <table:table-row table:style-name="Tabla9.3">
          <table:table-cell table:style-name="Tabla9.A1" office:value-type="string">
            <text:p text:style-name="P24">Nombre</text:p>
          </table:table-cell>
          <table:table-cell table:style-name="Tabla9.A1" office:value-type="string">
            <text:p text:style-name="P93"><text:span text:style-name="T17">Campo de texto 60</text:span><text:span text:style-name="T37"> </text:span><text:span text:style-name="T17">caracteres</text:span></text:p>
          </table:table-cell>
          <table:table-cell table:style-name="Tabla9.A1" office:value-type="string">
            <text:p text:style-name="P43"><text:span text:style-name="T17">Nombre</text:span><text:span text:style-name="T31"> </text:span><text:span text:style-name="T17">del</text:span><text:span text:style-name="T32"> </text:span><text:span text:style-name="T17">cliente</text:span></text:p>
          </table:table-cell>
          <table:table-cell table:style-name="Tabla9.A1" office:value-type="string">
            <text:p text:style-name="P31">-</text:p>
          </table:table-cell>
        </table:table-row>
        <table:table-row table:style-name="Tabla9.3">
          <table:table-cell table:style-name="Tabla9.A1" office:value-type="string">
            <text:p text:style-name="P43"><text:span text:style-name="T17">Apellido</text:span><text:span text:style-name="T32"> </text:span><text:span text:style-name="T17">1</text:span></text:p>
          </table:table-cell>
          <table:table-cell table:style-name="Tabla9.A1" office:value-type="string">
            <text:p text:style-name="P93"><text:span text:style-name="T17">Campo de texto 60</text:span><text:span text:style-name="T37"> </text:span><text:span text:style-name="T17">caracteres</text:span></text:p>
          </table:table-cell>
          <table:table-cell table:style-name="Tabla9.A1" office:value-type="string">
            <text:p text:style-name="P78"><text:span text:style-name="T17">Primer</text:span><text:span text:style-name="T15"> </text:span><text:span text:style-name="T17">apellido</text:span><text:span text:style-name="T53"> </text:span><text:span text:style-name="T17">del</text:span><text:span text:style-name="T37"> </text:span><text:span text:style-name="T17">cliente</text:span></text:p>
          </table:table-cell>
          <table:table-cell table:style-name="Tabla9.A1" office:value-type="string">
            <text:p text:style-name="P31">-</text:p>
          </table:table-cell>
        </table:table-row>
        <table:table-row table:style-name="Tabla9.5">
          <table:table-cell table:style-name="Tabla9.A1" office:value-type="string">
            <text:p text:style-name="P43"><text:span text:style-name="T17">Apellido</text:span><text:span text:style-name="T32"> </text:span><text:span text:style-name="T17">2</text:span></text:p>
          </table:table-cell>
          <table:table-cell table:style-name="Tabla9.A1" office:value-type="string">
            <text:p text:style-name="P93"><text:span text:style-name="T17">Campo de texto 60</text:span><text:span text:style-name="T37"> </text:span><text:span text:style-name="T17">caracteres</text:span></text:p>
          </table:table-cell>
          <table:table-cell table:style-name="Tabla9.A1" office:value-type="string">
            <text:p text:style-name="P81"><text:span text:style-name="T17">Segundo</text:span><text:span text:style-name="T15"> </text:span><text:span text:style-name="T17">apellido</text:span><text:span text:style-name="T53"> </text:span><text:span text:style-name="T17">del</text:span><text:span text:style-name="T37"> </text:span><text:span text:style-name="T17">cliente</text:span></text:p>
          </table:table-cell>
          <table:table-cell table:style-name="Tabla9.A1" office:value-type="string">
            <text:p text:style-name="P43"><text:span text:style-name="T17">Este</text:span><text:span text:style-name="T32"> </text:span><text:span text:style-name="T17">campo</text:span><text:span text:style-name="T32"> </text:span><text:span text:style-name="T17">es</text:span><text:span text:style-name="T32"> </text:span><text:span text:style-name="T17">opcional</text:span></text:p>
          </table:table-cell>
        </table:table-row>
        <table:table-row table:style-name="Tabla9.6">
          <table:table-cell table:style-name="Tabla9.A1" office:value-type="string">
            <text:p text:style-name="P24">Teléfono</text:p>
          </table:table-cell>
          <table:table-cell table:style-name="Tabla9.A1" office:value-type="string">
            <text:p text:style-name="P39"><text:span text:style-name="T17">Número</text:span><text:span text:style-name="T32"> </text:span><text:span text:style-name="T17">entero</text:span></text:p>
          </table:table-cell>
          <table:table-cell table:style-name="Tabla9.A1" office:value-type="string">
            <text:p text:style-name="P43"><text:span text:style-name="T17">Teléfono</text:span><text:span text:style-name="T53"> </text:span><text:span text:style-name="T17">del</text:span><text:span text:style-name="T40"> </text:span><text:span text:style-name="T17">cliente</text:span></text:p>
          </table:table-cell>
          <table:table-cell table:style-name="Tabla9.A1" office:value-type="string">
            <text:p text:style-name="P31">-</text:p>
          </table:table-cell>
        </table:table-row>
      </table:table>
      <text:p text:style-name="P9"/>
      <text:p text:style-name="P161"/>
      <text:h text:style-name="P4" text:outline-level="2">DIETA</text:h>
      <text:p text:style-name="P6">Es<text:span text:style-name="T74"> </text:span>la dieta<text:span text:style-name="T74"> </text:span>de<text:span text:style-name="T9"> </text:span>la<text:span text:style-name="T74"> </text:span>que<text:span text:style-name="T74"> </text:span>se<text:span text:style-name="T9"> </text:span>alimenta cada animal del<text:span text:style-name="T74"> </text:span>zoológico.</text:p>
      <text:p text:style-name="P160"/>
      <table:table table:name="Tabla10" table:style-name="Tabla10">
        <table:table-column table:style-name="Tabla10.A" table:number-columns-repeated="4"/>
        <table:table-row table:style-name="Tabla10.1">
          <table:table-cell table:style-name="Tabla10.A1" office:value-type="string">
            <text:p text:style-name="P18">Atributo</text:p>
          </table:table-cell>
          <table:table-cell table:style-name="Tabla10.A1" office:value-type="string">
            <text:p text:style-name="P19">Tipo</text:p>
          </table:table-cell>
          <table:table-cell table:style-name="Tabla10.A1" office:value-type="string">
            <text:p text:style-name="P19">Descripción</text:p>
          </table:table-cell>
          <table:table-cell table:style-name="Tabla10.A1" office:value-type="string">
            <text:p text:style-name="P19">Restricciones</text:p>
          </table:table-cell>
        </table:table-row>
        <table:table-row table:style-name="Tabla10.2">
          <table:table-cell table:style-name="Tabla10.A1" office:value-type="string">
            <text:p text:style-name="P51"><text:span text:style-name="T17">Cód.</text:span><text:span text:style-name="T32"> </text:span><text:span text:style-name="T17">Dieta</text:span></text:p>
          </table:table-cell>
          <table:table-cell table:style-name="Tabla10.A1" office:value-type="string">
            <text:p text:style-name="P42"><text:span text:style-name="T17">Número</text:span><text:span text:style-name="T32"> </text:span><text:span text:style-name="T17">entero</text:span></text:p>
          </table:table-cell>
          <table:table-cell table:style-name="Tabla10.A1" office:value-type="string">
            <text:p text:style-name="P114"><text:span text:style-name="T17">Identificador</text:span><text:span text:style-name="T15"> </text:span><text:span text:style-name="T17">único</text:span><text:span text:style-name="T53"> </text:span><text:span text:style-name="T17">de</text:span><text:span text:style-name="T37"> </text:span><text:span text:style-name="T17">cada</text:span><text:span text:style-name="T32"> </text:span><text:span text:style-name="T17">dieta</text:span></text:p>
          </table:table-cell>
          <table:table-cell table:style-name="Tabla10.A1" office:value-type="string">
            <text:p text:style-name="P146"><text:span text:style-name="T17">No puede haber dos</text:span><text:span text:style-name="T52"> </text:span><text:span text:style-name="T17">dietas con el mismo</text:span><text:span text:style-name="T52"> </text:span><text:span text:style-name="T17">valor</text:span></text:p>
          </table:table-cell>
        </table:table-row>
      </table:table>
      <text:p text:style-name="P16"/>
      <table:table table:name="Tabla11" table:style-name="Tabla11">
        <table:table-column table:style-name="Tabla11.A" table:number-columns-repeated="4"/>
        <table:table-row table:style-name="Tabla11.1">
          <table:table-cell table:style-name="Tabla11.A1" office:value-type="string">
            <text:p text:style-name="P18">Tipo</text:p>
          </table:table-cell>
          <table:table-cell table:style-name="Tabla11.A1" office:value-type="string">
            <text:p text:style-name="P19">Campo de texto</text:p>
          </table:table-cell>
          <table:table-cell table:style-name="Tabla11.A1" office:value-type="string">
            <text:p text:style-name="P116"><text:span text:style-name="T17">Define el tipo de dieta</text:span><text:span text:style-name="T52"> </text:span><text:span text:style-name="T17">que</text:span><text:span text:style-name="T31"> </text:span><text:span text:style-name="T17">sigue</text:span><text:span text:style-name="T27"> </text:span><text:span text:style-name="T17">el</text:span><text:span text:style-name="T32"> </text:span><text:span text:style-name="T17">animal</text:span></text:p>
          </table:table-cell>
          <table:table-cell table:style-name="Tabla11.A1" office:value-type="string">
            <text:p text:style-name="P117"><text:span text:style-name="T17">Debe</text:span><text:span text:style-name="T40"> </text:span><text:span text:style-name="T17">ser</text:span><text:span text:style-name="T44"> </text:span><text:span text:style-name="T17">uno</text:span><text:span text:style-name="T40"> </text:span><text:span text:style-name="T17">de</text:span><text:span text:style-name="T40"> </text:span><text:span text:style-name="T17">los</text:span><text:span text:style-name="T37"> </text:span><text:span text:style-name="T17">siguientes valores</text:span><text:span text:style-name="T27"> </text:span><text:span text:style-name="T17">predefinidos:</text:span></text:p>
            <text:p text:style-name="P118"><text:span text:style-name="T83"></text:span><text:span text:style-name="T68"> </text:span><text:span text:style-name="T17">Modificada</text:span><text:span text:style-name="T54"> </text:span><text:span text:style-name="T17">en</text:span><text:span text:style-name="T37"> </text:span><text:span text:style-name="T17">proteínas</text:span></text:p>
            <text:p text:style-name="P119"><text:span text:style-name="T83"></text:span><text:span text:style-name="T68"> </text:span><text:span text:style-name="T17">Modificada</text:span><text:span text:style-name="T54"> </text:span><text:span text:style-name="T17">en</text:span><text:span text:style-name="T37"> </text:span><text:span text:style-name="T17">fibra</text:span></text:p>
            <text:p text:style-name="P120"><text:span text:style-name="T83"></text:span><text:span text:style-name="T69"> </text:span><text:span text:style-name="T17">Vegetariana</text:span></text:p>
            <text:p text:style-name="P120"><text:span text:style-name="T83"></text:span><text:span text:style-name="T70"> </text:span><text:span text:style-name="T17">Omnívora</text:span></text:p>
            <text:p text:style-name="P120"><text:span text:style-name="T83"></text:span><text:span text:style-name="T71"> </text:span><text:span text:style-name="T17">Carnívora</text:span></text:p>
            <text:p text:style-name="P120"><text:span text:style-name="T83"></text:span><text:span text:style-name="T72"> </text:span><text:span text:style-name="T17">Granívora</text:span></text:p>
            <text:p text:style-name="P17"/>
            <text:p text:style-name="P121"><text:span text:style-name="T17">Pueden seleccionarse</text:span><text:span text:style-name="T27"> </text:span><text:span text:style-name="T17">varios tipos para una</text:span><text:span text:style-name="T27"> </text:span><text:span text:style-name="T17">misma dieta, pero</text:span><text:span text:style-name="T27"> </text:span><text:span text:style-name="T17">nunca vegetariana,</text:span><text:span text:style-name="T27"> </text:span><text:span text:style-name="T17">granívora,</text:span><text:span text:style-name="T15"> </text:span><text:span text:style-name="T17">omnívora</text:span><text:span text:style-name="T30"> </text:span><text:span text:style-name="T17">o</text:span><text:span text:style-name="T37"> </text:span><text:span text:style-name="T17">carnívora al mismo</text:span><text:span text:style-name="T27"> </text:span><text:span text:style-name="T17">tiempo.</text:span></text:p>
          </table:table-cell>
        </table:table-row>
        <table:table-row table:style-name="Tabla11.2">
          <table:table-cell table:style-name="Tabla11.A2" office:value-type="string">
            <text:p text:style-name="P24">Observaciones</text:p>
          </table:table-cell>
          <table:table-cell table:style-name="Tabla11.A2" office:value-type="string">
            <text:p text:style-name="P69"><text:span text:style-name="T17">Campo de texto de 200</text:span><text:span text:style-name="T37"> </text:span><text:span text:style-name="T17">caracteres</text:span></text:p>
          </table:table-cell>
          <table:table-cell table:style-name="Tabla11.A2" office:value-type="string">
            <text:p text:style-name="P122"><text:span text:style-name="T17">Enumera</text:span><text:span text:style-name="T30"> </text:span><text:span text:style-name="T17">problemas</text:span><text:span text:style-name="T54"> </text:span><text:span text:style-name="T17">o</text:span><text:span text:style-name="T37"> </text:span><text:span text:style-name="T17">aspectos a tener en</text:span><text:span text:style-name="T27"> </text:span><text:span text:style-name="T17">cuenta a la hora de</text:span><text:span text:style-name="T27"> </text:span><text:span text:style-name="T17">preparar</text:span><text:span text:style-name="T32"> </text:span><text:span text:style-name="T17">la</text:span><text:span text:style-name="T31"> </text:span><text:span text:style-name="T17">dieta</text:span></text:p>
          </table:table-cell>
          <table:table-cell table:style-name="Tabla11.A2" office:value-type="string">
            <text:p text:style-name="P39"><text:span text:style-name="T17">Es</text:span><text:span text:style-name="T32"> </text:span><text:span text:style-name="T17">un</text:span><text:span text:style-name="T32"> </text:span><text:span text:style-name="T17">campo</text:span><text:span text:style-name="T32"> </text:span><text:span text:style-name="T17">opcional</text:span></text:p>
          </table:table-cell>
        </table:table-row>
      </table:table>
      <text:p text:style-name="P165"/>
      <text:p text:style-name="P165"/>
      <text:p text:style-name="P176"/>
      <text:h text:style-name="P5" text:outline-level="2">ALIMENTO</text:h>
      <text:p text:style-name="P6">Son<text:span text:style-name="T74"> </text:span>los<text:span text:style-name="T74"> </text:span>alimentos que<text:span text:style-name="T9"> </text:span>componen las<text:span text:style-name="T85"> </text:span>dietas<text:span text:style-name="T74"> </text:span>de<text:span text:style-name="T74"> </text:span>los<text:span text:style-name="T85"> </text:span>animales.</text:p>
      <text:p text:style-name="P2"/>
      <table:table table:name="Tabla12" table:style-name="Tabla12">
        <table:table-column table:style-name="Tabla12.A" table:number-columns-repeated="4"/>
        <table:table-row table:style-name="Tabla12.1">
          <table:table-cell table:style-name="Tabla12.A1" office:value-type="string">
            <text:p text:style-name="P18">Atributo</text:p>
          </table:table-cell>
          <table:table-cell table:style-name="Tabla12.A1" office:value-type="string">
            <text:p text:style-name="P19">Tipo</text:p>
          </table:table-cell>
          <table:table-cell table:style-name="Tabla12.A1" office:value-type="string">
            <text:p text:style-name="P19">Descripción</text:p>
          </table:table-cell>
          <table:table-cell table:style-name="Tabla12.A1" office:value-type="string">
            <text:p text:style-name="P19">Restricciones</text:p>
          </table:table-cell>
        </table:table-row>
        <table:table-row table:style-name="Tabla12.2">
          <table:table-cell table:style-name="Tabla12.A1" office:value-type="string">
            <text:p text:style-name="P43"><text:span text:style-name="T32">Cód.</text:span><text:span text:style-name="T63"> </text:span><text:span text:style-name="T17">Alimento</text:span></text:p>
          </table:table-cell>
          <table:table-cell table:style-name="Tabla12.A1" office:value-type="string">
            <text:p text:style-name="P39"><text:span text:style-name="T17">Número</text:span><text:span text:style-name="T32"> </text:span><text:span text:style-name="T17">entero</text:span></text:p>
          </table:table-cell>
          <table:table-cell table:style-name="Tabla12.A1" office:value-type="string">
            <text:p text:style-name="P115"><text:span text:style-name="T17">Identificador</text:span><text:span text:style-name="T15"> </text:span><text:span text:style-name="T17">único</text:span><text:span text:style-name="T53"> </text:span><text:span text:style-name="T17">de</text:span><text:span text:style-name="T37"> </text:span><text:span text:style-name="T17">cada alimento</text:span></text:p>
          </table:table-cell>
          <table:table-cell table:style-name="Tabla12.A1" office:value-type="string">
            <text:p text:style-name="P123"><text:span text:style-name="T17">No puede haber dos</text:span><text:span text:style-name="T27"> </text:span><text:span text:style-name="T17">alimentos con el mismo</text:span><text:span text:style-name="T37"> </text:span><text:span text:style-name="T17">identificador</text:span><text:span text:style-name="T32"> </text:span><text:span text:style-name="T17">único</text:span></text:p>
          </table:table-cell>
        </table:table-row>
        <table:table-row table:style-name="Tabla12.2">
          <table:table-cell table:style-name="Tabla12.A1" office:value-type="string">
            <text:p text:style-name="P24">Nombre</text:p>
          </table:table-cell>
          <table:table-cell table:style-name="Tabla12.A1" office:value-type="string">
            <text:p text:style-name="P39"><text:span text:style-name="T17">Nombre</text:span><text:span text:style-name="T31"> </text:span><text:span text:style-name="T17">del</text:span><text:span text:style-name="T32"> </text:span><text:span text:style-name="T17">alimento</text:span></text:p>
          </table:table-cell>
          <table:table-cell table:style-name="Tabla12.A1" office:value-type="string">
            <text:p text:style-name="P124"><text:span text:style-name="T17">Nombre con el que se</text:span><text:span text:style-name="T27"> </text:span><text:span text:style-name="T17">conoce</text:span><text:span text:style-name="T40"> </text:span><text:span text:style-name="T17">a</text:span><text:span text:style-name="T54"> </text:span><text:span text:style-name="T17">cada</text:span><text:span text:style-name="T40"> </text:span><text:span text:style-name="T17">alimento</text:span><text:span text:style-name="T37"> </text:span><text:span text:style-name="T17">del zoo</text:span></text:p>
          </table:table-cell>
          <table:table-cell table:style-name="Tabla12.A1" office:value-type="string">
            <text:p text:style-name="P35">-</text:p>
          </table:table-cell>
        </table:table-row>
        <table:table-row table:style-name="Tabla12.4">
          <table:table-cell table:style-name="Tabla12.A1" office:value-type="string">
            <text:p text:style-name="P24">Grasas</text:p>
          </table:table-cell>
          <table:table-cell table:style-name="Tabla12.A1" office:value-type="string">
            <text:p text:style-name="P66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12.A1" office:value-type="string">
            <text:p text:style-name="P125"><text:span text:style-name="T17">Gramos</text:span><text:span text:style-name="T12"> </text:span><text:span text:style-name="T17">de</text:span><text:span text:style-name="T40"> </text:span><text:span text:style-name="T17">grasa</text:span><text:span text:style-name="T54"> </text:span><text:span text:style-name="T17">por</text:span><text:span text:style-name="T37"> </text:span><text:span text:style-name="T17">cada 100 gramos de</text:span><text:span text:style-name="T27"> </text:span><text:span text:style-name="T17">alimento</text:span></text:p>
          </table:table-cell>
          <table:table-cell table:style-name="Tabla12.A1" office:value-type="string">
            <text:p text:style-name="P126"><text:span text:style-name="T17">No puede ser un</text:span><text:span text:style-name="T27"> </text:span><text:span text:style-name="T17">número</text:span><text:span text:style-name="T12"> </text:span><text:span text:style-name="T17">mayor</text:span><text:span text:style-name="T12"> </text:span><text:span text:style-name="T17">a</text:span><text:span text:style-name="T54"> </text:span><text:span text:style-name="T17">100</text:span></text:p>
          </table:table-cell>
        </table:table-row>
        <table:table-row table:style-name="Tabla12.2">
          <table:table-cell table:style-name="Tabla12.A1" office:value-type="string">
            <text:p text:style-name="P24">Proteínas</text:p>
          </table:table-cell>
          <table:table-cell table:style-name="Tabla12.A1" office:value-type="string">
            <text:p text:style-name="P66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12.A1" office:value-type="string">
            <text:p text:style-name="P127"><text:span text:style-name="T17">Gramos</text:span><text:span text:style-name="T12"> </text:span><text:span text:style-name="T17">de</text:span><text:span text:style-name="T12"> </text:span><text:span text:style-name="T17">proteína</text:span><text:span text:style-name="T40"> </text:span><text:span text:style-name="T17">por</text:span><text:span text:style-name="T37"> </text:span><text:span text:style-name="T17">cada 100 gramos de</text:span><text:span text:style-name="T27"> </text:span><text:span text:style-name="T17">alimento</text:span></text:p>
          </table:table-cell>
          <table:table-cell table:style-name="Tabla12.A1" office:value-type="string">
            <text:p text:style-name="P126"><text:span text:style-name="T17">No puede ser un</text:span><text:span text:style-name="T27"> </text:span><text:span text:style-name="T17">número</text:span><text:span text:style-name="T12"> </text:span><text:span text:style-name="T17">mayor</text:span><text:span text:style-name="T12"> </text:span><text:span text:style-name="T17">a</text:span><text:span text:style-name="T54"> </text:span><text:span text:style-name="T17">100</text:span></text:p>
          </table:table-cell>
        </table:table-row>
        <table:table-row table:style-name="Tabla12.2">
          <table:table-cell table:style-name="Tabla12.A1" office:value-type="string">
            <text:p text:style-name="P24">Hidratos</text:p>
          </table:table-cell>
          <table:table-cell table:style-name="Tabla12.A1" office:value-type="string">
            <text:p text:style-name="P66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12.A1" office:value-type="string">
            <text:p text:style-name="P128"><text:span text:style-name="T17">Gramos</text:span><text:span text:style-name="T12"> </text:span><text:span text:style-name="T17">de</text:span><text:span text:style-name="T12"> </text:span><text:span text:style-name="T17">hidratos</text:span><text:span text:style-name="T40"> </text:span><text:span text:style-name="T17">de</text:span><text:span text:style-name="T37"> </text:span><text:span text:style-name="T17">carbono por cada 100</text:span><text:span text:style-name="T27"> </text:span><text:span text:style-name="T17">gramos</text:span><text:span text:style-name="T32"> </text:span><text:span text:style-name="T17">de</text:span><text:span text:style-name="T31"> </text:span><text:span text:style-name="T17">alimento</text:span></text:p>
          </table:table-cell>
          <table:table-cell table:style-name="Tabla12.A1" office:value-type="string">
            <text:p text:style-name="P126"><text:span text:style-name="T17">No puede ser un</text:span><text:span text:style-name="T27"> </text:span><text:span text:style-name="T17">número</text:span><text:span text:style-name="T12"> </text:span><text:span text:style-name="T17">mayor</text:span><text:span text:style-name="T12"> </text:span><text:span text:style-name="T17">a</text:span><text:span text:style-name="T54"> </text:span><text:span text:style-name="T17">100</text:span></text:p>
          </table:table-cell>
        </table:table-row>
        <table:table-row table:style-name="Tabla12.2">
          <table:table-cell table:style-name="Tabla12.A1" office:value-type="string">
            <text:p text:style-name="P24">Stock</text:p>
          </table:table-cell>
          <table:table-cell table:style-name="Tabla12.A1" office:value-type="string">
            <text:p text:style-name="P66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12.A1" office:value-type="string">
            <text:p text:style-name="P147"><text:span text:style-name="T17">Cantidad disponible de</text:span><text:span text:style-name="T37"> </text:span><text:span text:style-name="T17">un alimento medido en</text:span><text:span text:style-name="T37"> </text:span><text:span text:style-name="T17">kg</text:span></text:p>
          </table:table-cell>
          <table:table-cell table:style-name="Tabla12.A1" office:value-type="string">
            <text:p text:style-name="P35">-</text:p>
          </table:table-cell>
        </table:table-row>
      </table:table>
      <text:p text:style-name="P15"/>
      <text:h text:style-name="P186" text:outline-level="2"><text:span text:style-name="T90">ATRIBUTOS</text:span><text:span text:style-name="T91"> </text:span><text:span text:style-name="T90">DE</text:span><text:span text:style-name="T91"> </text:span><text:span text:style-name="T90">LAS</text:span><text:span text:style-name="T4"> </text:span><text:span text:style-name="T90">RELACIONES</text:span></text:h>
      <text:p text:style-name="P153"/>
      <text:p text:style-name="P37">VIVE</text:p>
      <text:p text:style-name="P177"/>
      <table:table table:name="Tabla13" table:style-name="Tabla13">
        <table:table-column table:style-name="Tabla13.A" table:number-columns-repeated="4"/>
        <table:table-row table:style-name="Tabla13.1">
          <table:table-cell table:style-name="Tabla13.A1" office:value-type="string">
            <text:p text:style-name="P29">Atributo</text:p>
          </table:table-cell>
          <table:table-cell table:style-name="Tabla13.A1" office:value-type="string">
            <text:p text:style-name="P21">Tipo</text:p>
          </table:table-cell>
          <table:table-cell table:style-name="Tabla13.A1" office:value-type="string">
            <text:p text:style-name="P29">Descripción</text:p>
          </table:table-cell>
          <table:table-cell table:style-name="Tabla13.A1" office:value-type="string">
            <text:p text:style-name="P29">Restricciones</text:p>
          </table:table-cell>
        </table:table-row>
        <table:table-row table:style-name="Tabla13.2">
          <table:table-cell table:style-name="Tabla13.A1" office:value-type="string">
            <text:p text:style-name="P43"><text:span text:style-name="T17">Fecha</text:span><text:span text:style-name="T47"> </text:span><text:span text:style-name="T17">entrada</text:span></text:p>
          </table:table-cell>
          <table:table-cell table:style-name="Tabla13.A1" office:value-type="string">
            <text:p text:style-name="P39"><text:span text:style-name="T17">Fecha</text:span><text:span text:style-name="T47"> </text:span><text:span text:style-name="T49">y hora</text:span></text:p>
          </table:table-cell>
          <table:table-cell table:style-name="Tabla13.A1" office:value-type="string">
            <text:p text:style-name="P129"><text:span text:style-name="T17">Fecha </text:span><text:span text:style-name="T23">del registro </text:span><text:span text:style-name="T17">en </text:span><text:span text:style-name="T23">el</text:span><text:span text:style-name="T17"> que el</text:span><text:span text:style-name="T27"> </text:span><text:span text:style-name="T17">animal</text:span><text:span text:style-name="T40"> </text:span><text:span text:style-name="T17">entró</text:span><text:span text:style-name="T44"> </text:span><text:span text:style-name="T17">a</text:span><text:span text:style-name="T40"> </text:span><text:span text:style-name="T17">vivir</text:span><text:span text:style-name="T40"> </text:span><text:span text:style-name="T17">a</text:span><text:span text:style-name="T37"> </text:span><text:span text:style-name="T17">esa</text:span><text:span text:style-name="T32"> </text:span><text:span text:style-name="T17">zona</text:span></text:p>
          </table:table-cell>
          <table:table-cell table:style-name="Tabla13.A1" office:value-type="string">
            <text:p text:style-name="P47"><text:span text:style-name="T17">No</text:span><text:span text:style-name="T44"> </text:span><text:span text:style-name="T17">puede</text:span><text:span text:style-name="T40"> </text:span><text:span text:style-name="T17">ser</text:span><text:span text:style-name="T47"> </text:span><text:span text:style-name="T17">una</text:span><text:span text:style-name="T12"> </text:span><text:span text:style-name="T17">fecha</text:span><text:span text:style-name="T37"> </text:span><text:span text:style-name="T17">anterior a la fecha de</text:span><text:span text:style-name="T27"> </text:span><text:span text:style-name="T17">ingreso de la entidad</text:span><text:span text:style-name="T27"> </text:span><text:span text:style-name="T17">ANIMAL, ni posterior</text:span><text:span text:style-name="T27"> </text:span><text:span text:style-name="T17">a la fecha de salida de</text:span><text:span text:style-name="T27"> </text:span><text:span text:style-name="T17">la</text:span><text:span text:style-name="T32"> </text:span><text:span text:style-name="T17">relación</text:span><text:span text:style-name="T47"> </text:span><text:span text:style-name="T17">VIVE</text:span></text:p>
          </table:table-cell>
        </table:table-row>
        <table:table-row table:style-name="Tabla13.3">
          <table:table-cell table:style-name="Tabla13.A1" office:value-type="string">
            <text:p text:style-name="P43"><text:span text:style-name="T17">Fecha</text:span><text:span text:style-name="T47"> </text:span><text:span text:style-name="T17">salida</text:span></text:p>
          </table:table-cell>
          <table:table-cell table:style-name="Tabla13.A1" office:value-type="string">
            <text:p text:style-name="P39"><text:span text:style-name="T17">Fecha</text:span><text:span text:style-name="T47"> </text:span><text:span text:style-name="T49">y hora</text:span></text:p>
          </table:table-cell>
          <table:table-cell table:style-name="Tabla13.A1" office:value-type="string">
            <text:p text:style-name="P100"><text:span text:style-name="T17">Fecha </text:span><text:span text:style-name="T23">del registro </text:span><text:span text:style-name="T17">en </text:span><text:span text:style-name="T23">el</text:span><text:span text:style-name="T17"> que el</text:span><text:span text:style-name="T27"> </text:span><text:span text:style-name="T17">animal</text:span><text:span text:style-name="T40"> </text:span><text:span text:style-name="T17">dejó</text:span><text:span text:style-name="T40"> </text:span><text:span text:style-name="T17">de</text:span><text:span text:style-name="T40"> </text:span><text:span text:style-name="T17">vivir</text:span><text:span text:style-name="T40"> </text:span><text:span text:style-name="T17">en</text:span><text:span text:style-name="T37"> </text:span><text:span text:style-name="T17">esa</text:span><text:span text:style-name="T32"> </text:span><text:span text:style-name="T17">zona</text:span></text:p>
          </table:table-cell>
          <table:table-cell table:style-name="Tabla13.A1" office:value-type="string">
            <text:p text:style-name="P47"><text:span text:style-name="T17">No</text:span><text:span text:style-name="T44"> </text:span><text:span text:style-name="T17">puede</text:span><text:span text:style-name="T40"> </text:span><text:span text:style-name="T17">ser</text:span><text:span text:style-name="T47"> </text:span><text:span text:style-name="T17">una</text:span><text:span text:style-name="T12"> </text:span><text:span text:style-name="T17">fecha</text:span><text:span text:style-name="T37"> </text:span><text:span text:style-name="T17">anterior a la fecha de</text:span><text:span text:style-name="T27"> </text:span><text:span text:style-name="T17">entrada de la relación</text:span><text:span text:style-name="T27"> </text:span><text:span text:style-name="T17">VIVE</text:span></text:p>
          </table:table-cell>
        </table:table-row>
      </table:table>
      <text:p text:style-name="P156"/>
      <text:h text:style-name="P7" text:outline-level="2"/>
      <text:p text:style-name="P162"/>
      <text:p text:style-name="P38">ALIMENTA</text:p>
      <text:p text:style-name="P178"/>
      <table:table table:name="Tabla15" table:style-name="Tabla15">
        <table:table-column table:style-name="Tabla15.A" table:number-columns-repeated="4"/>
        <table:table-row table:style-name="Tabla15.1">
          <table:table-cell table:style-name="Tabla15.A1" office:value-type="string">
            <text:p text:style-name="P18">Atributo</text:p>
          </table:table-cell>
          <table:table-cell table:style-name="Tabla15.A1" office:value-type="string">
            <text:p text:style-name="P19">Tipo</text:p>
          </table:table-cell>
          <table:table-cell table:style-name="Tabla15.A1" office:value-type="string">
            <text:p text:style-name="P18">Descripción</text:p>
          </table:table-cell>
          <table:table-cell table:style-name="Tabla15.A1" office:value-type="string">
            <text:p text:style-name="P18">Restricciones</text:p>
          </table:table-cell>
        </table:table-row>
        <table:table-row table:style-name="Tabla15.2">
          <table:table-cell table:style-name="Tabla15.A1" office:value-type="string">
            <text:p text:style-name="P24">Cantidad</text:p>
          </table:table-cell>
          <table:table-cell table:style-name="Tabla15.A1" office:value-type="string">
            <text:p text:style-name="P130"><text:span text:style-name="T17">Numérico</text:span><text:span text:style-name="T34"> </text:span><text:span text:style-name="T17">decimal</text:span><text:span text:style-name="T37"> </text:span><text:span text:style-name="T17">positivo</text:span></text:p>
          </table:table-cell>
          <table:table-cell table:style-name="Tabla15.A1" office:value-type="string">
            <text:p text:style-name="P57"><text:span text:style-name="T17">Cantidad</text:span><text:span text:style-name="T12"> </text:span><text:span text:style-name="T17">en</text:span><text:span text:style-name="T12"> </text:span><text:span text:style-name="T17">gramos</text:span><text:span text:style-name="T12"> </text:span><text:span text:style-name="T17">de</text:span><text:span text:style-name="T37"> </text:span><text:span text:style-name="T17">la comida que el</text:span><text:span text:style-name="T27"> </text:span><text:span text:style-name="T17">cuidador le da al</text:span><text:span text:style-name="T27"> </text:span><text:span text:style-name="T17">animal</text:span></text:p>
          </table:table-cell>
          <table:table-cell table:style-name="Tabla15.A1" office:value-type="string">
            <text:p text:style-name="P31">-</text:p>
          </table:table-cell>
        </table:table-row>
        <table:table-row table:style-name="Tabla15.3">
          <table:table-cell table:style-name="Tabla15.A1" office:value-type="string">
            <text:p text:style-name="P30">Fecha</text:p>
          </table:table-cell>
          <table:table-cell table:style-name="Tabla15.A1" office:value-type="string">
            <text:p text:style-name="P41"><text:span text:style-name="T17">Fecha</text:span><text:span text:style-name="T47"> </text:span><text:span text:style-name="T50">y hora</text:span></text:p>
          </table:table-cell>
          <table:table-cell table:style-name="Tabla15.A1" office:value-type="string">
            <text:p text:style-name="P131"><text:span text:style-name="T17">Fecha </text:span><text:span text:style-name="T24">y hora a</text:span><text:span text:style-name="T17"> la que el</text:span><text:span text:style-name="T27"> </text:span><text:span text:style-name="T17">cuidador</text:span><text:span text:style-name="T30"> </text:span><text:span text:style-name="T17">alimentó</text:span><text:span text:style-name="T53"> </text:span><text:span text:style-name="T17">al</text:span><text:span text:style-name="T37"> </text:span><text:span text:style-name="T17">animal</text:span><text:span text:style-name="T32"> </text:span><text:span text:style-name="T17">o</text:span><text:span text:style-name="T32"> </text:span><text:span text:style-name="T17">animales</text:span></text:p>
          </table:table-cell>
          <table:table-cell table:style-name="Tabla15.A1" office:value-type="string">
            <text:p text:style-name="P140"><text:span text:style-name="T19">La hora n</text:span><text:span text:style-name="T18">o</text:span><text:span text:style-name="T46"> </text:span><text:span text:style-name="T18">puede</text:span><text:span text:style-name="T43"> </text:span><text:span text:style-name="T18">ser</text:span><text:span text:style-name="T46"> </text:span><text:span text:style-name="T18">anterior</text:span><text:span text:style-name="T43"> </text:span><text:span text:style-name="T18">a</text:span><text:span text:style-name="T39"> </text:span><text:span text:style-name="T18">las 08:00 o posterior a</text:span><text:span text:style-name="T29"> </text:span><text:span text:style-name="T18">las 20:00</text:span></text:p>
          </table:table-cell>
        </table:table-row>
      </table:table>
      <text:p text:style-name="P8"/>
      <text:p text:style-name="P162"/>
      <text:h text:style-name="Heading_20_1" text:outline-level="2">CUIDA</text:h>
      <table:table table:name="Tabla16" table:style-name="Tabla16">
        <table:table-column table:style-name="Tabla16.A" table:number-columns-repeated="4"/>
        <table:table-row table:style-name="Tabla16.1">
          <table:table-cell table:style-name="Tabla16.A1" office:value-type="string">
            <text:p text:style-name="P26">Atributo</text:p>
          </table:table-cell>
          <table:table-cell table:style-name="Tabla16.A1" office:value-type="string">
            <text:p text:style-name="P20">Tipo</text:p>
          </table:table-cell>
          <table:table-cell table:style-name="Tabla16.A1" office:value-type="string">
            <text:p text:style-name="P26">Descripción</text:p>
          </table:table-cell>
          <table:table-cell table:style-name="Tabla16.A1" office:value-type="string">
            <text:p text:style-name="P26">Restricciones</text:p>
          </table:table-cell>
        </table:table-row>
        <table:table-row table:style-name="Tabla16.2">
          <table:table-cell table:style-name="Tabla16.A1" office:value-type="string">
            <text:p text:style-name="P27">Fecha</text:p>
          </table:table-cell>
          <table:table-cell table:style-name="Tabla16.A1" office:value-type="string">
            <text:p text:style-name="P40"><text:span text:style-name="T17">Fecha</text:span><text:span text:style-name="T47"> </text:span><text:span text:style-name="T51">y hora</text:span></text:p>
          </table:table-cell>
          <table:table-cell table:style-name="Tabla16.A1" office:value-type="string">
            <text:p text:style-name="P148"><text:span text:style-name="T17">Fecha </text:span><text:span text:style-name="T25">y hora</text:span><text:span text:style-name="T17"> </text:span><text:span text:style-name="T25">a</text:span><text:span text:style-name="T17"> la que el</text:span><text:span text:style-name="T37"> </text:span><text:span text:style-name="T17">cuidador realizó el</text:span><text:span text:style-name="T52"> </text:span><text:span text:style-name="T17">cuidado</text:span><text:span text:style-name="T32"> </text:span><text:span text:style-name="T17">al</text:span><text:span text:style-name="T32"> </text:span><text:span text:style-name="T17">animal</text:span></text:p>
          </table:table-cell>
          <table:table-cell table:style-name="Tabla16.A1" office:value-type="string">
            <text:p text:style-name="P141"><text:span text:style-name="T19">La hora n</text:span><text:span text:style-name="T18">o</text:span><text:span text:style-name="T46"> </text:span><text:span text:style-name="T18">puede</text:span><text:span text:style-name="T43"> </text:span><text:span text:style-name="T18">ser</text:span><text:span text:style-name="T46"> </text:span><text:span text:style-name="T18">anterior</text:span><text:span text:style-name="T43"> </text:span><text:span text:style-name="T18">a</text:span><text:span text:style-name="T39"> </text:span><text:span text:style-name="T18">las 08:00 o posterior a</text:span><text:span text:style-name="T29"> </text:span><text:span text:style-name="T18">las 20:00</text:span></text:p>
          </table:table-cell>
        </table:table-row>
        <table:table-row table:style-name="Tabla16.3">
          <table:table-cell table:style-name="Tabla16.A1" office:value-type="string">
            <text:p text:style-name="P27">Observaciones</text:p>
          </table:table-cell>
          <table:table-cell table:style-name="Tabla16.A1" office:value-type="string">
            <text:p text:style-name="P71"><text:span text:style-name="T17">Campo de texto de 200</text:span><text:span text:style-name="T37"> </text:span><text:span text:style-name="T17">caracteres</text:span></text:p>
          </table:table-cell>
          <table:table-cell table:style-name="Tabla16.A1" office:value-type="string">
            <text:p text:style-name="P73"><text:span text:style-name="T17">Campo para anotar</text:span><text:span text:style-name="T27"> </text:span><text:span text:style-name="T17">cualquier incidente o</text:span><text:span text:style-name="T27"> </text:span><text:span text:style-name="T17">particularidad durante</text:span><text:span text:style-name="T27"> </text:span><text:span text:style-name="T17">el</text:span><text:span text:style-name="T40"> </text:span><text:span text:style-name="T17">cuidado</text:span><text:span text:style-name="T44"> </text:span><text:span text:style-name="T17">por</text:span><text:span text:style-name="T40"> </text:span><text:span text:style-name="T17">parte</text:span><text:span text:style-name="T12"> </text:span><text:span text:style-name="T17">del</text:span><text:span text:style-name="T37"> </text:span><text:span text:style-name="T17">cuidador. Es un campo</text:span><text:span text:style-name="T27"> </text:span><text:span text:style-name="T17">opcional</text:span></text:p>
          </table:table-cell>
          <table:table-cell table:style-name="Tabla16.A1" office:value-type="string">
            <text:p text:style-name="P32">-</text:p>
          </table:table-cell>
        </table:table-row>
        <table:table-row table:style-name="Tabla16.2">
          <table:table-cell table:style-name="Tabla16.A1" office:value-type="string">
            <text:p text:style-name="P74"><text:span text:style-name="T17">Tipo</text:span><text:span text:style-name="T40"> </text:span><text:span text:style-name="T17">cuidado</text:span></text:p>
          </table:table-cell>
          <table:table-cell table:style-name="Tabla16.A1" office:value-type="string">
            <text:p text:style-name="P95"><text:span text:style-name="T17">Campo de texto 60</text:span><text:span text:style-name="T37"> </text:span><text:span text:style-name="T17">caracteres</text:span></text:p>
          </table:table-cell>
          <table:table-cell table:style-name="Tabla16.A1" office:value-type="string">
            <text:p text:style-name="P132"><text:span text:style-name="T17">Clasificación del</text:span><text:span text:style-name="T27"> </text:span><text:span text:style-name="T17">cuidado en higiene,</text:span><text:span text:style-name="T37"> </text:span><text:span text:style-name="T17">observación,</text:span><text:span text:style-name="T34"> </text:span><text:span text:style-name="T17">otro…</text:span></text:p>
          </table:table-cell>
          <table:table-cell table:style-name="Tabla16.A1" office:value-type="string">
            <text:p text:style-name="P32">-</text:p>
          </table:table-cell>
        </table:table-row>
      </table:table>
      <text:p text:style-name="P167"/>
      <text:p text:style-name="P180"/>
      <text:p text:style-name="P13"><text:span text:style-name="T33">FORMA</text:span><text:span text:style-name="T36"> </text:span><text:span text:style-name="T16">CUIDADOR</text:span></text:p>
      <text:p text:style-name="P177"/>
      <table:table table:name="Tabla17" table:style-name="Tabla17">
        <table:table-column table:style-name="Tabla17.A" table:number-columns-repeated="4"/>
        <table:table-row table:style-name="Tabla17.1">
          <table:table-cell table:style-name="Tabla17.A1" office:value-type="string">
            <text:p text:style-name="P18">Atributo</text:p>
          </table:table-cell>
          <table:table-cell table:style-name="Tabla17.A1" office:value-type="string">
            <text:p text:style-name="P19">Tipo</text:p>
          </table:table-cell>
          <table:table-cell table:style-name="Tabla17.A1" office:value-type="string">
            <text:p text:style-name="P18">Descripción</text:p>
          </table:table-cell>
          <table:table-cell table:style-name="Tabla17.A1" office:value-type="string">
            <text:p text:style-name="P18">Restricciones</text:p>
          </table:table-cell>
        </table:table-row>
        <table:table-row table:style-name="Tabla17.2">
          <table:table-cell table:style-name="Tabla17.A1" office:value-type="string">
            <text:p text:style-name="P43"><text:span text:style-name="T17">Fecha</text:span><text:span text:style-name="T47"> </text:span><text:span text:style-name="T17">inicio</text:span><text:span text:style-name="T32"> </text:span><text:span text:style-name="T17">formación</text:span></text:p>
          </table:table-cell>
          <table:table-cell table:style-name="Tabla17.A1" office:value-type="string">
            <text:p text:style-name="P39"><text:span text:style-name="T17">Fecha</text:span><text:span text:style-name="T47"> </text:span></text:p>
          </table:table-cell>
          <table:table-cell table:style-name="Tabla17.A1" office:value-type="string">
            <text:p text:style-name="P133"><text:span text:style-name="T17">Fecha en la que</text:span><text:span text:style-name="T27"> </text:span><text:span text:style-name="T17">empezó o empieza el</text:span><text:span text:style-name="T37"> </text:span><text:span text:style-name="T17">periodo</text:span><text:span text:style-name="T53"> </text:span><text:span text:style-name="T17">de</text:span><text:span text:style-name="T30"> </text:span><text:span text:style-name="T17">formación</text:span><text:span text:style-name="T37"> </text:span><text:span text:style-name="T17">del</text:span><text:span text:style-name="T32"> </text:span><text:span text:style-name="T17">cuidador</text:span></text:p>
          </table:table-cell>
          <table:table-cell table:style-name="Tabla17.A1" office:value-type="string">
            <text:p text:style-name="P134"><text:span text:style-name="T17">No</text:span><text:span text:style-name="T12"> </text:span><text:span text:style-name="T17">puede</text:span><text:span text:style-name="T12"> </text:span><text:span text:style-name="T17">ser</text:span><text:span text:style-name="T40"> </text:span><text:span text:style-name="T17">posterior</text:span><text:span text:style-name="T37"> </text:span><text:span text:style-name="T17">a la fecha de fin de</text:span><text:span text:style-name="T27"> </text:span><text:span text:style-name="T17">formación.</text:span></text:p>
          </table:table-cell>
        </table:table-row>
        <table:table-row table:style-name="Tabla17.3">
          <table:table-cell table:style-name="Tabla17.A1" office:value-type="string">
            <text:p text:style-name="P51"><text:span text:style-name="T17">Fecha</text:span><text:span text:style-name="T47"> </text:span><text:span text:style-name="T17">fin</text:span><text:span text:style-name="T32"> </text:span><text:span text:style-name="T17">de</text:span><text:span text:style-name="T31"> </text:span><text:span text:style-name="T17">formación</text:span></text:p>
          </table:table-cell>
          <table:table-cell table:style-name="Tabla17.A1" office:value-type="string">
            <text:p text:style-name="P23">Fecha</text:p>
          </table:table-cell>
          <table:table-cell table:style-name="Tabla17.A1" office:value-type="string">
            <text:p text:style-name="P135"><text:span text:style-name="T17">Fecha</text:span><text:span text:style-name="T40"> </text:span><text:span text:style-name="T17">en</text:span><text:span text:style-name="T44"> </text:span><text:span text:style-name="T17">la</text:span><text:span text:style-name="T44"> </text:span><text:span text:style-name="T17">que</text:span><text:span text:style-name="T40"> </text:span><text:span text:style-name="T17">finalizó</text:span><text:span text:style-name="T37"> </text:span><text:span text:style-name="T17">o se prevée que finalice</text:span><text:span text:style-name="T37"> </text:span><text:span text:style-name="T17">el</text:span><text:span text:style-name="T27"> </text:span><text:span text:style-name="T17">periodo</text:span><text:span text:style-name="T73"> </text:span><text:span text:style-name="T17">de</text:span><text:span text:style-name="T27"> </text:span><text:span text:style-name="T17">formación</text:span><text:span text:style-name="T31"> </text:span><text:span text:style-name="T17">del cuidador</text:span></text:p>
          </table:table-cell>
          <table:table-cell table:style-name="Tabla17.A1" office:value-type="string">
            <text:p text:style-name="P50"><text:span text:style-name="T17">No</text:span><text:span text:style-name="T44"> </text:span><text:span text:style-name="T17">puede</text:span><text:span text:style-name="T40"> </text:span><text:span text:style-name="T17">ser</text:span><text:span text:style-name="T44"> </text:span><text:span text:style-name="T17">anterior</text:span><text:span text:style-name="T40"> </text:span><text:span text:style-name="T17">a</text:span><text:span text:style-name="T37"> </text:span><text:span text:style-name="T17">la fecha de inicio de</text:span><text:span text:style-name="T27"> </text:span><text:span text:style-name="T17">formación, ni superior</text:span><text:span text:style-name="T27"> </text:span><text:span text:style-name="T17">más de un mes a dicha</text:span><text:span text:style-name="T27"> </text:span><text:span text:style-name="T17">fecha</text:span></text:p>
          </table:table-cell>
        </table:table-row>
      </table:table>
      <text:p text:style-name="P8"/>
      <text:p text:style-name="P162"/>
      <text:h text:style-name="Heading_20_1" text:outline-level="2"><text:span text:style-name="T74">FORMA</text:span><text:span text:style-name="T92"> </text:span>VETERINARIO</text:h>
      <text:p text:style-name="P167"/>
      <text:p text:style-name="P181"/>
      <table:table table:name="Tabla18" table:style-name="Tabla18">
        <table:table-column table:style-name="Tabla18.A" table:number-columns-repeated="4"/>
        <table:table-row table:style-name="Tabla18.1">
          <table:table-cell table:style-name="Tabla18.A1" office:value-type="string">
            <text:p text:style-name="P29">Atributo</text:p>
          </table:table-cell>
          <table:table-cell table:style-name="Tabla18.A1" office:value-type="string">
            <text:p text:style-name="P21">Tipo</text:p>
          </table:table-cell>
          <table:table-cell table:style-name="Tabla18.A1" office:value-type="string">
            <text:p text:style-name="P29">Descripción</text:p>
          </table:table-cell>
          <table:table-cell table:style-name="Tabla18.A1" office:value-type="string">
            <text:p text:style-name="P29">Restricciones</text:p>
          </table:table-cell>
        </table:table-row>
        <table:table-row table:style-name="Tabla18.2">
          <table:table-cell table:style-name="Tabla18.A1" office:value-type="string">
            <text:p text:style-name="P43"><text:span text:style-name="T17">Fecha</text:span><text:span text:style-name="T47"> </text:span><text:span text:style-name="T17">inicio</text:span><text:span text:style-name="T32"> </text:span><text:span text:style-name="T17">formación</text:span></text:p>
          </table:table-cell>
          <table:table-cell table:style-name="Tabla18.A1" office:value-type="string">
            <text:p text:style-name="P22">Fecha</text:p>
          </table:table-cell>
          <table:table-cell table:style-name="Tabla18.A1" office:value-type="string">
            <text:p text:style-name="P133"><text:span text:style-name="T17">Fecha en la que</text:span><text:span text:style-name="T27"> </text:span><text:span text:style-name="T17">empezó o empieza el</text:span><text:span text:style-name="T37"> </text:span><text:span text:style-name="T17">periodo</text:span><text:span text:style-name="T53"> </text:span><text:span text:style-name="T17">de</text:span><text:span text:style-name="T30"> </text:span><text:span text:style-name="T17">formación</text:span><text:span text:style-name="T37"> </text:span><text:span text:style-name="T17">del</text:span><text:span text:style-name="T32"> </text:span><text:span text:style-name="T17">veterinario</text:span></text:p>
          </table:table-cell>
          <table:table-cell table:style-name="Tabla18.A1" office:value-type="string">
            <text:p text:style-name="P103"><text:span text:style-name="T17">No</text:span><text:span text:style-name="T12"> </text:span><text:span text:style-name="T17">puede</text:span><text:span text:style-name="T12"> </text:span><text:span text:style-name="T17">ser</text:span><text:span text:style-name="T12"> </text:span><text:span text:style-name="T17">posterior</text:span><text:span text:style-name="T37"> </text:span><text:span text:style-name="T17">a la fecha de fin de</text:span><text:span text:style-name="T27"> </text:span><text:span text:style-name="T17">formación.</text:span></text:p>
          </table:table-cell>
        </table:table-row>
        <table:table-row table:style-name="Tabla18.3">
          <table:table-cell table:style-name="Tabla18.A1" office:value-type="string">
            <text:p text:style-name="P43"><text:span text:style-name="T17">Fecha</text:span><text:span text:style-name="T47"> </text:span><text:span text:style-name="T17">fin</text:span><text:span text:style-name="T32"> </text:span><text:span text:style-name="T17">de</text:span><text:span text:style-name="T32"> </text:span><text:span text:style-name="T17">formación</text:span></text:p>
          </table:table-cell>
          <table:table-cell table:style-name="Tabla18.A1" office:value-type="string">
            <text:p text:style-name="P22">Fecha</text:p>
          </table:table-cell>
          <table:table-cell table:style-name="Tabla18.A1" office:value-type="string">
            <text:p text:style-name="P136"><text:span text:style-name="T17">Fecha</text:span><text:span text:style-name="T40"> </text:span><text:span text:style-name="T17">en</text:span><text:span text:style-name="T44"> </text:span><text:span text:style-name="T17">la</text:span><text:span text:style-name="T44"> </text:span><text:span text:style-name="T17">que</text:span><text:span text:style-name="T40"> </text:span><text:span text:style-name="T17">finalizó</text:span><text:span text:style-name="T37"> </text:span><text:span text:style-name="T17">o se prevée que finalice</text:span><text:span text:style-name="T37"> </text:span><text:span text:style-name="T17">el</text:span><text:span text:style-name="T27"> </text:span><text:span text:style-name="T17">periodo</text:span><text:span text:style-name="T73"> </text:span><text:span text:style-name="T17">de</text:span><text:span text:style-name="T27"> </text:span><text:span text:style-name="T17">formación del</text:span><text:span text:style-name="T27"> </text:span><text:span text:style-name="T17">veterinario</text:span></text:p>
          </table:table-cell>
          <table:table-cell table:style-name="Tabla18.A1" office:value-type="string">
            <text:p text:style-name="P49"><text:span text:style-name="T17">No</text:span><text:span text:style-name="T44"> </text:span><text:span text:style-name="T17">puede</text:span><text:span text:style-name="T40"> </text:span><text:span text:style-name="T17">ser</text:span><text:span text:style-name="T44"> </text:span><text:span text:style-name="T17">anterior</text:span><text:span text:style-name="T40"> </text:span><text:span text:style-name="T17">a</text:span><text:span text:style-name="T37"> </text:span><text:span text:style-name="T17">la fecha de inicio de</text:span><text:span text:style-name="T27"> </text:span><text:span text:style-name="T17">formación, ni superior</text:span><text:span text:style-name="T27"> </text:span><text:span text:style-name="T17">más de un mes a dicha</text:span><text:span text:style-name="T27"> </text:span><text:span text:style-name="T17">fecha</text:span></text:p>
          </table:table-cell>
        </table:table-row>
      </table:table>
      <text:p text:style-name="P15"/>
      <text:p text:style-name="P188">ORGANIZA</text:p>
      <text:p text:style-name="P179"/>
      <table:table table:name="Tabla19" table:style-name="Tabla19">
        <table:table-column table:style-name="Tabla19.A" table:number-columns-repeated="4"/>
        <table:table-row table:style-name="Tabla19.1">
          <table:table-cell table:style-name="Tabla19.A1" office:value-type="string">
            <text:p text:style-name="P29">Atributo</text:p>
          </table:table-cell>
          <table:table-cell table:style-name="Tabla19.A1" office:value-type="string">
            <text:p text:style-name="P21">Tipo</text:p>
          </table:table-cell>
          <table:table-cell table:style-name="Tabla19.A1" office:value-type="string">
            <text:p text:style-name="P21">Descripción</text:p>
          </table:table-cell>
          <table:table-cell table:style-name="Tabla19.A1" office:value-type="string">
            <text:p text:style-name="P21">Restricciones</text:p>
          </table:table-cell>
        </table:table-row>
        <table:table-row table:style-name="Tabla19.2">
          <table:table-cell table:style-name="Tabla19.A1" office:value-type="string">
            <text:p text:style-name="P24">Cantidad</text:p>
          </table:table-cell>
          <table:table-cell table:style-name="Tabla19.A1" office:value-type="string">
            <text:p text:style-name="P66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19.A1" office:value-type="string">
            <text:p text:style-name="P137"><text:span text:style-name="T17">Cantidad en gramos de</text:span><text:span text:style-name="T37"> </text:span><text:span text:style-name="T17">comida que prepara el</text:span><text:span text:style-name="T27"> </text:span><text:span text:style-name="T17">cuidador</text:span><text:span text:style-name="T54"> </text:span><text:span text:style-name="T17">en</text:span><text:span text:style-name="T44"> </text:span><text:span text:style-name="T17">la</text:span><text:span text:style-name="T44"> </text:span><text:span text:style-name="T17">dieta</text:span><text:span text:style-name="T44"> </text:span><text:span text:style-name="T17">del</text:span><text:span text:style-name="T37"> </text:span><text:span text:style-name="T17">animal</text:span></text:p>
          </table:table-cell>
          <table:table-cell table:style-name="Tabla19.A1" office:value-type="string">
            <text:p text:style-name="P35">-</text:p>
          </table:table-cell>
        </table:table-row>
      </table:table>
      <text:p text:style-name="Standard"/>
      <text:p text:style-name="Standard"/>
      <text:p text:style-name="P192">COMPONE</text:p>
      <text:p text:style-name="P191"/>
      <text:p text:style-name="P191"/>
      <table:table table:name="Tabla14" table:style-name="Tabla14">
        <table:table-column table:style-name="Tabla14.A" table:number-columns-repeated="4"/>
        <table:table-row table:style-name="Tabla14.1">
          <table:table-cell table:style-name="Tabla14.A1" office:value-type="string">
            <text:p text:style-name="P202">Atributo</text:p>
          </table:table-cell>
          <table:table-cell table:style-name="Tabla14.A1" office:value-type="string">
            <text:p text:style-name="P203">Tipo</text:p>
          </table:table-cell>
          <table:table-cell table:style-name="Tabla14.A1" office:value-type="string">
            <text:p text:style-name="P203">Descripción</text:p>
          </table:table-cell>
          <table:table-cell table:style-name="Tabla14.A1" office:value-type="string">
            <text:p text:style-name="P203">Restricciones</text:p>
          </table:table-cell>
        </table:table-row>
        <table:table-row table:style-name="Tabla14.2">
          <table:table-cell table:style-name="Tabla14.A1" office:value-type="string">
            <text:p text:style-name="P212">Cantidad</text:p>
          </table:table-cell>
          <table:table-cell table:style-name="Tabla14.A1" office:value-type="string">
            <text:p text:style-name="P198"><text:span text:style-name="T32">Número </text:span><text:span text:style-name="T17">decimal</text:span><text:span text:style-name="T37"> </text:span><text:span text:style-name="T17">positivo</text:span></text:p>
          </table:table-cell>
          <table:table-cell table:style-name="Tabla14.A1" office:value-type="string">
            <text:p text:style-name="P222"><text:span text:style-name="T17">Cantidad en gramos del alimento que forma parte de la dieta</text:span></text:p>
          </table:table-cell>
          <table:table-cell table:style-name="Tabla14.A1" office:value-type="string">
            <text:p text:style-name="P210">-</text:p>
          </table:table-cell>
        </table:table-row>
      </table:table>
      <text:p text:style-name="P193"/>
      <text:p text:style-name="P190">PADECE</text:p>
      <text:p text:style-name="P190"/>
      <text:p text:style-name="P190"/>
      <table:table table:name="Tabla22" table:style-name="Tabla22">
        <table:table-column table:style-name="Tabla22.A" table:number-columns-repeated="4"/>
        <table:table-row table:style-name="Tabla22.1">
          <table:table-cell table:style-name="Tabla22.A1" office:value-type="string">
            <text:p text:style-name="P208">Atributo</text:p>
          </table:table-cell>
          <table:table-cell table:style-name="Tabla22.A1" office:value-type="string">
            <text:p text:style-name="P209">Tipo</text:p>
          </table:table-cell>
          <table:table-cell table:style-name="Tabla22.A1" office:value-type="string">
            <text:p text:style-name="P209">Descripción</text:p>
          </table:table-cell>
          <table:table-cell table:style-name="Tabla22.A1" office:value-type="string">
            <text:p text:style-name="P209">Restricciones</text:p>
          </table:table-cell>
        </table:table-row>
        <table:table-row table:style-name="Tabla22.2">
          <table:table-cell table:style-name="Tabla22.A1" office:value-type="string">
            <text:p text:style-name="P221">Fecha</text:p>
          </table:table-cell>
          <table:table-cell table:style-name="Tabla22.A1" office:value-type="string">
            <text:p text:style-name="P225"><text:span text:style-name="T17">Fecha y hora</text:span></text:p>
          </table:table-cell>
          <table:table-cell table:style-name="Tabla22.A1" office:value-type="string">
            <text:p text:style-name="P226"><text:span text:style-name="T17">Fecha y hora a la que se registró cuándo comenzó a padecer la afección el animal</text:span></text:p>
          </table:table-cell>
          <table:table-cell table:style-name="Tabla22.A1" office:value-type="string">
            <text:p text:style-name="P211">No puede ser anterior a las 8:00 ni posterior a los 20:00</text:p>
          </table:table-cell>
        </table:table-row>
      </table:table>
      <text:p text:style-name="P1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8cm" fo:margin-right="0cm" fo:text-indent="0cm" style:auto-text-indent="false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097cm" fo:margin-right="0cm" fo:margin-top="0.069cm" fo:margin-bottom="0cm" style:contextual-spacing="false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99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4cm" fo:margin-bottom="0.494cm" fo:margin-left="1.799cm" fo:margin-right="1.764cm" style:writing-mode="lr-tb" style:layout-grid-color="#c0c0c0" style:layout-grid-lines="272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76cm" fo:margin-bottom="0.494cm" fo:margin-left="1.799cm" fo:margin-right="1.764cm" style:writing-mode="lr-tb" style:layout-grid-color="#c0c0c0" style:layout-grid-lines="272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34cm" fo:margin-bottom="0.494cm" fo:margin-left="1.799cm" fo:margin-right="1.76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787cm" fo:margin-bottom="0.494cm" fo:margin-left="1.799cm" fo:margin-right="1.764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5" draw:style-name="Mdp1"/>
    <style:master-page style:name="Converted7" style:page-layout-name="Mpm3" draw:style-name="Mdp1"/>
    <style:master-page style:name="Converted8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8:06:48</meta:creation-date>
    <dc:date>2023-12-15T14:05:18.685261789</dc:date>
    <meta:editing-duration>PT4H43M13S</meta:editing-duration>
    <meta:generator>LibreOffice/7.4.2.3$Linux_X86_64 LibreOffice_project/382eef1f22670f7f4118c8c2dd222ec7ad009daf</meta:generator>
    <meta:editing-cycles>26</meta:editing-cycles>
    <meta:document-statistic meta:table-count="22" meta:image-count="0" meta:object-count="0" meta:page-count="11" meta:paragraph-count="448" meta:word-count="2070" meta:character-count="11907" meta:non-whitespace-character-count="10288"/>
    <meta:user-defined meta:name="AppVersion">12.0000</meta:user-defined>
    <meta:user-defined meta:name="Created" meta:value-type="date">2023-11-03T00:00:00</meta:user-defined>
    <meta:user-defined meta:name="Creator">Microsoft® Word 2016</meta:user-defined>
    <meta:user-defined meta:name="LastSaved" meta:value-type="date">2023-12-15T00:00:00</meta:user-defined>
    <meta:template xlink:type="simple" xlink:actuate="onRequest" xlink:title="Normal" xlink:href=""/>
  </office:meta>
</office:document-meta>
</file>